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b47804"/>
    </style:style>
    <style:style style:name="ce4" style:family="table-cell" style:parent-style-name="Default">
      <style:table-cell-properties fo:background-color="#127622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6" style:family="table-cell" style:parent-style-name="Default">
      <style:table-cell-properties fo:background-color="#b2b2b2" fo:border="0.74pt solid #0000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dde8cb" fo:border="0.74pt solid #000000"/>
    </style:style>
    <style:style style:name="ce11" style:family="table-cell" style:parent-style-name="Default" style:data-style-name="N0">
      <style:table-cell-properties fo:background-color="#dde8cb" fo:border="0.74pt solid #000000"/>
    </style:style>
    <style:style style:name="ce12" style:family="table-cell" style:parent-style-name="Default">
      <style:table-cell-properties fo:background-color="#729fcf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ff6d6d"/>
    </style:style>
    <style:style style:name="ce14" style:family="table-cell" style:parent-style-name="Default">
      <style:table-cell-properties fo:background-color="#ffa6a6" style:text-align-source="fix" style:repeat-content="false"/>
      <style:paragraph-properties fo:text-align="end" fo:margin-left="0cm"/>
    </style:style>
    <style:style style:name="ce28" style:family="table-cell" style:parent-style-name="Default">
      <style:table-cell-properties fo:border="none"/>
    </style:style>
    <style:style style:name="ce30" style:family="table-cell" style:parent-style-name="Default">
      <style:table-cell-properties fo:background-color="#ffff00" fo:border="0.74pt solid #000000"/>
    </style:style>
    <style:style style:name="ce31" style:family="table-cell" style:parent-style-name="Default">
      <style:table-cell-properties fo:background-color="#b7b3ca"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</style:style>
    <style:style style:name="ce33" style:family="table-cell" style:parent-style-name="Default">
      <style:table-cell-properties fo:background-color="#395511" style:text-align-source="fix" style:repeat-content="false" fo:border="0.74pt solid #000000"/>
      <style:paragraph-properties fo:text-align="center" fo:margin-left="0cm"/>
      <style:text-properties fo:color="#ffffff"/>
    </style:style>
    <style:style style:name="ce34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35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color="#000000"/>
    </style:style>
    <style:style style:name="ce36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</style:style>
    <style:style style:name="ce37" style:family="table-cell" style:parent-style-name="Default">
      <style:table-cell-properties fo:background-color="#b4c7dc" fo:border="0.74pt solid #000000"/>
    </style:style>
    <style:style style:name="ce38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39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fo:background-color="#8d1d75" style:text-align-source="fix" style:repeat-content="false" fo:border="0.74pt solid #000000"/>
      <style:paragraph-properties fo:text-align="center" fo:margin-left="0cm"/>
      <style:text-properties fo:color="#ffffff"/>
    </style:style>
    <style:style style:name="ce4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4" style:family="table-cell" style:parent-style-name="Default">
      <style:table-cell-properties fo:background-color="#ec9ba4" style:text-align-source="fix" style:repeat-content="false" fo:border="0.74pt solid #000000" style:vertical-align="middle"/>
      <style:paragraph-properties fo:text-align="cente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  <style:style style:name="T2" style:family="text">
      <style:text-properties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01 - Interp. polinomial (3 dados)" table:style-name="ta1">
        <table:table-column table:style-name="co1" table:number-columns-repeated="26" table:default-cell-style-name="Default"/>
        <table:table-row table:style-name="ro1">
          <table:table-cell table:style-name="ce1" office:value-type="string" calcext:value-type="string">
            <text:p>DADOS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1" office:value-type="float" office:value="1" calcext:value-type="float">
            <text:p>1</text:p>
          </table:table-cell>
          <table:table-cell table:style-name="ce5" table:formula="of:=3" office:value-type="float" office:value="3" calcext:value-type="float">
            <text:p>3</text:p>
          </table:table-cell>
          <table:table-cell table:style-name="ce5" table:formula="of:=5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style-name="ce5" table:formula="of:=21" office:value-type="float" office:value="21" calcext:value-type="float">
            <text:p>21</text:p>
          </table:table-cell>
          <table:table-cell table:style-name="ce5" table:formula="of:=31" office:value-type="float" office:value="31" calcext:value-type="float">
            <text:p>31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Prever x =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number-columns-repeated="7"/>
          <table:table-cell table:number-columns-repeated="1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7" office:value-type="string" calcext:value-type="string">
            <text:p>MATRIZ A dos X dados</text:p>
          </table:table-cell>
          <table:table-cell table:style-name="ce7" table:number-columns-repeated="2"/>
          <table:table-cell/>
          <table:table-cell table:style-name="ce12" office:value-type="string" calcext:value-type="string">
            <text:p>MATRIZ B dos Y dados</text:p>
          </table:table-cell>
          <table:table-cell table:number-columns-repeated="2"/>
          <table:table-cell table:style-name="ce13" office:value-type="string" calcext:value-type="string">
            <text:p>Matriz C dos coeficientes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calcext:value-type="string">
            <text:p>X<text:span text:style-name="T1">0</text:span></text:p>
          </table:table-cell>
          <table:table-cell table:style-name="ce8" office:value-type="string" calcext:value-type="string">
            <text:p>X<text:span text:style-name="T1">1</text:span></text:p>
          </table:table-cell>
          <table:table-cell table:style-name="ce8" office:value-type="string" calcext:value-type="string">
            <text:p>X<text:span text:style-name="T1">2</text:span></text:p>
          </table:table-cell>
          <table:table-cell table:number-columns-repeated="22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B2]" office:value-type="float" office:value="1" calcext:value-type="float">
            <text:p>1</text:p>
          </table:table-cell>
          <table:table-cell table:style-name="ce9" table:formula="of:=[.C9]^2" office:value-type="float" office:value="1" calcext:value-type="float">
            <text:p>1</text:p>
          </table:table-cell>
          <table:table-cell/>
          <table:table-cell table:style-name="ce9" table:formula="of:=[.B3]" office:value-type="float" office:value="10" calcext:value-type="float">
            <text:p>10</text:p>
          </table:table-cell>
          <table:table-cell table:number-columns-repeated="2"/>
          <table:table-cell table:style-name="ce14" office:value-type="string" calcext:value-type="string">
            <text:p>a0=</text:p>
          </table:table-cell>
          <table:table-cell table:style-name="ce9" table:number-matrix-columns-spanned="1" table:number-matrix-rows-spanned="3" table:formula="of:=MMULT(MINVERSE([.B9:.D11]);[.F9:.F11])" office:value-type="float" office:value="4.125" calcext:value-type="float">
            <text:p>4,125</text:p>
          </table:table-cell>
          <table:table-cell office:value-type="string" calcext:value-type="string">
            <text:p>x<text:span text:style-name="T1">0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C2]" office:value-type="float" office:value="3" calcext:value-type="float">
            <text:p>3</text:p>
          </table:table-cell>
          <table:table-cell table:style-name="ce9" table:formula="of:=[.C10]^2" office:value-type="float" office:value="9" calcext:value-type="float">
            <text:p>9</text:p>
          </table:table-cell>
          <table:table-cell/>
          <table:table-cell table:style-name="ce9" table:formula="of:=[.C3]" office:value-type="float" office:value="21" calcext:value-type="float">
            <text:p>21</text:p>
          </table:table-cell>
          <table:table-cell table:number-columns-repeated="2"/>
          <table:table-cell table:style-name="ce14" office:value-type="string" calcext:value-type="string">
            <text:p>a1=</text:p>
          </table:table-cell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x<text:span text:style-name="T1">1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D2]" office:value-type="float" office:value="5" calcext:value-type="float">
            <text:p>5</text:p>
          </table:table-cell>
          <table:table-cell table:style-name="ce9" table:formula="of:=[.C11]^2" office:value-type="float" office:value="25" calcext:value-type="float">
            <text:p>25</text:p>
          </table:table-cell>
          <table:table-cell/>
          <table:table-cell table:style-name="ce9" table:formula="of:=[.D3]" office:value-type="float" office:value="31" calcext:value-type="float">
            <text:p>31</text:p>
          </table:table-cell>
          <table:table-cell table:number-columns-repeated="2"/>
          <table:table-cell table:style-name="ce14" office:value-type="string" calcext:value-type="string">
            <text:p>a2=</text:p>
          </table:table-cell>
          <table:table-cell table:style-name="ce9" office:value-type="float" office:value="-0.125" calcext:value-type="float">
            <text:p>-0,125</text:p>
          </table:table-cell>
          <table:table-cell office:value-type="string" calcext:value-type="string">
            <text:p>x<text:span text:style-name="T1">2</text:span></text:p>
          </table:table-cell>
          <table:table-cell table:number-columns-repeated="1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4" office:value-type="string" calcext:value-type="string">
            <text:p>Previsao y =</text:p>
          </table:table-cell>
          <table:table-cell table:style-name="ce10" table:formula="of:=IF([.B4]=&quot;&quot;;&quot;&quot;;[.$J$9]+[.$J$10]*[.B4]+[.$J$11]*[.B4]^2)" office:value-type="float" office:value="15.625" calcext:value-type="float">
            <text:p>15,625</text:p>
          </table:table-cell>
          <table:table-cell table:style-name="ce10" table:formula="of:=IF([.C4]=&quot;&quot;;&quot;&quot;;[.$J$9]+[.$J$10]*[.C4]+[.$J$11]*[.C4]^2)" office:value-type="float" office:value="26.125" calcext:value-type="float">
            <text:p>26,125</text:p>
          </table:table-cell>
          <table:table-cell table:style-name="ce11" table:formula="of:=IF([.D4]=&quot;&quot;;&quot;&quot;;[.$J$9]+[.$J$10]*[.D4]+[.$J$11]*[.D4]^2)" office:value-type="float" office:value="-155" calcext:value-type="float">
            <text:p>-155</text:p>
          </table:table-cell>
          <table:table-cell table:style-name="ce10" table:formula="of:=IF([.E4]=&quot;&quot;;&quot;&quot;;[.$J$9]+[.$J$10]*[.E4]+[.$J$11]*[.E4]^2)">
            <text:p/>
          </table:table-cell>
          <table:table-cell table:style-name="ce10" table:formula="of:=IF([.F4]=&quot;&quot;;&quot;&quot;;[.$J$9]+[.$J$10]*[.F4]+[.$J$11]*[.F4]^2)">
            <text:p/>
          </table:table-cell>
          <table:table-cell table:style-name="ce10" table:formula="of:=IF([.G4]=&quot;&quot;;&quot;&quot;;[.$J$9]+[.$J$10]*[.G4]+[.$J$11]*[.G4]^2)">
            <text:p/>
          </table:table-cell>
          <table:table-cell table:style-name="ce10" table:formula="of:=IF([.H4]=&quot;&quot;;&quot;&quot;;[.$J$9]+[.$J$10]*[.H4]+[.$J$11]*[.H4]^2)">
            <text:p/>
          </table:table-cell>
          <table:table-cell table:style-name="ce10" table:formula="of:=IF([.I4]=&quot;&quot;;&quot;&quot;;[.$J$9]+[.$J$10]*[.I4]+[.$J$11]*[.I4]^2)">
            <text:p/>
          </table:table-cell>
          <table:table-cell table:style-name="ce10" table:formula="of:=IF([.J4]=&quot;&quot;;&quot;&quot;;[.$J$9]+[.$J$10]*[.J4]+[.$J$11]*[.J4]^2)">
            <text:p/>
          </table:table-cell>
          <table:table-cell table:style-name="ce10" table:formula="of:=IF([.K4]=&quot;&quot;;&quot;&quot;;[.$J$9]+[.$J$10]*[.K4]+[.$J$11]*[.K4]^2)">
            <text:p/>
          </table:table-cell>
          <table:table-cell table:style-name="ce10" table:formula="of:=IF([.L4]=&quot;&quot;;&quot;&quot;;[.$J$9]+[.$J$10]*[.L4]+[.$J$11]*[.L4]^2)">
            <text:p/>
          </table:table-cell>
          <table:table-cell table:style-name="ce10" table:formula="of:=IF([.M4]=&quot;&quot;;&quot;&quot;;[.$J$9]+[.$J$10]*[.M4]+[.$J$11]*[.M4]^2)">
            <text:p/>
          </table:table-cell>
          <table:table-cell table:style-name="ce10" table:formula="of:=IF([.N4]=&quot;&quot;;&quot;&quot;;[.$J$9]+[.$J$10]*[.N4]+[.$J$11]*[.N4]^2)">
            <text:p/>
          </table:table-cell>
          <table:table-cell table:style-name="ce10" table:formula="of:=IF([.O4]=&quot;&quot;;&quot;&quot;;[.$J$9]+[.$J$10]*[.O4]+[.$J$11]*[.O4]^2)">
            <text:p/>
          </table:table-cell>
          <table:table-cell table:style-name="ce10" table:formula="of:=IF([.P4]=&quot;&quot;;&quot;&quot;;[.$J$9]+[.$J$10]*[.P4]+[.$J$11]*[.P4]^2)">
            <text:p/>
          </table:table-cell>
          <table:table-cell table:style-name="ce10" table:formula="of:=IF([.Q4]=&quot;&quot;;&quot;&quot;;[.$J$9]+[.$J$10]*[.Q4]+[.$J$11]*[.Q4]^2)">
            <text:p/>
          </table:table-cell>
          <table:table-cell table:style-name="ce10" table:formula="of:=IF([.R4]=&quot;&quot;;&quot;&quot;;[.$J$9]+[.$J$10]*[.R4]+[.$J$11]*[.R4]^2)">
            <text:p/>
          </table:table-cell>
          <table:table-cell table:style-name="ce10" table:formula="of:=IF([.S4]=&quot;&quot;;&quot;&quot;;[.$J$9]+[.$J$10]*[.S4]+[.$J$11]*[.S4]^2)">
            <text:p/>
          </table:table-cell>
          <table:table-cell table:style-name="ce10" table:formula="of:=IF([.T4]=&quot;&quot;;&quot;&quot;;[.$J$9]+[.$J$10]*[.T4]+[.$J$11]*[.T4]^2)">
            <text:p/>
          </table:table-cell>
          <table:table-cell table:style-name="ce10" table:formula="of:=IF([.U4]=&quot;&quot;;&quot;&quot;;[.$J$9]+[.$J$10]*[.U4]+[.$J$11]*[.U4]^2)">
            <text:p/>
          </table:table-cell>
          <table:table-cell table:style-name="ce10" table:formula="of:=IF([.V4]=&quot;&quot;;&quot;&quot;;[.$J$9]+[.$J$10]*[.V4]+[.$J$11]*[.V4]^2)">
            <text:p/>
          </table:table-cell>
          <table:table-cell table:style-name="ce10" table:formula="of:=IF([.W4]=&quot;&quot;;&quot;&quot;;[.$J$9]+[.$J$10]*[.W4]+[.$J$11]*[.W4]^2)">
            <text:p/>
          </table:table-cell>
          <table:table-cell table:style-name="ce10" table:formula="of:=IF([.X4]=&quot;&quot;;&quot;&quot;;[.$J$9]+[.$J$10]*[.X4]+[.$J$11]*[.X4]^2)">
            <text:p/>
          </table:table-cell>
          <table:table-cell table:style-name="ce10" table:formula="of:=IF([.Y4]=&quot;&quot;;&quot;&quot;;[.$J$9]+[.$J$10]*[.Y4]+[.$J$11]*[.Y4]^2)">
            <text:p/>
          </table:table-cell>
          <table:table-cell table:style-name="ce10" table:formula="of:=IF([.Z4]=&quot;&quot;;&quot;&quot;;[.$J$9]+[.$J$10]*[.Z4]+[.$J$11]*[.Z4]^2)">
            <text:p/>
          </table:table-cell>
        </table:table-row>
      </table:table>
      <table:table table:name="02 - Interp. polinomial (4 dados)" table:style-name="ta1">
        <table:table-column table:style-name="co1" table:number-columns-repeated="27" table:default-cell-style-name="Default"/>
        <table:table-row table:style-name="ro1">
          <table:table-cell table:style-name="ce1" office:value-type="string" calcext:value-type="string">
            <text:p>DADOS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2" office:value-type="float" office:value="2" calcext:value-type="float">
            <text:p>2</text:p>
          </table:table-cell>
          <table:table-cell table:style-name="ce5" table:formula="of:=4" office:value-type="float" office:value="4" calcext:value-type="float">
            <text:p>4</text:p>
          </table:table-cell>
          <table:table-cell table:style-name="ce5" table:formula="of:=6" office:value-type="float" office:value="6" calcext:value-type="float">
            <text:p>6</text:p>
          </table:table-cell>
          <table:table-cell table:style-name="ce5" table:formula="of:=8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05" calcext:value-type="float">
            <text:p>405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Prever x =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7"/>
          <table:table-cell table:number-columns-repeated="15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7" office:value-type="string" calcext:value-type="string">
            <text:p>MATRIZ A dos X dados</text:p>
          </table:table-cell>
          <table:table-cell table:style-name="ce7" table:number-columns-repeated="3"/>
          <table:table-cell/>
          <table:table-cell table:style-name="ce12" office:value-type="string" calcext:value-type="string">
            <text:p>MATRIZ B dos Y dados</text:p>
          </table:table-cell>
          <table:table-cell table:number-columns-repeated="2"/>
          <table:table-cell table:style-name="ce13" office:value-type="string" calcext:value-type="string">
            <text:p>Matriz C dos coeficientes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calcext:value-type="string">
            <text:p>X<text:span text:style-name="T1">0</text:span></text:p>
          </table:table-cell>
          <table:table-cell table:style-name="ce8" office:value-type="string" calcext:value-type="string">
            <text:p>X<text:span text:style-name="T1">1</text:span></text:p>
          </table:table-cell>
          <table:table-cell table:style-name="ce8" office:value-type="string" calcext:value-type="string">
            <text:p>X<text:span text:style-name="T1">2</text:span></text:p>
          </table:table-cell>
          <table:table-cell table:style-name="ce8" office:value-type="string" calcext:value-type="string">
            <text:p>X<text:span text:style-name="T2">3</text:span></text:p>
          </table:table-cell>
          <table:table-cell table:number-columns-repeated="22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B2]" office:value-type="float" office:value="2" calcext:value-type="float">
            <text:p>2</text:p>
          </table:table-cell>
          <table:table-cell table:style-name="ce9" table:formula="of:=[.C9]^2" office:value-type="float" office:value="4" calcext:value-type="float">
            <text:p>4</text:p>
          </table:table-cell>
          <table:table-cell table:style-name="ce9" table:formula="of:=[.C9]^3" office:value-type="float" office:value="8" calcext:value-type="float">
            <text:p>8</text:p>
          </table:table-cell>
          <table:table-cell/>
          <table:table-cell table:style-name="ce9" table:formula="of:=[.B3]" office:value-type="float" office:value="6" calcext:value-type="float">
            <text:p>6</text:p>
          </table:table-cell>
          <table:table-cell table:number-columns-repeated="2"/>
          <table:table-cell table:style-name="ce14" office:value-type="string" calcext:value-type="string">
            <text:p>a0=</text:p>
          </table:table-cell>
          <table:table-cell table:style-name="ce9" table:number-matrix-columns-spanned="1" table:number-matrix-rows-spanned="4" table:formula="of:=MMULT(MINVERSE([.B9:.E12]);[.G9:.G12])" office:value-type="float" office:value="-125" calcext:value-type="float">
            <text:p>-125</text:p>
          </table:table-cell>
          <table:table-cell office:value-type="string" calcext:value-type="string">
            <text:p>x<text:span text:style-name="T1">0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C2]" office:value-type="float" office:value="4" calcext:value-type="float">
            <text:p>4</text:p>
          </table:table-cell>
          <table:table-cell table:style-name="ce9" table:formula="of:=[.C10]^2" office:value-type="float" office:value="16" calcext:value-type="float">
            <text:p>16</text:p>
          </table:table-cell>
          <table:table-cell table:style-name="ce9" table:formula="of:=[.C10]^3" office:value-type="float" office:value="64" calcext:value-type="float">
            <text:p>64</text:p>
          </table:table-cell>
          <table:table-cell/>
          <table:table-cell table:style-name="ce9" table:formula="of:=[.C3]" office:value-type="float" office:value="24" calcext:value-type="float">
            <text:p>24</text:p>
          </table:table-cell>
          <table:table-cell table:number-columns-repeated="2"/>
          <table:table-cell table:style-name="ce14" office:value-type="string" calcext:value-type="string">
            <text:p>a1=</text:p>
          </table:table-cell>
          <table:table-cell table:style-name="ce9" office:value-type="float" office:value="122.25" calcext:value-type="float">
            <text:p>122,25</text:p>
          </table:table-cell>
          <table:table-cell office:value-type="string" calcext:value-type="string">
            <text:p>x<text:span text:style-name="T1">1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D2]" office:value-type="float" office:value="6" calcext:value-type="float">
            <text:p>6</text:p>
          </table:table-cell>
          <table:table-cell table:style-name="ce9" table:formula="of:=[.C11]^2" office:value-type="float" office:value="36" calcext:value-type="float">
            <text:p>36</text:p>
          </table:table-cell>
          <table:table-cell table:style-name="ce9" table:formula="of:=[.C11]^3" office:value-type="float" office:value="216" calcext:value-type="float">
            <text:p>216</text:p>
          </table:table-cell>
          <table:table-cell/>
          <table:table-cell table:style-name="ce9" table:formula="of:=[.D3]" office:value-type="float" office:value="100" calcext:value-type="float">
            <text:p>100</text:p>
          </table:table-cell>
          <table:table-cell table:number-columns-repeated="2"/>
          <table:table-cell table:style-name="ce14" office:value-type="string" calcext:value-type="string">
            <text:p>a2=</text:p>
          </table:table-cell>
          <table:table-cell table:style-name="ce9" office:value-type="float" office:value="-35.5" calcext:value-type="float">
            <text:p>-35,5</text:p>
          </table:table-cell>
          <table:table-cell office:value-type="string" calcext:value-type="string">
            <text:p>x<text:span text:style-name="T1">2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E2]" office:value-type="float" office:value="8" calcext:value-type="float">
            <text:p>8</text:p>
          </table:table-cell>
          <table:table-cell table:style-name="ce9" table:formula="of:=[.C12]^2" office:value-type="float" office:value="64" calcext:value-type="float">
            <text:p>64</text:p>
          </table:table-cell>
          <table:table-cell table:style-name="ce9" table:formula="of:=[.C12]^3" office:value-type="float" office:value="512" calcext:value-type="float">
            <text:p>512</text:p>
          </table:table-cell>
          <table:table-cell/>
          <table:table-cell table:style-name="ce9" table:formula="of:=[.E3]" office:value-type="float" office:value="405" calcext:value-type="float">
            <text:p>405</text:p>
          </table:table-cell>
          <table:table-cell table:number-columns-repeated="2"/>
          <table:table-cell table:style-name="ce14" office:value-type="string" calcext:value-type="string">
            <text:p>a3=</text:p>
          </table:table-cell>
          <table:table-cell table:style-name="ce9" office:value-type="float" office:value="3.5625" calcext:value-type="float">
            <text:p>3,5625</text:p>
          </table:table-cell>
          <table:table-cell office:value-type="string" calcext:value-type="string">
            <text:p>x<text:span text:style-name="T1">3</text:span></text:p>
          </table:table-cell>
          <table:table-cell table:number-columns-repeated="15"/>
        </table:table-row>
        <table:table-row table:style-name="ro1">
          <table:table-cell table:number-columns-repeated="27"/>
        </table:table-row>
        <table:table-row table:style-name="ro1">
          <table:table-cell table:style-name="ce4" office:value-type="string" calcext:value-type="string">
            <text:p>Previsao y =</text:p>
          </table:table-cell>
          <table:table-cell table:style-name="ce10" table:formula="of:=IF([.B4]=&quot;&quot;;&quot;&quot;;[.$K$9]+[.$K$10]*[.B4]+[.$K$11]*[.B4]^2+[.$K$12]*[.B4]^3)" office:value-type="float" office:value="6.00000000000006" calcext:value-type="float">
            <text:p>6,00000000000006</text:p>
          </table:table-cell>
          <table:table-cell table:style-name="ce10" table:formula="of:=IF([.C4]=&quot;&quot;;&quot;&quot;;[.$K$9]+[.$K$10]*[.C4]+[.$K$11]*[.C4]^2+[.$K$12]*[.C4]^3)" office:value-type="float" office:value="24.0000000000001" calcext:value-type="float">
            <text:p>24,0000000000001</text:p>
          </table:table-cell>
          <table:table-cell table:style-name="ce10" table:formula="of:=IF([.D4]=&quot;&quot;;&quot;&quot;;[.$K$9]+[.$K$10]*[.D4]+[.$K$11]*[.D4]^2+[.$K$12]*[.D4]^3)" office:value-type="float" office:value="100" calcext:value-type="float">
            <text:p>100</text:p>
          </table:table-cell>
          <table:table-cell table:style-name="ce11" table:formula="of:=IF([.E4]=&quot;&quot;;&quot;&quot;;[.$K$9]+[.$K$10]*[.E4]+[.$K$11]*[.E4]^2+[.$K$12]*[.E4]^3)" office:value-type="float" office:value="405" calcext:value-type="float">
            <text:p>405</text:p>
          </table:table-cell>
          <table:table-cell table:style-name="ce10" table:formula="of:=IF([.F4]=&quot;&quot;;&quot;&quot;;[.$K$9]+[.$K$10]*[.F4]+[.$K$11]*[.F4]^2+[.$K$12]*[.F4]^3)">
            <text:p/>
          </table:table-cell>
          <table:table-cell table:style-name="ce10" table:formula="of:=IF([.G4]=&quot;&quot;;&quot;&quot;;[.$K$9]+[.$K$10]*[.G4]+[.$K$11]*[.G4]^2+[.$K$12]*[.G4]^3)">
            <text:p/>
          </table:table-cell>
          <table:table-cell table:style-name="ce10" table:formula="of:=IF([.H4]=&quot;&quot;;&quot;&quot;;[.$K$9]+[.$K$10]*[.H4]+[.$K$11]*[.H4]^2+[.$K$12]*[.H4]^3)">
            <text:p/>
          </table:table-cell>
          <table:table-cell table:style-name="ce10" table:formula="of:=IF([.I4]=&quot;&quot;;&quot;&quot;;[.$K$9]+[.$K$10]*[.I4]+[.$K$11]*[.I4]^2+[.$K$12]*[.I4]^3)">
            <text:p/>
          </table:table-cell>
          <table:table-cell table:style-name="ce10" table:formula="of:=IF([.J4]=&quot;&quot;;&quot;&quot;;[.$K$9]+[.$K$10]*[.J4]+[.$K$11]*[.J4]^2+[.$K$12]*[.J4]^3)">
            <text:p/>
          </table:table-cell>
          <table:table-cell table:style-name="ce10" table:formula="of:=IF([.K4]=&quot;&quot;;&quot;&quot;;[.$K$9]+[.$K$10]*[.K4]+[.$K$11]*[.K4]^2+[.$K$12]*[.K4]^3)">
            <text:p/>
          </table:table-cell>
          <table:table-cell table:style-name="ce10" table:formula="of:=IF([.L4]=&quot;&quot;;&quot;&quot;;[.$K$9]+[.$K$10]*[.L4]+[.$K$11]*[.L4]^2+[.$K$12]*[.L4]^3)">
            <text:p/>
          </table:table-cell>
          <table:table-cell table:style-name="ce10" table:formula="of:=IF([.M4]=&quot;&quot;;&quot;&quot;;[.$K$9]+[.$K$10]*[.M4]+[.$K$11]*[.M4]^2+[.$K$12]*[.M4]^3)">
            <text:p/>
          </table:table-cell>
          <table:table-cell table:style-name="ce10" table:formula="of:=IF([.N4]=&quot;&quot;;&quot;&quot;;[.$K$9]+[.$K$10]*[.N4]+[.$K$11]*[.N4]^2+[.$K$12]*[.N4]^3)">
            <text:p/>
          </table:table-cell>
          <table:table-cell table:style-name="ce10" table:formula="of:=IF([.O4]=&quot;&quot;;&quot;&quot;;[.$K$9]+[.$K$10]*[.O4]+[.$K$11]*[.O4]^2+[.$K$12]*[.O4]^3)">
            <text:p/>
          </table:table-cell>
          <table:table-cell table:style-name="ce10" table:formula="of:=IF([.P4]=&quot;&quot;;&quot;&quot;;[.$K$9]+[.$K$10]*[.P4]+[.$K$11]*[.P4]^2+[.$K$12]*[.P4]^3)">
            <text:p/>
          </table:table-cell>
          <table:table-cell table:style-name="ce10" table:formula="of:=IF([.Q4]=&quot;&quot;;&quot;&quot;;[.$K$9]+[.$K$10]*[.Q4]+[.$K$11]*[.Q4]^2+[.$K$12]*[.Q4]^3)">
            <text:p/>
          </table:table-cell>
          <table:table-cell table:style-name="ce10" table:formula="of:=IF([.R4]=&quot;&quot;;&quot;&quot;;[.$K$9]+[.$K$10]*[.R4]+[.$K$11]*[.R4]^2+[.$K$12]*[.R4]^3)">
            <text:p/>
          </table:table-cell>
          <table:table-cell table:style-name="ce10" table:formula="of:=IF([.S4]=&quot;&quot;;&quot;&quot;;[.$K$9]+[.$K$10]*[.S4]+[.$K$11]*[.S4]^2+[.$K$12]*[.S4]^3)">
            <text:p/>
          </table:table-cell>
          <table:table-cell table:style-name="ce10" table:formula="of:=IF([.T4]=&quot;&quot;;&quot;&quot;;[.$K$9]+[.$K$10]*[.T4]+[.$K$11]*[.T4]^2+[.$K$12]*[.T4]^3)">
            <text:p/>
          </table:table-cell>
          <table:table-cell table:style-name="ce10" table:formula="of:=IF([.U4]=&quot;&quot;;&quot;&quot;;[.$K$9]+[.$K$10]*[.U4]+[.$K$11]*[.U4]^2+[.$K$12]*[.U4]^3)">
            <text:p/>
          </table:table-cell>
          <table:table-cell table:style-name="ce10" table:formula="of:=IF([.V4]=&quot;&quot;;&quot;&quot;;[.$K$9]+[.$K$10]*[.V4]+[.$K$11]*[.V4]^2+[.$K$12]*[.V4]^3)">
            <text:p/>
          </table:table-cell>
          <table:table-cell table:style-name="ce10" table:formula="of:=IF([.W4]=&quot;&quot;;&quot;&quot;;[.$K$9]+[.$K$10]*[.W4]+[.$K$11]*[.W4]^2+[.$K$12]*[.W4]^3)">
            <text:p/>
          </table:table-cell>
          <table:table-cell table:style-name="ce10" table:formula="of:=IF([.X4]=&quot;&quot;;&quot;&quot;;[.$K$9]+[.$K$10]*[.X4]+[.$K$11]*[.X4]^2+[.$K$12]*[.X4]^3)">
            <text:p/>
          </table:table-cell>
          <table:table-cell table:style-name="ce10" table:formula="of:=IF([.Y4]=&quot;&quot;;&quot;&quot;;[.$K$9]+[.$K$10]*[.Y4]+[.$K$11]*[.Y4]^2+[.$K$12]*[.Y4]^3)">
            <text:p/>
          </table:table-cell>
          <table:table-cell table:style-name="ce10" table:formula="of:=IF([.Z4]=&quot;&quot;;&quot;&quot;;[.$K$9]+[.$K$10]*[.Z4]+[.$K$11]*[.Z4]^2+[.$K$12]*[.Z4]^3)">
            <text:p/>
          </table:table-cell>
          <table:table-cell table:style-name="ce10" table:formula="of:=IF([.AA4]=&quot;&quot;;&quot;&quot;;[.$K$9]+[.$K$10]*[.AA4]+[.$K$11]*[.AA4]^2+[.$K$12]*[.AA4]^3)">
            <text:p/>
          </table:table-cell>
        </table:table-row>
        <table:table-row table:style-name="ro1" table:number-rows-repeated="11">
          <table:table-cell table:number-columns-repeated="27"/>
        </table:table-row>
        <table:table-row table:style-name="ro1">
          <table:table-cell table:number-columns-repeated="14"/>
          <table:table-cell office:value-type="string" calcext:value-type="string">
            <text:p>aa</text:p>
          </table:table-cell>
          <table:table-cell table:number-columns-repeated="12"/>
        </table:table-row>
      </table:table>
      <table:table table:name="03- Interp. polinomial (5 dados)" table:style-name="ta1">
        <table:table-column table:style-name="co1" table:default-cell-style-name="Default"/>
        <table:table-column table:style-name="co1" table:number-columns-repeated="5" table:default-cell-style-name="ce9"/>
        <table:table-column table:style-name="co1" table:number-columns-repeated="22" table:default-cell-style-name="Default"/>
        <table:table-row table:style-name="ro1">
          <table:table-cell table:style-name="ce1" office:value-type="string" calcext:value-type="string">
            <text:p>DADOS</text:p>
          </table:table-cell>
          <table:table-cell table:style-name="Default" table:number-columns-repeated="5"/>
          <table:table-cell table:number-columns-repeated="22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2" office:value-type="float" office:value="2" calcext:value-type="float">
            <text:p>2</text:p>
          </table:table-cell>
          <table:table-cell table:style-name="ce5" table:formula="of:=4" office:value-type="float" office:value="4" calcext:value-type="float">
            <text:p>4</text:p>
          </table:table-cell>
          <table:table-cell table:style-name="ce5" table:formula="of:=6" office:value-type="float" office:value="6" calcext:value-type="float">
            <text:p>6</text:p>
          </table:table-cell>
          <table:table-cell table:style-name="ce5" table:formula="of:=8" office:value-type="float" office:value="8" calcext:value-type="float">
            <text:p>8</text:p>
          </table:table-cell>
          <table:table-cell table:style-name="ce5" table:formula="of:=99" office:value-type="float" office:value="99" calcext:value-type="float">
            <text:p>99</text:p>
          </table:table-cell>
          <table:table-cell table:style-name="ce28"/>
          <table:table-cell table:number-columns-repeated="21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05" calcext:value-type="float">
            <text:p>405</text:p>
          </table:table-cell>
          <table:table-cell table:style-name="ce5" office:value-type="float" office:value="4500" calcext:value-type="float">
            <text:p>4500</text:p>
          </table:table-cell>
          <table:table-cell table:style-name="ce28"/>
          <table:table-cell table:number-columns-repeated="21"/>
        </table:table-row>
        <table:table-row table:style-name="ro1">
          <table:table-cell table:style-name="ce3" office:value-type="string" calcext:value-type="string">
            <text:p>Prever x =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9" calcext:value-type="float">
            <text:p>99</text:p>
          </table:table-cell>
          <table:table-cell table:style-name="ce6" table:number-columns-repeated="7"/>
          <table:table-cell table:number-columns-repeated="15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2"/>
        </table:table-row>
        <table:table-row table:style-name="ro1">
          <table:table-cell/>
          <table:table-cell table:style-name="ce7" office:value-type="string" calcext:value-type="string">
            <text:p>MATRIZ A dos X dados</text:p>
          </table:table-cell>
          <table:table-cell table:style-name="ce7" table:number-columns-repeated="4"/>
          <table:table-cell/>
          <table:table-cell table:style-name="ce12" office:value-type="string" calcext:value-type="string">
            <text:p>MATRIZ B dos Y dados</text:p>
          </table:table-cell>
          <table:table-cell table:number-columns-repeated="2"/>
          <table:table-cell table:style-name="ce13" office:value-type="string" calcext:value-type="string">
            <text:p>Matriz C dos coeficientes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calcext:value-type="string">
            <text:p>X<text:span text:style-name="T1">0</text:span></text:p>
          </table:table-cell>
          <table:table-cell table:style-name="ce8" office:value-type="string" calcext:value-type="string">
            <text:p>X<text:span text:style-name="T1">1</text:span></text:p>
          </table:table-cell>
          <table:table-cell table:style-name="ce8" office:value-type="string" calcext:value-type="string">
            <text:p>X<text:span text:style-name="T1">2</text:span></text:p>
          </table:table-cell>
          <table:table-cell table:style-name="ce8" office:value-type="string" calcext:value-type="string">
            <text:p>X<text:span text:style-name="T2">3</text:span></text:p>
          </table:table-cell>
          <table:table-cell table:style-name="ce8" office:value-type="string" calcext:value-type="string">
            <text:p>X<text:span text:style-name="T2">4</text:span></text:p>
          </table:table-cell>
          <table:table-cell table:number-columns-repeated="22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B2]" office:value-type="float" office:value="2" calcext:value-type="float">
            <text:p>2</text:p>
          </table:table-cell>
          <table:table-cell table:formula="of:=[.C9]^2" office:value-type="float" office:value="4" calcext:value-type="float">
            <text:p>4</text:p>
          </table:table-cell>
          <table:table-cell table:formula="of:=[.C9]^3" office:value-type="float" office:value="8" calcext:value-type="float">
            <text:p>8</text:p>
          </table:table-cell>
          <table:table-cell table:formula="of:=[.C9]^4" office:value-type="float" office:value="16" calcext:value-type="float">
            <text:p>16</text:p>
          </table:table-cell>
          <table:table-cell/>
          <table:table-cell table:style-name="ce9" table:formula="of:=[.B3]" office:value-type="float" office:value="6" calcext:value-type="float">
            <text:p>6</text:p>
          </table:table-cell>
          <table:table-cell table:number-columns-repeated="2"/>
          <table:table-cell table:style-name="ce14" office:value-type="string" calcext:value-type="string">
            <text:p>a0=</text:p>
          </table:table-cell>
          <table:table-cell table:style-name="ce9" table:number-matrix-columns-spanned="1" table:number-matrix-rows-spanned="5" table:formula="of:=MMULT(MINVERSE([.B9:.F13]);[.H9:.H13])" office:value-type="float" office:value="-140.344098857025" calcext:value-type="float">
            <text:p>-140,344098857025</text:p>
          </table:table-cell>
          <table:table-cell office:value-type="string" calcext:value-type="string">
            <text:p>x<text:span text:style-name="T1">0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C2]" office:value-type="float" office:value="4" calcext:value-type="float">
            <text:p>4</text:p>
          </table:table-cell>
          <table:table-cell table:formula="of:=[.C10]^2" office:value-type="float" office:value="16" calcext:value-type="float">
            <text:p>16</text:p>
          </table:table-cell>
          <table:table-cell table:formula="of:=[.C10]^3" office:value-type="float" office:value="64" calcext:value-type="float">
            <text:p>64</text:p>
          </table:table-cell>
          <table:table-cell table:formula="of:=[.C10]^4" office:value-type="float" office:value="256" calcext:value-type="float">
            <text:p>256</text:p>
          </table:table-cell>
          <table:table-cell/>
          <table:table-cell table:style-name="ce9" table:formula="of:=[.C3]" office:value-type="float" office:value="24" calcext:value-type="float">
            <text:p>24</text:p>
          </table:table-cell>
          <table:table-cell table:number-columns-repeated="2"/>
          <table:table-cell table:style-name="ce14" office:value-type="string" calcext:value-type="string">
            <text:p>a1=</text:p>
          </table:table-cell>
          <table:table-cell table:style-name="ce9" office:value-type="float" office:value="138.233436309416" calcext:value-type="float">
            <text:p>138,233436309416</text:p>
          </table:table-cell>
          <table:table-cell office:value-type="string" calcext:value-type="string">
            <text:p>x<text:span text:style-name="T1">1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D2]" office:value-type="float" office:value="6" calcext:value-type="float">
            <text:p>6</text:p>
          </table:table-cell>
          <table:table-cell table:formula="of:=[.C11]^2" office:value-type="float" office:value="36" calcext:value-type="float">
            <text:p>36</text:p>
          </table:table-cell>
          <table:table-cell table:formula="of:=[.C11]^3" office:value-type="float" office:value="216" calcext:value-type="float">
            <text:p>216</text:p>
          </table:table-cell>
          <table:table-cell table:formula="of:=[.C11]^4" office:value-type="float" office:value="1296" calcext:value-type="float">
            <text:p>1296</text:p>
          </table:table-cell>
          <table:table-cell/>
          <table:table-cell table:style-name="ce9" table:formula="of:=[.D3]" office:value-type="float" office:value="100" calcext:value-type="float">
            <text:p>100</text:p>
          </table:table-cell>
          <table:table-cell table:number-columns-repeated="2"/>
          <table:table-cell table:style-name="ce14" office:value-type="string" calcext:value-type="string">
            <text:p>a2=</text:p>
          </table:table-cell>
          <table:table-cell table:style-name="ce9" office:value-type="float" office:value="-41.0942027083005" calcext:value-type="float">
            <text:p>-41,0942027083005</text:p>
          </table:table-cell>
          <table:table-cell office:value-type="string" calcext:value-type="string">
            <text:p>x<text:span text:style-name="T1">2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E2]" office:value-type="float" office:value="8" calcext:value-type="float">
            <text:p>8</text:p>
          </table:table-cell>
          <table:table-cell table:formula="of:=[.C12]^2" office:value-type="float" office:value="64" calcext:value-type="float">
            <text:p>64</text:p>
          </table:table-cell>
          <table:table-cell table:formula="of:=[.C12]^3" office:value-type="float" office:value="512" calcext:value-type="float">
            <text:p>512</text:p>
          </table:table-cell>
          <table:table-cell table:formula="of:=[.C12]^4" office:value-type="float" office:value="4096" calcext:value-type="float">
            <text:p>4096</text:p>
          </table:table-cell>
          <table:table-cell/>
          <table:table-cell table:style-name="ce9" table:formula="of:=[.E3]" office:value-type="float" office:value="405" calcext:value-type="float">
            <text:p>405</text:p>
          </table:table-cell>
          <table:table-cell table:number-columns-repeated="2"/>
          <table:table-cell table:style-name="ce14" office:value-type="string" calcext:value-type="string">
            <text:p>a3=</text:p>
          </table:table-cell>
          <table:table-cell table:style-name="ce9" office:value-type="float" office:value="4.3616718154715" calcext:value-type="float">
            <text:p>4,3616718154715</text:p>
          </table:table-cell>
          <table:table-cell office:value-type="string" calcext:value-type="string">
            <text:p>x<text:span text:style-name="T1">3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F2]" office:value-type="float" office:value="99" calcext:value-type="float">
            <text:p>99</text:p>
          </table:table-cell>
          <table:table-cell table:formula="of:=[.C13]^2" office:value-type="float" office:value="9801" calcext:value-type="float">
            <text:p>9801</text:p>
          </table:table-cell>
          <table:table-cell table:formula="of:=[.C13]^3" office:value-type="float" office:value="970299" calcext:value-type="float">
            <text:p>970299</text:p>
          </table:table-cell>
          <table:table-cell table:formula="of:=[.C13]^4" office:value-type="float" office:value="96059601" calcext:value-type="float">
            <text:p>96059601</text:p>
          </table:table-cell>
          <table:table-cell/>
          <table:table-cell table:style-name="ce9" table:formula="of:=[.F3]" office:value-type="float" office:value="4500" calcext:value-type="float">
            <text:p>4500</text:p>
          </table:table-cell>
          <table:table-cell table:number-columns-repeated="2"/>
          <table:table-cell table:style-name="ce14" office:value-type="string" calcext:value-type="string">
            <text:p>a4=</text:p>
          </table:table-cell>
          <table:table-cell table:style-name="ce9" office:value-type="float" office:value="-0.0399585907735751" calcext:value-type="float">
            <text:p>-0,0399585907735751</text:p>
          </table:table-cell>
          <table:table-cell office:value-type="string" calcext:value-type="string">
            <text:p><text:span text:style-name="T3">x</text:span><text:span text:style-name="T4">4</text:span>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5"/>
          <table:table-cell table:number-columns-repeated="22"/>
        </table:table-row>
        <table:table-row table:style-name="ro1">
          <table:table-cell table:style-name="ce4" office:value-type="string" calcext:value-type="string">
            <text:p>Previsao y =</text:p>
          </table:table-cell>
          <table:table-cell table:style-name="ce10" table:formula="of:=IF([.B4]=&quot;&quot;;&quot;&quot;;[.$L$9]+[.$L$10]*[.B4]+[.$L$11]*[.B4]^2+[.$L$12]*[.B4]^3+[.$L$13]*[.B4]^4)" office:value-type="float" office:value="6.00000000000005" calcext:value-type="float">
            <text:p>6,00000000000005</text:p>
          </table:table-cell>
          <table:table-cell table:style-name="ce10" table:formula="of:=IF([.C4]=&quot;&quot;;&quot;&quot;;[.$L$9]+[.$L$10]*[.C4]+[.$L$11]*[.C4]^2+[.$L$12]*[.C4]^3+[.$L$13]*[.C4]^4)" office:value-type="float" office:value="23.999999999973" calcext:value-type="float">
            <text:p>23,999999999973</text:p>
          </table:table-cell>
          <table:table-cell table:style-name="ce10" table:formula="of:=IF([.D4]=&quot;&quot;;&quot;&quot;;[.$L$9]+[.$L$10]*[.D4]+[.$L$11]*[.D4]^2+[.$L$12]*[.D4]^3+[.$L$13]*[.D4]^4)" office:value-type="float" office:value="99.9999999999461" calcext:value-type="float">
            <text:p>99,9999999999461</text:p>
          </table:table-cell>
          <table:table-cell table:style-name="ce10" table:formula="of:=IF([.E4]=&quot;&quot;;&quot;&quot;;[.$L$9]+[.$L$10]*[.E4]+[.$L$11]*[.E4]^2+[.$L$12]*[.E4]^3+[.$L$13]*[.E4]^4)" office:value-type="float" office:value="404.99999999992" calcext:value-type="float">
            <text:p>404,99999999992</text:p>
          </table:table-cell>
          <table:table-cell table:style-name="ce11" table:formula="of:=IF([.F4]=&quot;&quot;;&quot;&quot;;[.$L$9]+[.$L$10]*[.F4]+[.$L$11]*[.F4]^2+[.$L$12]*[.F4]^3+[.$L$13]*[.F4]^4)" office:value-type="float" office:value="4499.99999999907" calcext:value-type="float">
            <text:p>4499,99999999907</text:p>
          </table:table-cell>
          <table:table-cell table:style-name="ce10" table:formula="of:=IF([.G4]=&quot;&quot;;&quot;&quot;;[.$L$9]+[.$L$10]*[.G4]+[.$L$11]*[.G4]^2+[.$L$12]*[.G4]^3+[.$L$13]*[.G4]^4)">
            <text:p/>
          </table:table-cell>
          <table:table-cell table:style-name="ce10" table:formula="of:=IF([.H4]=&quot;&quot;;&quot;&quot;;[.$L$9]+[.$L$10]*[.H4]+[.$L$11]*[.H4]^2+[.$L$12]*[.H4]^3+[.$L$13]*[.H4]^4)">
            <text:p/>
          </table:table-cell>
          <table:table-cell table:style-name="ce10" table:formula="of:=IF([.I4]=&quot;&quot;;&quot;&quot;;[.$L$9]+[.$L$10]*[.I4]+[.$L$11]*[.I4]^2+[.$L$12]*[.I4]^3+[.$L$13]*[.I4]^4)">
            <text:p/>
          </table:table-cell>
          <table:table-cell table:style-name="ce10" table:formula="of:=IF([.J4]=&quot;&quot;;&quot;&quot;;[.$L$9]+[.$L$10]*[.J4]+[.$L$11]*[.J4]^2+[.$L$12]*[.J4]^3+[.$L$13]*[.J4]^4)">
            <text:p/>
          </table:table-cell>
          <table:table-cell table:style-name="ce10" table:formula="of:=IF([.K4]=&quot;&quot;;&quot;&quot;;[.$L$9]+[.$L$10]*[.K4]+[.$L$11]*[.K4]^2+[.$L$12]*[.K4]^3+[.$L$13]*[.K4]^4)">
            <text:p/>
          </table:table-cell>
          <table:table-cell table:style-name="ce10" table:formula="of:=IF([.L4]=&quot;&quot;;&quot;&quot;;[.$L$9]+[.$L$10]*[.L4]+[.$L$11]*[.L4]^2+[.$L$12]*[.L4]^3+[.$L$13]*[.L4]^4)">
            <text:p/>
          </table:table-cell>
          <table:table-cell table:style-name="ce10" table:formula="of:=IF([.M4]=&quot;&quot;;&quot;&quot;;[.$L$9]+[.$L$10]*[.M4]+[.$L$11]*[.M4]^2+[.$L$12]*[.M4]^3+[.$L$13]*[.M4]^4)">
            <text:p/>
          </table:table-cell>
          <table:table-cell table:style-name="ce10" table:formula="of:=IF([.N4]=&quot;&quot;;&quot;&quot;;[.$L$9]+[.$L$10]*[.N4]+[.$L$11]*[.N4]^2+[.$L$12]*[.N4]^3+[.$L$13]*[.N4]^4)">
            <text:p/>
          </table:table-cell>
          <table:table-cell table:style-name="ce10" table:formula="of:=IF([.O4]=&quot;&quot;;&quot;&quot;;[.$L$9]+[.$L$10]*[.O4]+[.$L$11]*[.O4]^2+[.$L$12]*[.O4]^3+[.$L$13]*[.O4]^4)">
            <text:p/>
          </table:table-cell>
          <table:table-cell table:style-name="ce10" table:formula="of:=IF([.P4]=&quot;&quot;;&quot;&quot;;[.$L$9]+[.$L$10]*[.P4]+[.$L$11]*[.P4]^2+[.$L$12]*[.P4]^3+[.$L$13]*[.P4]^4)">
            <text:p/>
          </table:table-cell>
          <table:table-cell table:style-name="ce10" table:formula="of:=IF([.Q4]=&quot;&quot;;&quot;&quot;;[.$L$9]+[.$L$10]*[.Q4]+[.$L$11]*[.Q4]^2+[.$L$12]*[.Q4]^3+[.$L$13]*[.Q4]^4)">
            <text:p/>
          </table:table-cell>
          <table:table-cell table:style-name="ce10" table:formula="of:=IF([.R4]=&quot;&quot;;&quot;&quot;;[.$L$9]+[.$L$10]*[.R4]+[.$L$11]*[.R4]^2+[.$L$12]*[.R4]^3+[.$L$13]*[.R4]^4)">
            <text:p/>
          </table:table-cell>
          <table:table-cell table:style-name="ce10" table:formula="of:=IF([.S4]=&quot;&quot;;&quot;&quot;;[.$L$9]+[.$L$10]*[.S4]+[.$L$11]*[.S4]^2+[.$L$12]*[.S4]^3+[.$L$13]*[.S4]^4)">
            <text:p/>
          </table:table-cell>
          <table:table-cell table:style-name="ce10" table:formula="of:=IF([.T4]=&quot;&quot;;&quot;&quot;;[.$L$9]+[.$L$10]*[.T4]+[.$L$11]*[.T4]^2+[.$L$12]*[.T4]^3+[.$L$13]*[.T4]^4)">
            <text:p/>
          </table:table-cell>
          <table:table-cell table:style-name="ce10" table:formula="of:=IF([.U4]=&quot;&quot;;&quot;&quot;;[.$L$9]+[.$L$10]*[.U4]+[.$L$11]*[.U4]^2+[.$L$12]*[.U4]^3+[.$L$13]*[.U4]^4)">
            <text:p/>
          </table:table-cell>
          <table:table-cell table:style-name="ce10" table:formula="of:=IF([.V4]=&quot;&quot;;&quot;&quot;;[.$L$9]+[.$L$10]*[.V4]+[.$L$11]*[.V4]^2+[.$L$12]*[.V4]^3+[.$L$13]*[.V4]^4)">
            <text:p/>
          </table:table-cell>
          <table:table-cell table:style-name="ce10" table:formula="of:=IF([.W4]=&quot;&quot;;&quot;&quot;;[.$L$9]+[.$L$10]*[.W4]+[.$L$11]*[.W4]^2+[.$L$12]*[.W4]^3+[.$L$13]*[.W4]^4)">
            <text:p/>
          </table:table-cell>
          <table:table-cell table:style-name="ce10" table:formula="of:=IF([.X4]=&quot;&quot;;&quot;&quot;;[.$L$9]+[.$L$10]*[.X4]+[.$L$11]*[.X4]^2+[.$L$12]*[.X4]^3+[.$L$13]*[.X4]^4)">
            <text:p/>
          </table:table-cell>
          <table:table-cell table:style-name="ce10" table:formula="of:=IF([.Y4]=&quot;&quot;;&quot;&quot;;[.$L$9]+[.$L$10]*[.Y4]+[.$L$11]*[.Y4]^2+[.$L$12]*[.Y4]^3+[.$L$13]*[.Y4]^4)">
            <text:p/>
          </table:table-cell>
          <table:table-cell table:style-name="ce10" table:formula="of:=IF([.Z4]=&quot;&quot;;&quot;&quot;;[.$L$9]+[.$L$10]*[.Z4]+[.$L$11]*[.Z4]^2+[.$L$12]*[.Z4]^3+[.$L$13]*[.Z4]^4)">
            <text:p/>
          </table:table-cell>
          <table:table-cell table:style-name="ce10" table:formula="of:=IF([.AA4]=&quot;&quot;;&quot;&quot;;[.$L$9]+[.$L$10]*[.AA4]+[.$L$11]*[.AA4]^2+[.$L$12]*[.AA4]^3+[.$L$13]*[.AA4]^4)">
            <text:p/>
          </table:table-cell>
          <table:table-cell table:style-name="ce10" table:formula="of:=IF([.AB4]=&quot;&quot;;&quot;&quot;;[.$L$9]+[.$L$10]*[.AB4]+[.$L$11]*[.AB4]^2+[.$L$12]*[.AB4]^3+[.$L$13]*[.AB4]^4)">
            <text:p/>
          </table:table-cell>
        </table:table-row>
      </table:table>
      <table:table table:name="04- Interp. polinomial (6 dados)" table:style-name="ta1">
        <table:table-column table:style-name="co1" table:default-cell-style-name="Default"/>
        <table:table-column table:style-name="co1" table:number-columns-repeated="6" table:default-cell-style-name="ce9"/>
        <table:table-column table:style-name="co1" table:number-columns-repeated="22" table:default-cell-style-name="Default"/>
        <table:table-row table:style-name="ro1">
          <table:table-cell table:style-name="ce1" office:value-type="string" calcext:value-type="string">
            <text:p>DADOS</text:p>
          </table:table-cell>
          <table:table-cell table:style-name="Default" table:number-columns-repeated="6"/>
          <table:table-cell table:number-columns-repeated="22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110" office:value-type="float" office:value="110" calcext:value-type="float">
            <text:p>110</text:p>
          </table:table-cell>
          <table:table-cell table:style-name="ce5" table:formula="of:=120" office:value-type="float" office:value="120" calcext:value-type="float">
            <text:p>120</text:p>
          </table:table-cell>
          <table:table-cell table:style-name="ce5" table:formula="of:=125" office:value-type="float" office:value="125" calcext:value-type="float">
            <text:p>125</text:p>
          </table:table-cell>
          <table:table-cell table:style-name="ce5" table:formula="of:=130" office:value-type="float" office:value="130" calcext:value-type="float">
            <text:p>130</text:p>
          </table:table-cell>
          <table:table-cell table:style-name="ce5" table:formula="of:=140" office:value-type="float" office:value="140" calcext:value-type="float">
            <text:p>140</text:p>
          </table:table-cell>
          <table:table-cell table:style-name="ce5" table:formula="of:=150" office:value-type="float" office:value="150" calcext:value-type="float">
            <text:p>150</text:p>
          </table:table-cell>
          <table:table-cell table:style-name="ce28"/>
          <table:table-cell table:number-columns-repeated="21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table:formula="of:=5500+6" office:value-type="float" office:value="5506" calcext:value-type="float">
            <text:p>5506</text:p>
          </table:table-cell>
          <table:table-cell table:style-name="ce5" table:formula="of:=6000+5" office:value-type="float" office:value="6005" calcext:value-type="float">
            <text:p>6005</text:p>
          </table:table-cell>
          <table:table-cell table:style-name="ce5" table:formula="of:=6500+3" office:value-type="float" office:value="6503" calcext:value-type="float">
            <text:p>6503</text:p>
          </table:table-cell>
          <table:table-cell table:style-name="ce5" table:formula="of:=7000+0" office:value-type="float" office:value="7000" calcext:value-type="float">
            <text:p>7000</text:p>
          </table:table-cell>
          <table:table-cell table:style-name="ce5" table:formula="of:=7500+1" office:value-type="float" office:value="7501" calcext:value-type="float">
            <text:p>7501</text:p>
          </table:table-cell>
          <table:table-cell table:style-name="ce5" table:formula="of:=8000+2" office:value-type="float" office:value="8002" calcext:value-type="float">
            <text:p>8002</text:p>
          </table:table-cell>
          <table:table-cell table:style-name="ce28"/>
          <table:table-cell table:number-columns-repeated="21"/>
        </table:table-row>
        <table:table-row table:style-name="ro1">
          <table:table-cell table:style-name="ce3" office:value-type="string" calcext:value-type="string">
            <text:p>Prever x =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830" calcext:value-type="float">
            <text:p>83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9" calcext:value-type="float">
            <text:p>99</text:p>
          </table:table-cell>
          <table:table-cell table:style-name="ce6" table:number-columns-repeated="8"/>
          <table:table-cell table:number-columns-repeated="15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22"/>
        </table:table-row>
        <table:table-row table:style-name="ro1">
          <table:table-cell/>
          <table:table-cell table:style-name="ce7" office:value-type="string" calcext:value-type="string">
            <text:p>MATRIZ A dos X dados</text:p>
          </table:table-cell>
          <table:table-cell table:style-name="ce7" table:number-columns-repeated="5"/>
          <table:table-cell/>
          <table:table-cell table:style-name="ce12" office:value-type="string" calcext:value-type="string">
            <text:p>MATRIZ B dos Y dados</text:p>
          </table:table-cell>
          <table:table-cell table:number-columns-repeated="2"/>
          <table:table-cell table:style-name="ce13" office:value-type="string" calcext:value-type="string">
            <text:p>Matriz C dos coeficientes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calcext:value-type="string">
            <text:p>X<text:span text:style-name="T1">0</text:span></text:p>
          </table:table-cell>
          <table:table-cell table:style-name="ce8" office:value-type="string" calcext:value-type="string">
            <text:p>X<text:span text:style-name="T1">1</text:span></text:p>
          </table:table-cell>
          <table:table-cell table:style-name="ce8" office:value-type="string" calcext:value-type="string">
            <text:p>X<text:span text:style-name="T1">2</text:span></text:p>
          </table:table-cell>
          <table:table-cell table:style-name="ce8" office:value-type="string" calcext:value-type="string">
            <text:p>X<text:span text:style-name="T2">3</text:span></text:p>
          </table:table-cell>
          <table:table-cell table:style-name="ce8" office:value-type="string" calcext:value-type="string">
            <text:p>X<text:span text:style-name="T2">4</text:span></text:p>
          </table:table-cell>
          <table:table-cell table:style-name="ce8" office:value-type="string" calcext:value-type="string">
            <text:p>X<text:span text:style-name="T2">5</text:span></text:p>
          </table:table-cell>
          <table:table-cell table:number-columns-repeated="22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B2]" office:value-type="float" office:value="110" calcext:value-type="float">
            <text:p>110</text:p>
          </table:table-cell>
          <table:table-cell table:formula="of:=[.C9]^2" office:value-type="float" office:value="12100" calcext:value-type="float">
            <text:p>12100</text:p>
          </table:table-cell>
          <table:table-cell table:formula="of:=[.C9]^3" office:value-type="float" office:value="1331000" calcext:value-type="float">
            <text:p>1331000</text:p>
          </table:table-cell>
          <table:table-cell table:formula="of:=[.C9]^4" office:value-type="float" office:value="146410000" calcext:value-type="float">
            <text:p>146410000</text:p>
          </table:table-cell>
          <table:table-cell table:formula="of:=[.C9]^5" office:value-type="float" office:value="16105100000" calcext:value-type="float">
            <text:p>16105100000</text:p>
          </table:table-cell>
          <table:table-cell/>
          <table:table-cell table:style-name="ce9" table:formula="of:=[.B3]" office:value-type="float" office:value="5506" calcext:value-type="float">
            <text:p>5506</text:p>
          </table:table-cell>
          <table:table-cell table:number-columns-repeated="2"/>
          <table:table-cell table:style-name="ce14" office:value-type="string" calcext:value-type="string">
            <text:p>a0=</text:p>
          </table:table-cell>
          <table:table-cell table:style-name="ce9" table:number-matrix-columns-spanned="1" table:number-matrix-rows-spanned="6" table:formula="of:=MMULT(MINVERSE([.B9:.G14]);[.I9:.I14])" office:value-type="float" office:value="-6951366.99999841" calcext:value-type="float">
            <text:p>-6951366,99999841</text:p>
          </table:table-cell>
          <table:table-cell office:value-type="string" calcext:value-type="string">
            <text:p>x<text:span text:style-name="T1">0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C2]" office:value-type="float" office:value="120" calcext:value-type="float">
            <text:p>120</text:p>
          </table:table-cell>
          <table:table-cell table:formula="of:=[.C10]^2" office:value-type="float" office:value="14400" calcext:value-type="float">
            <text:p>14400</text:p>
          </table:table-cell>
          <table:table-cell table:formula="of:=[.C10]^3" office:value-type="float" office:value="1728000" calcext:value-type="float">
            <text:p>1728000</text:p>
          </table:table-cell>
          <table:table-cell table:formula="of:=[.C10]^4" office:value-type="float" office:value="207360000" calcext:value-type="float">
            <text:p>207360000</text:p>
          </table:table-cell>
          <table:table-cell table:formula="of:=[.C10]^5" office:value-type="float" office:value="24883200000" calcext:value-type="float">
            <text:p>24883200000</text:p>
          </table:table-cell>
          <table:table-cell/>
          <table:table-cell table:style-name="ce9" table:formula="of:=[.C3]" office:value-type="float" office:value="6005" calcext:value-type="float">
            <text:p>6005</text:p>
          </table:table-cell>
          <table:table-cell table:number-columns-repeated="2"/>
          <table:table-cell table:style-name="ce14" office:value-type="string" calcext:value-type="string">
            <text:p>a1=</text:p>
          </table:table-cell>
          <table:table-cell table:style-name="ce9" office:value-type="float" office:value="285157.126666646" calcext:value-type="float">
            <text:p>285157,126666646</text:p>
          </table:table-cell>
          <table:table-cell office:value-type="string" calcext:value-type="string">
            <text:p>x<text:span text:style-name="T1">1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D2]" office:value-type="float" office:value="125" calcext:value-type="float">
            <text:p>125</text:p>
          </table:table-cell>
          <table:table-cell table:formula="of:=[.C11]^2" office:value-type="float" office:value="15625" calcext:value-type="float">
            <text:p>15625</text:p>
          </table:table-cell>
          <table:table-cell table:formula="of:=[.C11]^3" office:value-type="float" office:value="1953125" calcext:value-type="float">
            <text:p>1953125</text:p>
          </table:table-cell>
          <table:table-cell table:formula="of:=[.C11]^4" office:value-type="float" office:value="244140625" calcext:value-type="float">
            <text:p>244140625</text:p>
          </table:table-cell>
          <table:table-cell table:formula="of:=[.C11]^5" office:value-type="float" office:value="30517578125" calcext:value-type="float">
            <text:p>30517578125</text:p>
          </table:table-cell>
          <table:table-cell/>
          <table:table-cell table:style-name="ce9" table:formula="of:=[.D3]" office:value-type="float" office:value="6503" calcext:value-type="float">
            <text:p>6503</text:p>
          </table:table-cell>
          <table:table-cell table:number-columns-repeated="2"/>
          <table:table-cell table:style-name="ce14" office:value-type="string" calcext:value-type="string">
            <text:p>a2=</text:p>
          </table:table-cell>
          <table:table-cell table:style-name="ce9" office:value-type="float" office:value="-4648.88388888924" calcext:value-type="float">
            <text:p>-4648,88388888924</text:p>
          </table:table-cell>
          <table:table-cell office:value-type="string" calcext:value-type="string">
            <text:p>x<text:span text:style-name="T1">2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E2]" office:value-type="float" office:value="130" calcext:value-type="float">
            <text:p>130</text:p>
          </table:table-cell>
          <table:table-cell table:formula="of:=[.C12]^2" office:value-type="float" office:value="16900" calcext:value-type="float">
            <text:p>16900</text:p>
          </table:table-cell>
          <table:table-cell table:formula="of:=[.C12]^3" office:value-type="float" office:value="2197000" calcext:value-type="float">
            <text:p>2197000</text:p>
          </table:table-cell>
          <table:table-cell table:formula="of:=[.C12]^4" office:value-type="float" office:value="285610000" calcext:value-type="float">
            <text:p>285610000</text:p>
          </table:table-cell>
          <table:table-cell table:formula="of:=[.C12]^5" office:value-type="float" office:value="37129300000" calcext:value-type="float">
            <text:p>37129300000</text:p>
          </table:table-cell>
          <table:table-cell/>
          <table:table-cell table:style-name="ce9" table:formula="of:=[.E3]" office:value-type="float" office:value="7000" calcext:value-type="float">
            <text:p>7000</text:p>
          </table:table-cell>
          <table:table-cell table:number-columns-repeated="2"/>
          <table:table-cell table:style-name="ce14" office:value-type="string" calcext:value-type="string">
            <text:p>a3=</text:p>
          </table:table-cell>
          <table:table-cell table:style-name="ce9" office:value-type="float" office:value="37.6701111111144" calcext:value-type="float">
            <text:p>37,6701111111144</text:p>
          </table:table-cell>
          <table:table-cell office:value-type="string" calcext:value-type="string">
            <text:p>x<text:span text:style-name="T1">3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F2]" office:value-type="float" office:value="140" calcext:value-type="float">
            <text:p>140</text:p>
          </table:table-cell>
          <table:table-cell table:formula="of:=[.C13]^2" office:value-type="float" office:value="19600" calcext:value-type="float">
            <text:p>19600</text:p>
          </table:table-cell>
          <table:table-cell table:formula="of:=[.C13]^3" office:value-type="float" office:value="2744000" calcext:value-type="float">
            <text:p>2744000</text:p>
          </table:table-cell>
          <table:table-cell table:formula="of:=[.C13]^4" office:value-type="float" office:value="384160000" calcext:value-type="float">
            <text:p>384160000</text:p>
          </table:table-cell>
          <table:table-cell table:formula="of:=[.C13]^5" office:value-type="float" office:value="53782400000" calcext:value-type="float">
            <text:p>53782400000</text:p>
          </table:table-cell>
          <table:table-cell/>
          <table:table-cell table:style-name="ce9" table:formula="of:=[.F3]" office:value-type="float" office:value="7501" calcext:value-type="float">
            <text:p>7501</text:p>
          </table:table-cell>
          <table:table-cell table:number-columns-repeated="2"/>
          <table:table-cell table:style-name="ce14" office:value-type="string" calcext:value-type="string">
            <text:p>a4=</text:p>
          </table:table-cell>
          <table:table-cell table:style-name="ce9" office:value-type="float" office:value="-0.151694444444449" calcext:value-type="float">
            <text:p>-0,151694444444449</text:p>
          </table:table-cell>
          <table:table-cell office:value-type="string" calcext:value-type="string">
            <text:p><text:span text:style-name="T3">x</text:span><text:span text:style-name="T4">4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G2]" office:value-type="float" office:value="150" calcext:value-type="float">
            <text:p>150</text:p>
          </table:table-cell>
          <table:table-cell table:formula="of:=[.C14]^2" office:value-type="float" office:value="22500" calcext:value-type="float">
            <text:p>22500</text:p>
          </table:table-cell>
          <table:table-cell table:formula="of:=[.C14]^3" office:value-type="float" office:value="3375000" calcext:value-type="float">
            <text:p>3375000</text:p>
          </table:table-cell>
          <table:table-cell table:formula="of:=[.C14]^4" office:value-type="float" office:value="506250000" calcext:value-type="float">
            <text:p>506250000</text:p>
          </table:table-cell>
          <table:table-cell table:formula="of:=[.C14]^5" office:value-type="float" office:value="75937500000" calcext:value-type="float">
            <text:p>75937500000</text:p>
          </table:table-cell>
          <table:table-cell/>
          <table:table-cell table:style-name="ce9" table:formula="of:=[.G3]" office:value-type="float" office:value="8002" calcext:value-type="float">
            <text:p>8002</text:p>
          </table:table-cell>
          <table:table-cell table:number-columns-repeated="2"/>
          <table:table-cell table:style-name="ce14" office:value-type="string" calcext:value-type="string">
            <text:p>a5=</text:p>
          </table:table-cell>
          <table:table-cell table:style-name="ce9" office:value-type="float" office:value="0.000242888888888895" calcext:value-type="float">
            <text:p>0,000242888888888895</text:p>
          </table:table-cell>
          <table:table-cell office:value-type="string" calcext:value-type="string">
            <text:p>x<text:span text:style-name="T2">5</text:span>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6"/>
          <table:table-cell table:number-columns-repeated="22"/>
        </table:table-row>
        <table:table-row table:style-name="ro1">
          <table:table-cell table:style-name="ce4" office:value-type="string" calcext:value-type="string">
            <text:p>Previsao y =</text:p>
          </table:table-cell>
          <table:table-cell table:style-name="ce10" table:formula="of:=IF([.B4]=&quot;&quot;;&quot;&quot;;[.$M$9]+[.$M$10]*[.B4]+[.$M$11]*[.B4]^2+[.$M$12]*[.B4]^3+[.$M$13]*[.B4]^4+[.$M$14]*[.B4]^5)" office:value-type="float" office:value="5653.35416564625" calcext:value-type="float">
            <text:p>5653,35416564625</text:p>
          </table:table-cell>
          <table:table-cell table:style-name="ce10" table:formula="of:=IF([.C4]=&quot;&quot;;&quot;&quot;;[.$M$9]+[.$M$10]*[.C4]+[.$M$11]*[.C4]^2+[.$M$12]*[.C4]^3+[.$M$13]*[.C4]^4+[.$M$14]*[.C4]^5)" office:value-type="float" office:value="42249676882.0019" calcext:value-type="float">
            <text:p>42249676882,0019</text:p>
          </table:table-cell>
          <table:table-cell table:style-name="ce10" table:formula="of:=IF([.D4]=&quot;&quot;;&quot;&quot;;[.$M$9]+[.$M$10]*[.D4]+[.$M$11]*[.D4]^2+[.$M$12]*[.D4]^3+[.$M$13]*[.D4]^4+[.$M$14]*[.D4]^5)" office:value-type="float" office:value="-5399842.02329454" calcext:value-type="float">
            <text:p>-5399842,02329454</text:p>
          </table:table-cell>
          <table:table-cell table:style-name="ce10" table:formula="of:=IF([.E4]=&quot;&quot;;&quot;&quot;;[.$M$9]+[.$M$10]*[.E4]+[.$M$11]*[.E4]^2+[.$M$12]*[.E4]^3+[.$M$13]*[.E4]^4+[.$M$14]*[.E4]^5)" office:value-type="float" office:value="-4948964.84012659" calcext:value-type="float">
            <text:p>-4948964,84012659</text:p>
          </table:table-cell>
          <table:table-cell table:style-name="ce10" table:formula="of:=IF([.F4]=&quot;&quot;;&quot;&quot;;[.$M$9]+[.$M$10]*[.F4]+[.$M$11]*[.F4]^2+[.$M$12]*[.F4]^3+[.$M$13]*[.F4]^4+[.$M$14]*[.F4]^5)" office:value-type="float" office:value="4890.04439497134" calcext:value-type="float">
            <text:p>4890,04439497134</text:p>
          </table:table-cell>
          <table:table-cell table:style-name="ce10" table:formula="of:=IF([.G4]=&quot;&quot;;&quot;&quot;;[.$M$9]+[.$M$10]*[.G4]+[.$M$11]*[.G4]^2+[.$M$12]*[.G4]^3+[.$M$13]*[.G4]^4+[.$M$14]*[.G4]^5)">
            <text:p/>
          </table:table-cell>
          <table:table-cell table:style-name="ce10" table:formula="of:=IF([.H4]=&quot;&quot;;&quot;&quot;;[.$M$9]+[.$M$10]*[.H4]+[.$M$11]*[.H4]^2+[.$M$12]*[.H4]^3+[.$M$13]*[.H4]^4+[.$M$14]*[.H4]^5)">
            <text:p/>
          </table:table-cell>
          <table:table-cell table:style-name="ce10" table:formula="of:=IF([.I4]=&quot;&quot;;&quot;&quot;;[.$M$9]+[.$M$10]*[.I4]+[.$M$11]*[.I4]^2+[.$M$12]*[.I4]^3+[.$M$13]*[.I4]^4+[.$M$14]*[.I4]^5)">
            <text:p/>
          </table:table-cell>
          <table:table-cell table:style-name="ce10" table:formula="of:=IF([.J4]=&quot;&quot;;&quot;&quot;;[.$M$9]+[.$M$10]*[.J4]+[.$M$11]*[.J4]^2+[.$M$12]*[.J4]^3+[.$M$13]*[.J4]^4+[.$M$14]*[.J4]^5)">
            <text:p/>
          </table:table-cell>
          <table:table-cell table:style-name="ce10" table:formula="of:=IF([.K4]=&quot;&quot;;&quot;&quot;;[.$M$9]+[.$M$10]*[.K4]+[.$M$11]*[.K4]^2+[.$M$12]*[.K4]^3+[.$M$13]*[.K4]^4+[.$M$14]*[.K4]^5)">
            <text:p/>
          </table:table-cell>
          <table:table-cell table:style-name="ce10" table:formula="of:=IF([.L4]=&quot;&quot;;&quot;&quot;;[.$M$9]+[.$M$10]*[.L4]+[.$M$11]*[.L4]^2+[.$M$12]*[.L4]^3+[.$M$13]*[.L4]^4+[.$M$14]*[.L4]^5)">
            <text:p/>
          </table:table-cell>
          <table:table-cell table:style-name="ce10" table:formula="of:=IF([.M4]=&quot;&quot;;&quot;&quot;;[.$M$9]+[.$M$10]*[.M4]+[.$M$11]*[.M4]^2+[.$M$12]*[.M4]^3+[.$M$13]*[.M4]^4+[.$M$14]*[.M4]^5)">
            <text:p/>
          </table:table-cell>
          <table:table-cell table:style-name="ce10" table:formula="of:=IF([.N4]=&quot;&quot;;&quot;&quot;;[.$M$9]+[.$M$10]*[.N4]+[.$M$11]*[.N4]^2+[.$M$12]*[.N4]^3+[.$M$13]*[.N4]^4+[.$M$14]*[.N4]^5)">
            <text:p/>
          </table:table-cell>
          <table:table-cell table:style-name="ce10" table:formula="of:=IF([.O4]=&quot;&quot;;&quot;&quot;;[.$M$9]+[.$M$10]*[.O4]+[.$M$11]*[.O4]^2+[.$M$12]*[.O4]^3+[.$M$13]*[.O4]^4+[.$M$14]*[.O4]^5)">
            <text:p/>
          </table:table-cell>
          <table:table-cell table:style-name="ce10" table:formula="of:=IF([.P4]=&quot;&quot;;&quot;&quot;;[.$M$9]+[.$M$10]*[.P4]+[.$M$11]*[.P4]^2+[.$M$12]*[.P4]^3+[.$M$13]*[.P4]^4+[.$M$14]*[.P4]^5)">
            <text:p/>
          </table:table-cell>
          <table:table-cell table:style-name="ce10" table:formula="of:=IF([.Q4]=&quot;&quot;;&quot;&quot;;[.$M$9]+[.$M$10]*[.Q4]+[.$M$11]*[.Q4]^2+[.$M$12]*[.Q4]^3+[.$M$13]*[.Q4]^4+[.$M$14]*[.Q4]^5)">
            <text:p/>
          </table:table-cell>
          <table:table-cell table:style-name="ce10" table:formula="of:=IF([.R4]=&quot;&quot;;&quot;&quot;;[.$M$9]+[.$M$10]*[.R4]+[.$M$11]*[.R4]^2+[.$M$12]*[.R4]^3+[.$M$13]*[.R4]^4+[.$M$14]*[.R4]^5)">
            <text:p/>
          </table:table-cell>
          <table:table-cell table:style-name="ce10" table:formula="of:=IF([.S4]=&quot;&quot;;&quot;&quot;;[.$M$9]+[.$M$10]*[.S4]+[.$M$11]*[.S4]^2+[.$M$12]*[.S4]^3+[.$M$13]*[.S4]^4+[.$M$14]*[.S4]^5)">
            <text:p/>
          </table:table-cell>
          <table:table-cell table:style-name="ce10" table:formula="of:=IF([.T4]=&quot;&quot;;&quot;&quot;;[.$M$9]+[.$M$10]*[.T4]+[.$M$11]*[.T4]^2+[.$M$12]*[.T4]^3+[.$M$13]*[.T4]^4+[.$M$14]*[.T4]^5)">
            <text:p/>
          </table:table-cell>
          <table:table-cell table:style-name="ce10" table:formula="of:=IF([.U4]=&quot;&quot;;&quot;&quot;;[.$M$9]+[.$M$10]*[.U4]+[.$M$11]*[.U4]^2+[.$M$12]*[.U4]^3+[.$M$13]*[.U4]^4+[.$M$14]*[.U4]^5)">
            <text:p/>
          </table:table-cell>
          <table:table-cell table:style-name="ce10" table:formula="of:=IF([.V4]=&quot;&quot;;&quot;&quot;;[.$M$9]+[.$M$10]*[.V4]+[.$M$11]*[.V4]^2+[.$M$12]*[.V4]^3+[.$M$13]*[.V4]^4+[.$M$14]*[.V4]^5)">
            <text:p/>
          </table:table-cell>
          <table:table-cell table:style-name="ce10" table:formula="of:=IF([.W4]=&quot;&quot;;&quot;&quot;;[.$M$9]+[.$M$10]*[.W4]+[.$M$11]*[.W4]^2+[.$M$12]*[.W4]^3+[.$M$13]*[.W4]^4+[.$M$14]*[.W4]^5)">
            <text:p/>
          </table:table-cell>
          <table:table-cell table:style-name="ce10" table:formula="of:=IF([.X4]=&quot;&quot;;&quot;&quot;;[.$M$9]+[.$M$10]*[.X4]+[.$M$11]*[.X4]^2+[.$M$12]*[.X4]^3+[.$M$13]*[.X4]^4+[.$M$14]*[.X4]^5)">
            <text:p/>
          </table:table-cell>
          <table:table-cell table:style-name="ce10" table:formula="of:=IF([.Y4]=&quot;&quot;;&quot;&quot;;[.$M$9]+[.$M$10]*[.Y4]+[.$M$11]*[.Y4]^2+[.$M$12]*[.Y4]^3+[.$M$13]*[.Y4]^4+[.$M$14]*[.Y4]^5)">
            <text:p/>
          </table:table-cell>
          <table:table-cell table:style-name="ce10" table:formula="of:=IF([.Z4]=&quot;&quot;;&quot;&quot;;[.$M$9]+[.$M$10]*[.Z4]+[.$M$11]*[.Z4]^2+[.$M$12]*[.Z4]^3+[.$M$13]*[.Z4]^4+[.$M$14]*[.Z4]^5)">
            <text:p/>
          </table:table-cell>
          <table:table-cell table:style-name="ce10" table:formula="of:=IF([.AA4]=&quot;&quot;;&quot;&quot;;[.$M$9]+[.$M$10]*[.AA4]+[.$M$11]*[.AA4]^2+[.$M$12]*[.AA4]^3+[.$M$13]*[.AA4]^4+[.$M$14]*[.AA4]^5)">
            <text:p/>
          </table:table-cell>
          <table:table-cell table:style-name="ce10" table:formula="of:=IF([.AB4]=&quot;&quot;;&quot;&quot;;[.$M$9]+[.$M$10]*[.AB4]+[.$M$11]*[.AB4]^2+[.$M$12]*[.AB4]^3+[.$M$13]*[.AB4]^4+[.$M$14]*[.AB4]^5)">
            <text:p/>
          </table:table-cell>
          <table:table-cell table:style-name="ce10" table:formula="of:=IF([.AC4]=&quot;&quot;;&quot;&quot;;[.$M$9]+[.$M$10]*[.AC4]+[.$M$11]*[.AC4]^2+[.$M$12]*[.AC4]^3+[.$M$13]*[.AC4]^4+[.$M$14]*[.AC4]^5)">
            <text:p/>
          </table:table-cell>
        </table:table-row>
      </table:table>
      <table:table table:name="Ajuste linear" table:style-name="ta1">
        <table:shapes>
          <draw:frame draw:z-index="0" draw:style-name="gr1" draw:text-style-name="P1" svg:width="15.473cm" svg:height="7.568cm" svg:x="2.258cm" svg:y="8.579cm">
            <draw:object draw:notify-on-update-of-ranges="'Ajuste linear'.B2:'Ajuste linear'.F2 'Ajuste linear'.A3:'Ajuste linear'.A3 'Ajuste linear'.B3:'Ajuste linear'.F3 'Ajuste linear'.B2:'Ajuste linear'.F2 'Ajuste linear'.A15:'Ajuste linear'.A15 'Ajuste linear'.B15:'Ajuste linear'.S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9"/>
        <table:table-column table:style-name="co1" table:number-columns-repeated="23" table:default-cell-style-name="Default"/>
        <table:table-row table:style-name="ro1">
          <table:table-cell table:style-name="ce30" office:value-type="string" calcext:value-type="string">
            <text:p>Dados</text:p>
          </table:table-cell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31" office:value-type="string" calcext:value-type="string">
            <text:p>x</text:p>
          </table:table-cell>
          <table:table-cell table:style-name="ce37" table:formula="of:=1" office:value-type="float" office:value="1" calcext:value-type="float">
            <text:p>1</text:p>
          </table:table-cell>
          <table:table-cell table:style-name="ce37" table:formula="of:=2" office:value-type="float" office:value="2" calcext:value-type="float">
            <text:p>2</text:p>
          </table:table-cell>
          <table:table-cell table:style-name="ce37" table:formula="of:=3" office:value-type="float" office:value="3" calcext:value-type="float">
            <text:p>3</text:p>
          </table:table-cell>
          <table:table-cell table:style-name="ce37" table:formula="of:=4" office:value-type="float" office:value="4" calcext:value-type="float">
            <text:p>4</text:p>
          </table:table-cell>
          <table:table-cell table:style-name="ce37" table:formula="of:=5" office:value-type="float" office:value="5" calcext:value-type="float">
            <text:p>5</text:p>
          </table:table-cell>
          <table:table-cell table:style-name="ce37" table:number-columns-repeated="13"/>
          <table:table-cell table:number-columns-repeated="7"/>
        </table:table-row>
        <table:table-row table:style-name="ro1">
          <table:table-cell table:style-name="ce31" office:value-type="string" calcext:value-type="string">
            <text:p>y</text:p>
          </table:table-cell>
          <table:table-cell table:style-name="ce37" table:formula="of:=10" office:value-type="float" office:value="10" calcext:value-type="float">
            <text:p>10</text:p>
          </table:table-cell>
          <table:table-cell table:style-name="ce37" table:formula="of:=20" office:value-type="float" office:value="20" calcext:value-type="float">
            <text:p>20</text:p>
          </table:table-cell>
          <table:table-cell table:style-name="ce37" table:formula="of:=29" office:value-type="float" office:value="29" calcext:value-type="float">
            <text:p>29</text:p>
          </table:table-cell>
          <table:table-cell table:style-name="ce37" table:formula="of:=41" office:value-type="float" office:value="41" calcext:value-type="float">
            <text:p>41</text:p>
          </table:table-cell>
          <table:table-cell table:style-name="ce37" table:formula="of:=50" office:value-type="float" office:value="50" calcext:value-type="float">
            <text:p>50</text:p>
          </table:table-cell>
          <table:table-cell table:style-name="ce37" table:number-columns-repeated="13"/>
          <table:table-cell table:number-columns-repeated="7"/>
        </table:table-row>
        <table:table-row table:style-name="ro1">
          <table:table-cell table:style-name="ce32" office:value-type="string" calcext:value-type="string">
            <text:p>Prever x</text:p>
          </table:table-cell>
          <table:table-cell table:formula="of:=10" office:value-type="float" office:value="10" calcext:value-type="float">
            <text:p>10</text:p>
          </table:table-cell>
          <table:table-cell/>
          <table:table-cell table:style-name="ce9" table:number-columns-repeated="16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33" office:value-type="string" calcext:value-type="string" table:number-columns-spanned="3" table:number-rows-spanned="1">
            <text:p>Tabela Linearizada</text:p>
          </table:table-cell>
          <table:covered-table-cell table:number-columns-repeated="2" table:style-name="Default"/>
          <table:table-cell table:number-columns-repeated="23"/>
        </table:table-row>
        <table:table-row table:style-name="ro1">
          <table:table-cell table:style-name="ce34" office:value-type="string" calcext:value-type="string">
            <text:p>Novo x</text:p>
          </table:table-cell>
          <table:table-cell table:formula="of:=IF([.B2]=&quot;&quot;;&quot;&quot;;[.B2])" office:value-type="float" office:value="1" calcext:value-type="float">
            <text:p>1</text:p>
          </table:table-cell>
          <table:table-cell table:formula="of:=IF([.C2]=&quot;&quot;;&quot;&quot;;[.C2])" office:value-type="float" office:value="2" calcext:value-type="float">
            <text:p>2</text:p>
          </table:table-cell>
          <table:table-cell table:style-name="ce9" table:formula="of:=IF([.D2]=&quot;&quot;;&quot;&quot;;[.D2])" office:value-type="float" office:value="3" calcext:value-type="float">
            <text:p>3</text:p>
          </table:table-cell>
          <table:table-cell table:style-name="ce9" table:formula="of:=IF([.E2]=&quot;&quot;;&quot;&quot;;[.E2])" office:value-type="float" office:value="4" calcext:value-type="float">
            <text:p>4</text:p>
          </table:table-cell>
          <table:table-cell table:style-name="ce9" table:formula="of:=IF([.F2]=&quot;&quot;;&quot;&quot;;[.F2])" office:value-type="float" office:value="5" calcext:value-type="float">
            <text:p>5</text:p>
          </table:table-cell>
          <table:table-cell table:style-name="ce9" table:formula="of:=IF([.G2]=&quot;&quot;;&quot;&quot;;[.G2])">
            <text:p/>
          </table:table-cell>
          <table:table-cell table:style-name="ce9" table:formula="of:=IF([.H2]=&quot;&quot;;&quot;&quot;;[.H2])">
            <text:p/>
          </table:table-cell>
          <table:table-cell table:style-name="ce9" table:formula="of:=IF([.I2]=&quot;&quot;;&quot;&quot;;[.I2])">
            <text:p/>
          </table:table-cell>
          <table:table-cell table:style-name="ce9" table:formula="of:=IF([.J2]=&quot;&quot;;&quot;&quot;;[.J2])">
            <text:p/>
          </table:table-cell>
          <table:table-cell table:style-name="ce9" table:formula="of:=IF([.K2]=&quot;&quot;;&quot;&quot;;[.K2])">
            <text:p/>
          </table:table-cell>
          <table:table-cell table:style-name="ce9" table:formula="of:=IF([.L2]=&quot;&quot;;&quot;&quot;;[.L2])">
            <text:p/>
          </table:table-cell>
          <table:table-cell table:style-name="ce9" table:formula="of:=IF([.M2]=&quot;&quot;;&quot;&quot;;[.M2])">
            <text:p/>
          </table:table-cell>
          <table:table-cell table:style-name="ce9" table:formula="of:=IF([.N2]=&quot;&quot;;&quot;&quot;;[.N2])">
            <text:p/>
          </table:table-cell>
          <table:table-cell table:style-name="ce9" table:formula="of:=IF([.O2]=&quot;&quot;;&quot;&quot;;[.O2])">
            <text:p/>
          </table:table-cell>
          <table:table-cell table:style-name="ce9" table:formula="of:=IF([.P2]=&quot;&quot;;&quot;&quot;;[.P2])">
            <text:p/>
          </table:table-cell>
          <table:table-cell table:style-name="ce9" table:formula="of:=IF([.Q2]=&quot;&quot;;&quot;&quot;;[.Q2])">
            <text:p/>
          </table:table-cell>
          <table:table-cell table:style-name="ce9" table:formula="of:=IF([.R2]=&quot;&quot;;&quot;&quot;;[.R2])">
            <text:p/>
          </table:table-cell>
          <table:table-cell table:style-name="ce9" table:formula="of:=IF([.S2]=&quot;&quot;;&quot;&quot;;[.S2])">
            <text:p/>
          </table:table-cell>
          <table:table-cell table:style-name="ce9" table:formula="of:=IF([.T2]=&quot;&quot;;&quot;&quot;;[.T2])">
            <text:p/>
          </table:table-cell>
          <table:table-cell table:style-name="ce9" table:formula="of:=IF([.U2]=&quot;&quot;;&quot;&quot;;[.U2])">
            <text:p/>
          </table:table-cell>
          <table:table-cell table:style-name="ce9" table:formula="of:=IF([.V2]=&quot;&quot;;&quot;&quot;;[.V2])">
            <text:p/>
          </table:table-cell>
          <table:table-cell table:style-name="ce9" table:formula="of:=IF([.W2]=&quot;&quot;;&quot;&quot;;[.W2])">
            <text:p/>
          </table:table-cell>
          <table:table-cell table:style-name="ce9" table:formula="of:=IF([.X2]=&quot;&quot;;&quot;&quot;;[.X2])">
            <text:p/>
          </table:table-cell>
          <table:table-cell table:style-name="ce9" table:formula="of:=IF([.Y2]=&quot;&quot;;&quot;&quot;;[.Y2])">
            <text:p/>
          </table:table-cell>
          <table:table-cell table:style-name="ce9" table:formula="of:=IF([.Z2]=&quot;&quot;;&quot;&quot;;[.Z2])">
            <text:p/>
          </table:table-cell>
        </table:table-row>
        <table:table-row table:style-name="ro1">
          <table:table-cell table:style-name="ce34" office:value-type="string" calcext:value-type="string">
            <text:p>Novo y</text:p>
          </table:table-cell>
          <table:table-cell table:formula="of:=IF([.B3]=&quot;&quot;;&quot;&quot;;[.B3])" office:value-type="float" office:value="10" calcext:value-type="float">
            <text:p>10</text:p>
          </table:table-cell>
          <table:table-cell table:formula="of:=IF([.C3]=&quot;&quot;;&quot;&quot;;[.C3])" office:value-type="float" office:value="20" calcext:value-type="float">
            <text:p>20</text:p>
          </table:table-cell>
          <table:table-cell table:style-name="ce9" table:formula="of:=IF([.D3]=&quot;&quot;;&quot;&quot;;[.D3])" office:value-type="float" office:value="29" calcext:value-type="float">
            <text:p>29</text:p>
          </table:table-cell>
          <table:table-cell table:style-name="ce9" table:formula="of:=IF([.E3]=&quot;&quot;;&quot;&quot;;[.E3])" office:value-type="float" office:value="41" calcext:value-type="float">
            <text:p>41</text:p>
          </table:table-cell>
          <table:table-cell table:style-name="ce9" table:formula="of:=IF([.F3]=&quot;&quot;;&quot;&quot;;[.F3])" office:value-type="float" office:value="50" calcext:value-type="float">
            <text:p>50</text:p>
          </table:table-cell>
          <table:table-cell table:style-name="ce9" table:formula="of:=IF([.G3]=&quot;&quot;;&quot;&quot;;[.G3])">
            <text:p/>
          </table:table-cell>
          <table:table-cell table:style-name="ce9" table:formula="of:=IF([.H3]=&quot;&quot;;&quot;&quot;;[.H3])">
            <text:p/>
          </table:table-cell>
          <table:table-cell table:style-name="ce9" table:formula="of:=IF([.I3]=&quot;&quot;;&quot;&quot;;[.I3])">
            <text:p/>
          </table:table-cell>
          <table:table-cell table:style-name="ce9" table:formula="of:=IF([.J3]=&quot;&quot;;&quot;&quot;;[.J3])">
            <text:p/>
          </table:table-cell>
          <table:table-cell table:style-name="ce9" table:formula="of:=IF([.K3]=&quot;&quot;;&quot;&quot;;[.K3])">
            <text:p/>
          </table:table-cell>
          <table:table-cell table:style-name="ce9" table:formula="of:=IF([.L3]=&quot;&quot;;&quot;&quot;;[.L3])">
            <text:p/>
          </table:table-cell>
          <table:table-cell table:style-name="ce9" table:formula="of:=IF([.M3]=&quot;&quot;;&quot;&quot;;[.M3])">
            <text:p/>
          </table:table-cell>
          <table:table-cell table:style-name="ce9" table:formula="of:=IF([.N3]=&quot;&quot;;&quot;&quot;;[.N3])">
            <text:p/>
          </table:table-cell>
          <table:table-cell table:style-name="ce9" table:formula="of:=IF([.O3]=&quot;&quot;;&quot;&quot;;[.O3])">
            <text:p/>
          </table:table-cell>
          <table:table-cell table:style-name="ce9" table:formula="of:=IF([.P3]=&quot;&quot;;&quot;&quot;;[.P3])">
            <text:p/>
          </table:table-cell>
          <table:table-cell table:style-name="ce9" table:formula="of:=IF([.Q3]=&quot;&quot;;&quot;&quot;;[.Q3])">
            <text:p/>
          </table:table-cell>
          <table:table-cell table:style-name="ce9" table:formula="of:=IF([.R3]=&quot;&quot;;&quot;&quot;;[.R3])">
            <text:p/>
          </table:table-cell>
          <table:table-cell table:style-name="ce9" table:formula="of:=IF([.S3]=&quot;&quot;;&quot;&quot;;[.S3])">
            <text:p/>
          </table:table-cell>
          <table:table-cell table:style-name="ce9" table:formula="of:=IF([.T3]=&quot;&quot;;&quot;&quot;;[.T3])">
            <text:p/>
          </table:table-cell>
          <table:table-cell table:style-name="ce9" table:formula="of:=IF([.U3]=&quot;&quot;;&quot;&quot;;[.U3])">
            <text:p/>
          </table:table-cell>
          <table:table-cell table:style-name="ce9" table:formula="of:=IF([.V3]=&quot;&quot;;&quot;&quot;;[.V3])">
            <text:p/>
          </table:table-cell>
          <table:table-cell table:style-name="ce9" table:formula="of:=IF([.W3]=&quot;&quot;;&quot;&quot;;[.W3])">
            <text:p/>
          </table:table-cell>
          <table:table-cell table:style-name="ce9" table:formula="of:=IF([.X3]=&quot;&quot;;&quot;&quot;;[.X3])">
            <text:p/>
          </table:table-cell>
          <table:table-cell table:style-name="ce9" table:formula="of:=IF([.Y3]=&quot;&quot;;&quot;&quot;;[.Y3])">
            <text:p/>
          </table:table-cell>
          <table:table-cell table:style-name="ce9" table:formula="of:=IF([.Z3]=&quot;&quot;;&quot;&quot;;[.Z3])">
            <text:p/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office:value-type="string" calcext:value-type="string">
            <text:p>.</text:p>
          </table:table-cell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Matriz A</text:p>
          </table:table-cell>
          <table:covered-table-cell table:style-name="Default"/>
          <table:table-cell/>
          <table:table-cell table:style-name="ce39" office:value-type="string" calcext:value-type="string">
            <text:p>Matriz B</text:p>
          </table:table-cell>
          <table:table-cell/>
          <table:table-cell table:style-name="ce40" office:value-type="string" calcext:value-type="string" table:number-columns-spanned="2" table:number-rows-spanned="1">
            <text:p>Coeficientes Lineares</text:p>
          </table:table-cell>
          <table:covered-table-cell/>
          <table:table-cell table:number-columns-repeated="18"/>
        </table:table-row>
        <table:table-row table:style-name="ro1">
          <table:table-cell/>
          <table:table-cell table:formula="of:=COUNT([.2:.2])" office:value-type="float" office:value="5" calcext:value-type="float">
            <text:p>5</text:p>
          </table:table-cell>
          <table:table-cell table:formula="of:=SUM([.7:.7])" office:value-type="float" office:value="15" calcext:value-type="float">
            <text:p>15</text:p>
          </table:table-cell>
          <table:table-cell/>
          <table:table-cell table:style-name="ce9" table:formula="of:=SUM([.8:.8])" office:value-type="float" office:value="150" calcext:value-type="float">
            <text:p>150</text:p>
          </table:table-cell>
          <table:table-cell/>
          <table:table-cell table:style-name="ce41" office:value-type="string" calcext:value-type="string">
            <text:p>b=</text:p>
          </table:table-cell>
          <table:table-cell table:style-name="ce9" table:number-matrix-columns-spanned="1" table:number-matrix-rows-spanned="2" table:formula="of:=MMULT(MINVERSE([.B12:.C13]);[.E12:.E13])" office:value-type="float" office:value="-0.299999999999955" calcext:value-type="float">
            <text:p>-0,299999999999955</text:p>
          </table:table-cell>
          <table:table-cell table:number-columns-repeated="18"/>
        </table:table-row>
        <table:table-row table:style-name="ro1">
          <table:table-cell/>
          <table:table-cell table:formula="of:=SUM([.7:.7])" office:value-type="float" office:value="15" calcext:value-type="float">
            <text:p>15</text:p>
          </table:table-cell>
          <table:table-cell table:formula="of:=SUMSQ([.7:.7])" office:value-type="float" office:value="55" calcext:value-type="float">
            <text:p>55</text:p>
          </table:table-cell>
          <table:table-cell/>
          <table:table-cell table:style-name="ce9" table:formula="of:=SUMPRODUCT([.7:.7];[.8:.8])" office:value-type="float" office:value="551" calcext:value-type="float">
            <text:p>551</text:p>
          </table:table-cell>
          <table:table-cell/>
          <table:table-cell table:style-name="ce41" office:value-type="string" calcext:value-type="string">
            <text:p>a=</text:p>
          </table:table-cell>
          <table:table-cell table:style-name="ce9" office:value-type="float" office:value="10.1" calcext:value-type="float">
            <text:p>10,1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35" office:value-type="string" calcext:value-type="string">
            <text:p>Ajuste</text:p>
          </table:table-cell>
          <table:table-cell table:formula="of:=IF([.B2]=&quot;&quot;;&quot;&quot;;[.$H$13]*[.B2]+[.$H$12])" office:value-type="float" office:value="9.80000000000004" calcext:value-type="float">
            <text:p>9,80000000000004</text:p>
          </table:table-cell>
          <table:table-cell table:formula="of:=IF([.C2]=&quot;&quot;;&quot;&quot;;[.$H$13]*[.C2]+[.$H$12])" office:value-type="float" office:value="19.9" calcext:value-type="float">
            <text:p>19,9</text:p>
          </table:table-cell>
          <table:table-cell table:style-name="ce9" table:formula="of:=IF([.D2]=&quot;&quot;;&quot;&quot;;[.$H$13]*[.D2]+[.$H$12])" office:value-type="float" office:value="30" calcext:value-type="float">
            <text:p>30</text:p>
          </table:table-cell>
          <table:table-cell table:style-name="ce9" table:formula="of:=IF([.E2]=&quot;&quot;;&quot;&quot;;[.$H$13]*[.E2]+[.$H$12])" office:value-type="float" office:value="40.1" calcext:value-type="float">
            <text:p>40,1</text:p>
          </table:table-cell>
          <table:table-cell table:style-name="ce9" table:formula="of:=IF([.F2]=&quot;&quot;;&quot;&quot;;[.$H$13]*[.F2]+[.$H$12])" office:value-type="float" office:value="50.2" calcext:value-type="float">
            <text:p>50,2</text:p>
          </table:table-cell>
          <table:table-cell table:style-name="ce9" table:formula="of:=IF([.G2]=&quot;&quot;;&quot;&quot;;[.$H$13]*[.G2]+[.$H$12])">
            <text:p/>
          </table:table-cell>
          <table:table-cell table:style-name="ce9" table:formula="of:=IF([.H2]=&quot;&quot;;&quot;&quot;;[.$H$13]*[.H2]+[.$H$12])">
            <text:p/>
          </table:table-cell>
          <table:table-cell table:style-name="ce9" table:formula="of:=IF([.I2]=&quot;&quot;;&quot;&quot;;[.$H$13]*[.I2]+[.$H$12])">
            <text:p/>
          </table:table-cell>
          <table:table-cell table:style-name="ce9" table:formula="of:=IF([.J2]=&quot;&quot;;&quot;&quot;;[.$H$13]*[.J2]+[.$H$12])">
            <text:p/>
          </table:table-cell>
          <table:table-cell table:style-name="ce9" table:formula="of:=IF([.K2]=&quot;&quot;;&quot;&quot;;[.$H$13]*[.K2]+[.$H$12])">
            <text:p/>
          </table:table-cell>
          <table:table-cell table:style-name="ce9" table:formula="of:=IF([.L2]=&quot;&quot;;&quot;&quot;;[.$H$13]*[.L2]+[.$H$12])">
            <text:p/>
          </table:table-cell>
          <table:table-cell table:style-name="ce9" table:formula="of:=IF([.M2]=&quot;&quot;;&quot;&quot;;[.$H$13]*[.M2]+[.$H$12])">
            <text:p/>
          </table:table-cell>
          <table:table-cell table:style-name="ce9" table:formula="of:=IF([.N2]=&quot;&quot;;&quot;&quot;;[.$H$13]*[.N2]+[.$H$12])">
            <text:p/>
          </table:table-cell>
          <table:table-cell table:style-name="ce9" table:formula="of:=IF([.O2]=&quot;&quot;;&quot;&quot;;[.$H$13]*[.O2]+[.$H$12])">
            <text:p/>
          </table:table-cell>
          <table:table-cell table:style-name="ce9" table:formula="of:=IF([.P2]=&quot;&quot;;&quot;&quot;;[.$H$13]*[.P2]+[.$H$12])">
            <text:p/>
          </table:table-cell>
          <table:table-cell table:style-name="ce9" table:formula="of:=IF([.Q2]=&quot;&quot;;&quot;&quot;;[.$H$13]*[.Q2]+[.$H$12])">
            <text:p/>
          </table:table-cell>
          <table:table-cell table:style-name="ce9" table:formula="of:=IF([.R2]=&quot;&quot;;&quot;&quot;;[.$H$13]*[.R2]+[.$H$12])">
            <text:p/>
          </table:table-cell>
          <table:table-cell table:style-name="ce9" table:formula="of:=IF([.S2]=&quot;&quot;;&quot;&quot;;[.$H$13]*[.S2]+[.$H$12])">
            <text:p/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DESVIO</text:p>
          </table:table-cell>
          <table:table-cell table:style-name="Default" table:formula="of:=SUMXMY2([.3:.3];[.15:.15])" office:value-type="float" office:value="1.9" calcext:value-type="float">
            <text:p>1,9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36" office:value-type="string" calcext:value-type="string">
            <text:p>Previsão y</text:p>
          </table:table-cell>
          <table:table-cell table:formula="of:=IF([.B4]=&quot;&quot;;&quot;&quot;;[.$H$13]*[.B4]+[.$H$12])" office:value-type="float" office:value="100.7" calcext:value-type="float">
            <text:p>100,7</text:p>
          </table:table-cell>
          <table:table-cell table:formula="of:=IF([.C4]=&quot;&quot;;&quot;&quot;;[.$H$13]*[.C4]+[.$H$12])">
            <text:p/>
          </table:table-cell>
          <table:table-cell table:style-name="ce9" table:formula="of:=IF([.D4]=&quot;&quot;;&quot;&quot;;[.$H$13]*[.D4]+[.$H$12])">
            <text:p/>
          </table:table-cell>
          <table:table-cell table:style-name="ce9" table:formula="of:=IF([.E4]=&quot;&quot;;&quot;&quot;;[.$H$13]*[.E4]+[.$H$12])">
            <text:p/>
          </table:table-cell>
          <table:table-cell table:style-name="ce9" table:formula="of:=IF([.F4]=&quot;&quot;;&quot;&quot;;[.$H$13]*[.F4]+[.$H$12])">
            <text:p/>
          </table:table-cell>
          <table:table-cell table:style-name="ce9" table:formula="of:=IF([.G4]=&quot;&quot;;&quot;&quot;;[.$H$13]*[.G4]+[.$H$12])">
            <text:p/>
          </table:table-cell>
          <table:table-cell table:style-name="ce9" table:formula="of:=IF([.H4]=&quot;&quot;;&quot;&quot;;[.$H$13]*[.H4]+[.$H$12])">
            <text:p/>
          </table:table-cell>
          <table:table-cell table:style-name="ce9" table:formula="of:=IF([.I4]=&quot;&quot;;&quot;&quot;;[.$H$13]*[.I4]+[.$H$12])">
            <text:p/>
          </table:table-cell>
          <table:table-cell table:style-name="ce9" table:formula="of:=IF([.J4]=&quot;&quot;;&quot;&quot;;[.$H$13]*[.J4]+[.$H$12])">
            <text:p/>
          </table:table-cell>
          <table:table-cell table:style-name="ce9" table:formula="of:=IF([.K4]=&quot;&quot;;&quot;&quot;;[.$H$13]*[.K4]+[.$H$12])">
            <text:p/>
          </table:table-cell>
          <table:table-cell table:style-name="ce9" table:formula="of:=IF([.L4]=&quot;&quot;;&quot;&quot;;[.$H$13]*[.L4]+[.$H$12])">
            <text:p/>
          </table:table-cell>
          <table:table-cell table:style-name="ce9" table:formula="of:=IF([.M4]=&quot;&quot;;&quot;&quot;;[.$H$13]*[.M4]+[.$H$12])">
            <text:p/>
          </table:table-cell>
          <table:table-cell table:style-name="ce9" table:formula="of:=IF([.N4]=&quot;&quot;;&quot;&quot;;[.$H$13]*[.N4]+[.$H$12])">
            <text:p/>
          </table:table-cell>
          <table:table-cell table:style-name="ce9" table:formula="of:=IF([.O4]=&quot;&quot;;&quot;&quot;;[.$H$13]*[.O4]+[.$H$12])">
            <text:p/>
          </table:table-cell>
          <table:table-cell table:style-name="ce9" table:formula="of:=IF([.P4]=&quot;&quot;;&quot;&quot;;[.$H$13]*[.P4]+[.$H$12])">
            <text:p/>
          </table:table-cell>
          <table:table-cell table:style-name="ce9" table:formula="of:=IF([.Q4]=&quot;&quot;;&quot;&quot;;[.$H$13]*[.Q4]+[.$H$12])">
            <text:p/>
          </table:table-cell>
          <table:table-cell table:style-name="ce9" table:formula="of:=IF([.R4]=&quot;&quot;;&quot;&quot;;[.$H$13]*[.R4]+[.$H$12])">
            <text:p/>
          </table:table-cell>
          <table:table-cell table:style-name="ce9" table:formula="of:=IF([.S4]=&quot;&quot;;&quot;&quot;;[.$H$13]*[.S4]+[.$H$12])">
            <text:p/>
          </table:table-cell>
          <table:table-cell table:number-columns-repeated="7"/>
        </table:table-row>
      </table:table>
      <table:table table:name="Ajuste Exponencial" table:style-name="ta1">
        <table:shapes>
          <draw:frame draw:z-index="0" draw:style-name="gr1" draw:text-style-name="P1" svg:width="15.473cm" svg:height="7.568cm" svg:x="2.258cm" svg:y="8.579cm">
            <draw:object draw:notify-on-update-of-ranges="'Ajuste Exponencial'.B2:'Ajuste Exponencial'.F2 'Ajuste Exponencial'.A3:'Ajuste Exponencial'.A3 'Ajuste Exponencial'.B3:'Ajuste Exponencial'.F3 'Ajuste Exponencial'.B2:'Ajuste Exponencial'.F2 'Ajuste Exponencial'.A15:'Ajuste Exponencial'.A15 'Ajuste Exponencial'.B15:'Ajuste Exponencial'.S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9"/>
        <table:table-column table:style-name="co1" table:number-columns-repeated="23" table:default-cell-style-name="Default"/>
        <table:table-row table:style-name="ro1">
          <table:table-cell table:style-name="ce30" office:value-type="string" calcext:value-type="string">
            <text:p>Dados</text:p>
          </table:table-cell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31" office:value-type="string" calcext:value-type="string">
            <text:p>x</text:p>
          </table:table-cell>
          <table:table-cell table:style-name="ce37" table:formula="of:=1" office:value-type="float" office:value="1" calcext:value-type="float">
            <text:p>1</text:p>
          </table:table-cell>
          <table:table-cell table:style-name="ce37" table:formula="of:=2" office:value-type="float" office:value="2" calcext:value-type="float">
            <text:p>2</text:p>
          </table:table-cell>
          <table:table-cell table:style-name="ce37" table:formula="of:=3" office:value-type="float" office:value="3" calcext:value-type="float">
            <text:p>3</text:p>
          </table:table-cell>
          <table:table-cell table:style-name="ce37" table:formula="of:=4" office:value-type="float" office:value="4" calcext:value-type="float">
            <text:p>4</text:p>
          </table:table-cell>
          <table:table-cell table:style-name="ce37" table:formula="of:=5" office:value-type="float" office:value="5" calcext:value-type="float">
            <text:p>5</text:p>
          </table:table-cell>
          <table:table-cell table:style-name="ce37" table:number-columns-repeated="13"/>
          <table:table-cell table:number-columns-repeated="7"/>
        </table:table-row>
        <table:table-row table:style-name="ro1">
          <table:table-cell table:style-name="ce31" office:value-type="string" calcext:value-type="string">
            <text:p>y</text:p>
          </table:table-cell>
          <table:table-cell table:style-name="ce37" table:formula="of:=10" office:value-type="float" office:value="10" calcext:value-type="float">
            <text:p>10</text:p>
          </table:table-cell>
          <table:table-cell table:style-name="ce37" table:formula="of:=20" office:value-type="float" office:value="20" calcext:value-type="float">
            <text:p>20</text:p>
          </table:table-cell>
          <table:table-cell table:style-name="ce37" table:formula="of:=29" office:value-type="float" office:value="29" calcext:value-type="float">
            <text:p>29</text:p>
          </table:table-cell>
          <table:table-cell table:style-name="ce37" table:formula="of:=41" office:value-type="float" office:value="41" calcext:value-type="float">
            <text:p>41</text:p>
          </table:table-cell>
          <table:table-cell table:style-name="ce37" table:formula="of:=50" office:value-type="float" office:value="50" calcext:value-type="float">
            <text:p>50</text:p>
          </table:table-cell>
          <table:table-cell table:style-name="ce37" table:number-columns-repeated="13"/>
          <table:table-cell table:number-columns-repeated="7"/>
        </table:table-row>
        <table:table-row table:style-name="ro1">
          <table:table-cell table:style-name="ce32" office:value-type="string" calcext:value-type="string">
            <text:p>Prever x</text:p>
          </table:table-cell>
          <table:table-cell table:formula="of:=10" office:value-type="float" office:value="10" calcext:value-type="float">
            <text:p>10</text:p>
          </table:table-cell>
          <table:table-cell table:formula="of:=8" office:value-type="float" office:value="8" calcext:value-type="float">
            <text:p>8</text:p>
          </table:table-cell>
          <table:table-cell table:style-name="ce9" table:formula="of:=20" office:value-type="float" office:value="20" calcext:value-type="float">
            <text:p>20</text:p>
          </table:table-cell>
          <table:table-cell table:style-name="ce9" table:number-columns-repeated="15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33" office:value-type="string" calcext:value-type="string" table:number-columns-spanned="3" table:number-rows-spanned="1">
            <text:p>Tabela Linearizada</text:p>
          </table:table-cell>
          <table:covered-table-cell table:number-columns-repeated="2" table:style-name="Default"/>
          <table:table-cell table:number-columns-repeated="23"/>
        </table:table-row>
        <table:table-row table:style-name="ro1">
          <table:table-cell table:style-name="ce34" office:value-type="string" calcext:value-type="string">
            <text:p>Novo x</text:p>
          </table:table-cell>
          <table:table-cell table:formula="of:=IF([.B2]=&quot;&quot;;&quot;&quot;;[.B2])" office:value-type="float" office:value="1" calcext:value-type="float">
            <text:p>1</text:p>
          </table:table-cell>
          <table:table-cell table:formula="of:=IF([.C2]=&quot;&quot;;&quot;&quot;;[.C2])" office:value-type="float" office:value="2" calcext:value-type="float">
            <text:p>2</text:p>
          </table:table-cell>
          <table:table-cell table:style-name="ce9" table:formula="of:=IF([.D2]=&quot;&quot;;&quot;&quot;;[.D2])" office:value-type="float" office:value="3" calcext:value-type="float">
            <text:p>3</text:p>
          </table:table-cell>
          <table:table-cell table:style-name="ce9" table:formula="of:=IF([.E2]=&quot;&quot;;&quot;&quot;;[.E2])" office:value-type="float" office:value="4" calcext:value-type="float">
            <text:p>4</text:p>
          </table:table-cell>
          <table:table-cell table:style-name="ce9" table:formula="of:=IF([.F2]=&quot;&quot;;&quot;&quot;;[.F2])" office:value-type="float" office:value="5" calcext:value-type="float">
            <text:p>5</text:p>
          </table:table-cell>
          <table:table-cell table:style-name="ce9" table:formula="of:=IF([.G2]=&quot;&quot;;&quot;&quot;;[.G2])">
            <text:p/>
          </table:table-cell>
          <table:table-cell table:style-name="ce9" table:formula="of:=IF([.H2]=&quot;&quot;;&quot;&quot;;[.H2])">
            <text:p/>
          </table:table-cell>
          <table:table-cell table:style-name="ce9" table:formula="of:=IF([.I2]=&quot;&quot;;&quot;&quot;;[.I2])">
            <text:p/>
          </table:table-cell>
          <table:table-cell table:style-name="ce9" table:formula="of:=IF([.J2]=&quot;&quot;;&quot;&quot;;[.J2])">
            <text:p/>
          </table:table-cell>
          <table:table-cell table:style-name="ce9" table:formula="of:=IF([.K2]=&quot;&quot;;&quot;&quot;;[.K2])">
            <text:p/>
          </table:table-cell>
          <table:table-cell table:style-name="ce9" table:formula="of:=IF([.L2]=&quot;&quot;;&quot;&quot;;[.L2])">
            <text:p/>
          </table:table-cell>
          <table:table-cell table:style-name="ce9" table:formula="of:=IF([.M2]=&quot;&quot;;&quot;&quot;;[.M2])">
            <text:p/>
          </table:table-cell>
          <table:table-cell table:style-name="ce9" table:formula="of:=IF([.N2]=&quot;&quot;;&quot;&quot;;[.N2])">
            <text:p/>
          </table:table-cell>
          <table:table-cell table:style-name="ce9" table:formula="of:=IF([.O2]=&quot;&quot;;&quot;&quot;;[.O2])">
            <text:p/>
          </table:table-cell>
          <table:table-cell table:style-name="ce9" table:formula="of:=IF([.P2]=&quot;&quot;;&quot;&quot;;[.P2])">
            <text:p/>
          </table:table-cell>
          <table:table-cell table:style-name="ce9" table:formula="of:=IF([.Q2]=&quot;&quot;;&quot;&quot;;[.Q2])">
            <text:p/>
          </table:table-cell>
          <table:table-cell table:style-name="ce9" table:formula="of:=IF([.R2]=&quot;&quot;;&quot;&quot;;[.R2])">
            <text:p/>
          </table:table-cell>
          <table:table-cell table:style-name="ce9" table:formula="of:=IF([.S2]=&quot;&quot;;&quot;&quot;;[.S2])">
            <text:p/>
          </table:table-cell>
          <table:table-cell table:style-name="ce9" table:formula="of:=IF([.T2]=&quot;&quot;;&quot;&quot;;[.T2])">
            <text:p/>
          </table:table-cell>
          <table:table-cell table:style-name="ce9" table:formula="of:=IF([.U2]=&quot;&quot;;&quot;&quot;;[.U2])">
            <text:p/>
          </table:table-cell>
          <table:table-cell table:style-name="ce9" table:formula="of:=IF([.V2]=&quot;&quot;;&quot;&quot;;[.V2])">
            <text:p/>
          </table:table-cell>
          <table:table-cell table:style-name="ce9" table:formula="of:=IF([.W2]=&quot;&quot;;&quot;&quot;;[.W2])">
            <text:p/>
          </table:table-cell>
          <table:table-cell table:style-name="ce9" table:formula="of:=IF([.X2]=&quot;&quot;;&quot;&quot;;[.X2])">
            <text:p/>
          </table:table-cell>
          <table:table-cell table:style-name="ce9" table:formula="of:=IF([.Y2]=&quot;&quot;;&quot;&quot;;[.Y2])">
            <text:p/>
          </table:table-cell>
          <table:table-cell table:style-name="ce9" table:formula="of:=IF([.Z2]=&quot;&quot;;&quot;&quot;;[.Z2])">
            <text:p/>
          </table:table-cell>
        </table:table-row>
        <table:table-row table:style-name="ro1">
          <table:table-cell table:style-name="ce34" office:value-type="string" calcext:value-type="string">
            <text:p>Novo y</text:p>
          </table:table-cell>
          <table:table-cell table:formula="of:=IF([.B3]=&quot;&quot;;&quot;&quot;;LN([.B3]))" office:value-type="float" office:value="2.30258509299405" calcext:value-type="float">
            <text:p>2,30258509299405</text:p>
          </table:table-cell>
          <table:table-cell table:formula="of:=IF([.C3]=&quot;&quot;;&quot;&quot;;LN([.C3]))" office:value-type="float" office:value="2.99573227355399" calcext:value-type="float">
            <text:p>2,99573227355399</text:p>
          </table:table-cell>
          <table:table-cell table:style-name="ce9" table:formula="of:=IF([.D3]=&quot;&quot;;&quot;&quot;;LN([.D3]))" office:value-type="float" office:value="3.36729582998647" calcext:value-type="float">
            <text:p>3,36729582998647</text:p>
          </table:table-cell>
          <table:table-cell table:style-name="ce9" table:formula="of:=IF([.E3]=&quot;&quot;;&quot;&quot;;LN([.E3]))" office:value-type="float" office:value="3.71357206670431" calcext:value-type="float">
            <text:p>3,71357206670431</text:p>
          </table:table-cell>
          <table:table-cell table:style-name="ce9" table:formula="of:=IF([.F3]=&quot;&quot;;&quot;&quot;;LN([.F3]))" office:value-type="float" office:value="3.91202300542815" calcext:value-type="float">
            <text:p>3,91202300542815</text:p>
          </table:table-cell>
          <table:table-cell table:style-name="ce9" table:formula="of:=IF([.G3]=&quot;&quot;;&quot;&quot;;LN([.G3]))">
            <text:p/>
          </table:table-cell>
          <table:table-cell table:style-name="ce9" table:formula="of:=IF([.H3]=&quot;&quot;;&quot;&quot;;LN([.H3]))">
            <text:p/>
          </table:table-cell>
          <table:table-cell table:style-name="ce9" table:formula="of:=IF([.I3]=&quot;&quot;;&quot;&quot;;LN([.I3]))">
            <text:p/>
          </table:table-cell>
          <table:table-cell table:style-name="ce9" table:formula="of:=IF([.J3]=&quot;&quot;;&quot;&quot;;LN([.J3]))">
            <text:p/>
          </table:table-cell>
          <table:table-cell table:style-name="ce9" table:formula="of:=IF([.K3]=&quot;&quot;;&quot;&quot;;LN([.K3]))">
            <text:p/>
          </table:table-cell>
          <table:table-cell table:style-name="ce9" table:formula="of:=IF([.L3]=&quot;&quot;;&quot;&quot;;LN([.L3]))">
            <text:p/>
          </table:table-cell>
          <table:table-cell table:style-name="ce9" table:formula="of:=IF([.M3]=&quot;&quot;;&quot;&quot;;LN([.M3]))">
            <text:p/>
          </table:table-cell>
          <table:table-cell table:style-name="ce9" table:formula="of:=IF([.N3]=&quot;&quot;;&quot;&quot;;LN([.N3]))">
            <text:p/>
          </table:table-cell>
          <table:table-cell table:style-name="ce9" table:formula="of:=IF([.O3]=&quot;&quot;;&quot;&quot;;LN([.O3]))">
            <text:p/>
          </table:table-cell>
          <table:table-cell table:style-name="ce9" table:formula="of:=IF([.P3]=&quot;&quot;;&quot;&quot;;LN([.P3]))">
            <text:p/>
          </table:table-cell>
          <table:table-cell table:style-name="ce9" table:formula="of:=IF([.Q3]=&quot;&quot;;&quot;&quot;;LN([.Q3]))">
            <text:p/>
          </table:table-cell>
          <table:table-cell table:style-name="ce9" table:formula="of:=IF([.R3]=&quot;&quot;;&quot;&quot;;LN([.R3]))">
            <text:p/>
          </table:table-cell>
          <table:table-cell table:style-name="ce9" table:formula="of:=IF([.S3]=&quot;&quot;;&quot;&quot;;LN([.S3]))">
            <text:p/>
          </table:table-cell>
          <table:table-cell table:style-name="ce9" table:formula="of:=IF([.T3]=&quot;&quot;;&quot;&quot;;LN([.T3]))">
            <text:p/>
          </table:table-cell>
          <table:table-cell table:style-name="ce9" table:formula="of:=IF([.U3]=&quot;&quot;;&quot;&quot;;LN([.U3]))">
            <text:p/>
          </table:table-cell>
          <table:table-cell table:style-name="ce9" table:formula="of:=IF([.V3]=&quot;&quot;;&quot;&quot;;LN([.V3]))">
            <text:p/>
          </table:table-cell>
          <table:table-cell table:style-name="ce9" table:formula="of:=IF([.W3]=&quot;&quot;;&quot;&quot;;LN([.W3]))">
            <text:p/>
          </table:table-cell>
          <table:table-cell table:style-name="ce9" table:formula="of:=IF([.X3]=&quot;&quot;;&quot;&quot;;LN([.X3]))">
            <text:p/>
          </table:table-cell>
          <table:table-cell table:style-name="ce9" table:formula="of:=IF([.Y3]=&quot;&quot;;&quot;&quot;;LN([.Y3]))">
            <text:p/>
          </table:table-cell>
          <table:table-cell table:style-name="ce9" table:formula="of:=IF([.Z3]=&quot;&quot;;&quot;&quot;;LN([.Z3]))">
            <text:p/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office:value-type="string" calcext:value-type="string">
            <text:p>.</text:p>
          </table:table-cell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Matriz A</text:p>
          </table:table-cell>
          <table:covered-table-cell table:style-name="Default"/>
          <table:table-cell/>
          <table:table-cell table:style-name="ce39" office:value-type="string" calcext:value-type="string">
            <text:p>Matriz B</text:p>
          </table:table-cell>
          <table:table-cell/>
          <table:table-cell table:style-name="ce40" office:value-type="string" calcext:value-type="string" table:number-columns-spanned="2" table:number-rows-spanned="1">
            <text:p>Coeficientes Lineares</text:p>
          </table:table-cell>
          <table:covered-table-cell/>
          <table:table-cell/>
          <table:table-cell table:style-name="ce54" office:value-type="string" calcext:value-type="string" table:number-columns-spanned="2" table:number-rows-spanned="1">
            <text:p>Coeficientes não lineares</text:p>
          </table:table-cell>
          <table:covered-table-cell table:style-name="ce9"/>
          <table:table-cell table:number-columns-repeated="15"/>
        </table:table-row>
        <table:table-row table:style-name="ro1">
          <table:table-cell/>
          <table:table-cell table:formula="of:=COUNT([.2:.2])" office:value-type="float" office:value="5" calcext:value-type="float">
            <text:p>5</text:p>
          </table:table-cell>
          <table:table-cell table:formula="of:=SUM([.7:.7])" office:value-type="float" office:value="15" calcext:value-type="float">
            <text:p>15</text:p>
          </table:table-cell>
          <table:table-cell/>
          <table:table-cell table:style-name="ce9" table:formula="of:=SUM([.8:.8])" office:value-type="float" office:value="16.291208268667" calcext:value-type="float">
            <text:p>16,291208268667</text:p>
          </table:table-cell>
          <table:table-cell/>
          <table:table-cell table:style-name="ce41" office:value-type="string" calcext:value-type="string">
            <text:p>b=</text:p>
          </table:table-cell>
          <table:table-cell table:style-name="ce9" table:number-matrix-columns-spanned="1" table:number-matrix-rows-spanned="2" table:formula="of:=MMULT(MINVERSE([.B12:.C13]);[.E12:.E13])" office:value-type="float" office:value="2.07722696832784" calcext:value-type="float">
            <text:p>2,07722696832784</text:p>
          </table:table-cell>
          <table:table-cell/>
          <table:table-cell table:style-name="ce41" office:value-type="string" calcext:value-type="string">
            <text:p>ALFA=</text:p>
          </table:table-cell>
          <table:table-cell table:style-name="ce9" table:formula="of:=[.H13]" office:value-type="float" office:value="0.393671561801852" calcext:value-type="float">
            <text:p>0,393671561801852</text:p>
          </table:table-cell>
          <table:table-cell table:number-columns-repeated="15"/>
        </table:table-row>
        <table:table-row table:style-name="ro1">
          <table:table-cell/>
          <table:table-cell table:formula="of:=SUM([.7:.7])" office:value-type="float" office:value="15" calcext:value-type="float">
            <text:p>15</text:p>
          </table:table-cell>
          <table:table-cell table:formula="of:=SUMSQ([.7:.7])" office:value-type="float" office:value="55" calcext:value-type="float">
            <text:p>55</text:p>
          </table:table-cell>
          <table:table-cell/>
          <table:table-cell table:style-name="ce9" table:formula="of:=SUMPRODUCT([.7:.7];[.8:.8])" office:value-type="float" office:value="52.8103404240194" calcext:value-type="float">
            <text:p>52,8103404240194</text:p>
          </table:table-cell>
          <table:table-cell/>
          <table:table-cell table:style-name="ce41" office:value-type="string" calcext:value-type="string">
            <text:p>a=</text:p>
          </table:table-cell>
          <table:table-cell table:style-name="ce9" office:value-type="float" office:value="0.393671561801852" calcext:value-type="float">
            <text:p>0,393671561801852</text:p>
          </table:table-cell>
          <table:table-cell/>
          <table:table-cell table:style-name="ce41" office:value-type="string" calcext:value-type="string">
            <text:p>BETA=</text:p>
          </table:table-cell>
          <table:table-cell table:style-name="ce9" table:formula="of:=EXP([.H12])" office:value-type="float" office:value="7.98230301605123" calcext:value-type="float">
            <text:p>7,98230301605123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35" office:value-type="string" calcext:value-type="string">
            <text:p>Ajuste</text:p>
          </table:table-cell>
          <table:table-cell table:formula="of:=IF([.B2]=&quot;&quot;;&quot;&quot;;[.$K$13]*EXP([.$K$12]*[.B2]))" office:value-type="float" office:value="11.833074450243" calcext:value-type="float">
            <text:p>11,833074450243</text:p>
          </table:table-cell>
          <table:table-cell table:formula="of:=IF([.C2]=&quot;&quot;;&quot;&quot;;[.$K$13]*EXP([.$K$12]*[.C2]))" office:value-type="float" office:value="17.5415103465041" calcext:value-type="float">
            <text:p>17,5415103465041</text:p>
          </table:table-cell>
          <table:table-cell table:style-name="ce9" table:formula="of:=IF([.D2]=&quot;&quot;;&quot;&quot;;[.$K$13]*EXP([.$K$12]*[.D2]))" office:value-type="float" office:value="26.0037732822844" calcext:value-type="float">
            <text:p>26,0037732822844</text:p>
          </table:table-cell>
          <table:table-cell table:style-name="ce9" table:formula="of:=IF([.E2]=&quot;&quot;;&quot;&quot;;[.$K$13]*EXP([.$K$12]*[.E2]))" office:value-type="float" office:value="38.5483468389715" calcext:value-type="float">
            <text:p>38,5483468389715</text:p>
          </table:table-cell>
          <table:table-cell table:style-name="ce9" table:formula="of:=IF([.F2]=&quot;&quot;;&quot;&quot;;[.$K$13]*EXP([.$K$12]*[.F2]))" office:value-type="float" office:value="57.1445931283363" calcext:value-type="float">
            <text:p>57,1445931283363</text:p>
          </table:table-cell>
          <table:table-cell table:style-name="ce9" table:formula="of:=IF([.G2]=&quot;&quot;;&quot;&quot;;[.$K$13]*EXP([.$K$12]*[.G2]))">
            <text:p/>
          </table:table-cell>
          <table:table-cell table:style-name="ce9" table:formula="of:=IF([.H2]=&quot;&quot;;&quot;&quot;;[.$K$13]*EXP([.$K$12]*[.H2]))">
            <text:p/>
          </table:table-cell>
          <table:table-cell table:style-name="ce9" table:formula="of:=IF([.I2]=&quot;&quot;;&quot;&quot;;[.$K$13]*EXP([.$K$12]*[.I2]))">
            <text:p/>
          </table:table-cell>
          <table:table-cell table:style-name="ce9" table:formula="of:=IF([.J2]=&quot;&quot;;&quot;&quot;;[.$K$13]*EXP([.$K$12]*[.J2]))">
            <text:p/>
          </table:table-cell>
          <table:table-cell table:style-name="ce9" table:formula="of:=IF([.K2]=&quot;&quot;;&quot;&quot;;[.$K$13]*EXP([.$K$12]*[.K2]))">
            <text:p/>
          </table:table-cell>
          <table:table-cell table:style-name="ce9" table:formula="of:=IF([.L2]=&quot;&quot;;&quot;&quot;;[.$K$13]*EXP([.$K$12]*[.L2]))">
            <text:p/>
          </table:table-cell>
          <table:table-cell table:style-name="ce9" table:formula="of:=IF([.M2]=&quot;&quot;;&quot;&quot;;[.$K$13]*EXP([.$K$12]*[.M2]))">
            <text:p/>
          </table:table-cell>
          <table:table-cell table:style-name="ce9" table:formula="of:=IF([.N2]=&quot;&quot;;&quot;&quot;;[.$K$13]*EXP([.$K$12]*[.N2]))">
            <text:p/>
          </table:table-cell>
          <table:table-cell table:style-name="ce9" table:formula="of:=IF([.O2]=&quot;&quot;;&quot;&quot;;[.$K$13]*EXP([.$K$12]*[.O2]))">
            <text:p/>
          </table:table-cell>
          <table:table-cell table:style-name="ce9" table:formula="of:=IF([.P2]=&quot;&quot;;&quot;&quot;;[.$K$13]*EXP([.$K$12]*[.P2]))">
            <text:p/>
          </table:table-cell>
          <table:table-cell table:style-name="ce9" table:formula="of:=IF([.Q2]=&quot;&quot;;&quot;&quot;;[.$K$13]*EXP([.$K$12]*[.Q2]))">
            <text:p/>
          </table:table-cell>
          <table:table-cell table:style-name="ce9" table:formula="of:=IF([.R2]=&quot;&quot;;&quot;&quot;;[.$K$13]*EXP([.$K$12]*[.R2]))">
            <text:p/>
          </table:table-cell>
          <table:table-cell table:style-name="ce9" table:formula="of:=IF([.S2]=&quot;&quot;;&quot;&quot;;[.$K$13]*EXP([.$K$12]*[.S2]))">
            <text:p/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DESVIO</text:p>
          </table:table-cell>
          <table:table-cell table:style-name="Default" table:formula="of:=SUMXMY2([.3:.3];[.15:.15])" office:value-type="float" office:value="75.437522051884" calcext:value-type="float">
            <text:p>75,437522051884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36" office:value-type="string" calcext:value-type="string">
            <text:p>Previsão y</text:p>
          </table:table-cell>
          <table:table-cell table:formula="of:=IF([.B4]=&quot;&quot;;&quot;&quot;;[.$K$13]*EXP([.$K$12]*[.B4]))" office:value-type="float" office:value="409.093029572625" calcext:value-type="float">
            <text:p>409,093029572625</text:p>
          </table:table-cell>
          <table:table-cell table:formula="of:=IF([.C4]=&quot;&quot;;&quot;&quot;;[.$K$13]*EXP([.$K$12]*[.C4]))" office:value-type="float" office:value="186.158686412877" calcext:value-type="float">
            <text:p>186,158686412877</text:p>
          </table:table-cell>
          <table:table-cell table:style-name="ce9" table:formula="of:=IF([.D4]=&quot;&quot;;&quot;&quot;;[.$K$13]*EXP([.$K$12]*[.D4]))" office:value-type="float" office:value="20966.017765597" calcext:value-type="float">
            <text:p>20966,017765597</text:p>
          </table:table-cell>
          <table:table-cell table:style-name="ce9" table:formula="of:=IF([.E4]=&quot;&quot;;&quot;&quot;;[.$K$13]*EXP([.$K$12]*[.E4]))">
            <text:p/>
          </table:table-cell>
          <table:table-cell table:style-name="ce9" table:formula="of:=IF([.F4]=&quot;&quot;;&quot;&quot;;[.$K$13]*EXP([.$K$12]*[.F4]))">
            <text:p/>
          </table:table-cell>
          <table:table-cell table:style-name="ce9" table:formula="of:=IF([.G4]=&quot;&quot;;&quot;&quot;;[.$K$13]*EXP([.$K$12]*[.G4]))">
            <text:p/>
          </table:table-cell>
          <table:table-cell table:style-name="ce9" table:formula="of:=IF([.H4]=&quot;&quot;;&quot;&quot;;[.$K$13]*EXP([.$K$12]*[.H4]))">
            <text:p/>
          </table:table-cell>
          <table:table-cell table:style-name="ce9" table:formula="of:=IF([.I4]=&quot;&quot;;&quot;&quot;;[.$K$13]*EXP([.$K$12]*[.I4]))">
            <text:p/>
          </table:table-cell>
          <table:table-cell table:style-name="ce9" table:formula="of:=IF([.J4]=&quot;&quot;;&quot;&quot;;[.$K$13]*EXP([.$K$12]*[.J4]))">
            <text:p/>
          </table:table-cell>
          <table:table-cell table:style-name="ce9" table:formula="of:=IF([.K4]=&quot;&quot;;&quot;&quot;;[.$K$13]*EXP([.$K$12]*[.K4]))">
            <text:p/>
          </table:table-cell>
          <table:table-cell table:style-name="ce9" table:formula="of:=IF([.L4]=&quot;&quot;;&quot;&quot;;[.$K$13]*EXP([.$K$12]*[.L4]))">
            <text:p/>
          </table:table-cell>
          <table:table-cell table:style-name="ce9" table:formula="of:=IF([.M4]=&quot;&quot;;&quot;&quot;;[.$K$13]*EXP([.$K$12]*[.M4]))">
            <text:p/>
          </table:table-cell>
          <table:table-cell table:style-name="ce9" table:formula="of:=IF([.N4]=&quot;&quot;;&quot;&quot;;[.$K$13]*EXP([.$K$12]*[.N4]))">
            <text:p/>
          </table:table-cell>
          <table:table-cell table:style-name="ce9" table:formula="of:=IF([.O4]=&quot;&quot;;&quot;&quot;;[.$K$13]*EXP([.$K$12]*[.O4]))">
            <text:p/>
          </table:table-cell>
          <table:table-cell table:style-name="ce9" table:formula="of:=IF([.P4]=&quot;&quot;;&quot;&quot;;[.$K$13]*EXP([.$K$12]*[.P4]))">
            <text:p/>
          </table:table-cell>
          <table:table-cell table:style-name="ce9" table:formula="of:=IF([.Q4]=&quot;&quot;;&quot;&quot;;[.$K$13]*EXP([.$K$12]*[.Q4]))">
            <text:p/>
          </table:table-cell>
          <table:table-cell table:style-name="ce9" table:formula="of:=IF([.R4]=&quot;&quot;;&quot;&quot;;[.$K$13]*EXP([.$K$12]*[.R4]))">
            <text:p/>
          </table:table-cell>
          <table:table-cell table:style-name="ce9" table:formula="of:=IF([.S4]=&quot;&quot;;&quot;&quot;;[.$K$13]*EXP([.$K$12]*[.S4]))">
            <text:p/>
          </table:table-cell>
          <table:table-cell table:number-columns-repeated="7"/>
        </table:table-row>
      </table:table>
      <table:table table:name="Ajuste Logarítmico" table:style-name="ta1">
        <table:shapes>
          <draw:frame draw:z-index="0" draw:style-name="gr1" draw:text-style-name="P1" svg:width="15.473cm" svg:height="7.568cm" svg:x="2.258cm" svg:y="8.579cm">
            <draw:object draw:notify-on-update-of-ranges="'Ajuste Logarítmico'.B2:'Ajuste Logarítmico'.F2 'Ajuste Logarítmico'.A3:'Ajuste Logarítmico'.A3 'Ajuste Logarítmico'.B3:'Ajuste Logarítmico'.F3 'Ajuste Logarítmico'.B2:'Ajuste Logarítmico'.F2 'Ajuste Logarítmico'.A15:'Ajuste Logarítmico'.A15 'Ajuste Logarítmico'.B15:'Ajuste Logarítmico'.S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9"/>
        <table:table-column table:style-name="co1" table:number-columns-repeated="23" table:default-cell-style-name="Default"/>
        <table:table-row table:style-name="ro1">
          <table:table-cell table:style-name="ce30" office:value-type="string" calcext:value-type="string">
            <text:p>Dados</text:p>
          </table:table-cell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31" office:value-type="string" calcext:value-type="string">
            <text:p>x</text:p>
          </table:table-cell>
          <table:table-cell table:style-name="ce37" table:formula="of:=1" office:value-type="float" office:value="1" calcext:value-type="float">
            <text:p>1</text:p>
          </table:table-cell>
          <table:table-cell table:style-name="ce37" table:formula="of:=2" office:value-type="float" office:value="2" calcext:value-type="float">
            <text:p>2</text:p>
          </table:table-cell>
          <table:table-cell table:style-name="ce37" table:formula="of:=3" office:value-type="float" office:value="3" calcext:value-type="float">
            <text:p>3</text:p>
          </table:table-cell>
          <table:table-cell table:style-name="ce37" table:formula="of:=4" office:value-type="float" office:value="4" calcext:value-type="float">
            <text:p>4</text:p>
          </table:table-cell>
          <table:table-cell table:style-name="ce37" table:formula="of:=5" office:value-type="float" office:value="5" calcext:value-type="float">
            <text:p>5</text:p>
          </table:table-cell>
          <table:table-cell table:style-name="ce37" table:number-columns-repeated="13"/>
          <table:table-cell table:number-columns-repeated="7"/>
        </table:table-row>
        <table:table-row table:style-name="ro1">
          <table:table-cell table:style-name="ce31" office:value-type="string" calcext:value-type="string">
            <text:p>y</text:p>
          </table:table-cell>
          <table:table-cell table:style-name="ce37" table:formula="of:=10" office:value-type="float" office:value="10" calcext:value-type="float">
            <text:p>10</text:p>
          </table:table-cell>
          <table:table-cell table:style-name="ce37" table:formula="of:=20" office:value-type="float" office:value="20" calcext:value-type="float">
            <text:p>20</text:p>
          </table:table-cell>
          <table:table-cell table:style-name="ce37" table:formula="of:=29" office:value-type="float" office:value="29" calcext:value-type="float">
            <text:p>29</text:p>
          </table:table-cell>
          <table:table-cell table:style-name="ce37" table:formula="of:=41" office:value-type="float" office:value="41" calcext:value-type="float">
            <text:p>41</text:p>
          </table:table-cell>
          <table:table-cell table:style-name="ce37" table:formula="of:=50" office:value-type="float" office:value="50" calcext:value-type="float">
            <text:p>50</text:p>
          </table:table-cell>
          <table:table-cell table:style-name="ce37" table:number-columns-repeated="13"/>
          <table:table-cell table:number-columns-repeated="7"/>
        </table:table-row>
        <table:table-row table:style-name="ro1">
          <table:table-cell table:style-name="ce32" office:value-type="string" calcext:value-type="string">
            <text:p>Prever x</text:p>
          </table:table-cell>
          <table:table-cell table:formula="of:=10" office:value-type="float" office:value="10" calcext:value-type="float">
            <text:p>10</text:p>
          </table:table-cell>
          <table:table-cell table:formula="of:=8" office:value-type="float" office:value="8" calcext:value-type="float">
            <text:p>8</text:p>
          </table:table-cell>
          <table:table-cell table:style-name="ce9" table:formula="of:=20" office:value-type="float" office:value="20" calcext:value-type="float">
            <text:p>20</text:p>
          </table:table-cell>
          <table:table-cell table:style-name="ce9" table:number-columns-repeated="15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33" office:value-type="string" calcext:value-type="string" table:number-columns-spanned="3" table:number-rows-spanned="1">
            <text:p>Tabela Linearizada</text:p>
          </table:table-cell>
          <table:covered-table-cell table:number-columns-repeated="2" table:style-name="Default"/>
          <table:table-cell table:number-columns-repeated="23"/>
        </table:table-row>
        <table:table-row table:style-name="ro1">
          <table:table-cell table:style-name="ce34" office:value-type="string" calcext:value-type="string">
            <text:p>Novo x</text:p>
          </table:table-cell>
          <table:table-cell table:formula="of:=IF([.B2]=&quot;&quot;;&quot;&quot;;LN([.B2]))" office:value-type="float" office:value="0" calcext:value-type="float">
            <text:p>0</text:p>
          </table:table-cell>
          <table:table-cell table:formula="of:=IF([.C2]=&quot;&quot;;&quot;&quot;;LN([.C2]))" office:value-type="float" office:value="0.693147180559945" calcext:value-type="float">
            <text:p>0,693147180559945</text:p>
          </table:table-cell>
          <table:table-cell table:style-name="ce9" table:formula="of:=IF([.D2]=&quot;&quot;;&quot;&quot;;LN([.D2]))" office:value-type="float" office:value="1.09861228866811" calcext:value-type="float">
            <text:p>1,09861228866811</text:p>
          </table:table-cell>
          <table:table-cell table:style-name="ce9" table:formula="of:=IF([.E2]=&quot;&quot;;&quot;&quot;;LN([.E2]))" office:value-type="float" office:value="1.38629436111989" calcext:value-type="float">
            <text:p>1,38629436111989</text:p>
          </table:table-cell>
          <table:table-cell table:style-name="ce9" table:formula="of:=IF([.F2]=&quot;&quot;;&quot;&quot;;LN([.F2]))" office:value-type="float" office:value="1.6094379124341" calcext:value-type="float">
            <text:p>1,6094379124341</text:p>
          </table:table-cell>
          <table:table-cell table:style-name="ce9" table:formula="of:=IF([.G2]=&quot;&quot;;&quot;&quot;;LN([.G2]))">
            <text:p/>
          </table:table-cell>
          <table:table-cell table:style-name="ce9" table:formula="of:=IF([.H2]=&quot;&quot;;&quot;&quot;;LN([.H2]))">
            <text:p/>
          </table:table-cell>
          <table:table-cell table:style-name="ce9" table:formula="of:=IF([.I2]=&quot;&quot;;&quot;&quot;;LN([.I2]))">
            <text:p/>
          </table:table-cell>
          <table:table-cell table:style-name="ce9" table:formula="of:=IF([.J2]=&quot;&quot;;&quot;&quot;;LN([.J2]))">
            <text:p/>
          </table:table-cell>
          <table:table-cell table:style-name="ce9" table:formula="of:=IF([.K2]=&quot;&quot;;&quot;&quot;;LN([.K2]))">
            <text:p/>
          </table:table-cell>
          <table:table-cell table:style-name="ce9" table:formula="of:=IF([.L2]=&quot;&quot;;&quot;&quot;;LN([.L2]))">
            <text:p/>
          </table:table-cell>
          <table:table-cell table:style-name="ce9" table:formula="of:=IF([.M2]=&quot;&quot;;&quot;&quot;;LN([.M2]))">
            <text:p/>
          </table:table-cell>
          <table:table-cell table:style-name="ce9" table:formula="of:=IF([.N2]=&quot;&quot;;&quot;&quot;;LN([.N2]))">
            <text:p/>
          </table:table-cell>
          <table:table-cell table:style-name="ce9" table:formula="of:=IF([.O2]=&quot;&quot;;&quot;&quot;;LN([.O2]))">
            <text:p/>
          </table:table-cell>
          <table:table-cell table:style-name="ce9" table:formula="of:=IF([.P2]=&quot;&quot;;&quot;&quot;;LN([.P2]))">
            <text:p/>
          </table:table-cell>
          <table:table-cell table:style-name="ce9" table:formula="of:=IF([.Q2]=&quot;&quot;;&quot;&quot;;LN([.Q2]))">
            <text:p/>
          </table:table-cell>
          <table:table-cell table:style-name="ce9" table:formula="of:=IF([.R2]=&quot;&quot;;&quot;&quot;;LN([.R2]))">
            <text:p/>
          </table:table-cell>
          <table:table-cell table:style-name="ce9" table:formula="of:=IF([.S2]=&quot;&quot;;&quot;&quot;;LN([.S2]))">
            <text:p/>
          </table:table-cell>
          <table:table-cell table:style-name="ce9" table:formula="of:=IF([.T2]=&quot;&quot;;&quot;&quot;;LN([.T2]))">
            <text:p/>
          </table:table-cell>
          <table:table-cell table:style-name="ce9" table:formula="of:=IF([.U2]=&quot;&quot;;&quot;&quot;;LN([.U2]))">
            <text:p/>
          </table:table-cell>
          <table:table-cell table:style-name="ce9" table:formula="of:=IF([.V2]=&quot;&quot;;&quot;&quot;;LN([.V2]))">
            <text:p/>
          </table:table-cell>
          <table:table-cell table:style-name="ce9" table:formula="of:=IF([.W2]=&quot;&quot;;&quot;&quot;;LN([.W2]))">
            <text:p/>
          </table:table-cell>
          <table:table-cell table:style-name="ce9" table:formula="of:=IF([.X2]=&quot;&quot;;&quot;&quot;;LN([.X2]))">
            <text:p/>
          </table:table-cell>
          <table:table-cell table:style-name="ce9" table:formula="of:=IF([.Y2]=&quot;&quot;;&quot;&quot;;LN([.Y2]))">
            <text:p/>
          </table:table-cell>
          <table:table-cell table:style-name="ce9" table:formula="of:=IF([.Z2]=&quot;&quot;;&quot;&quot;;LN([.Z2]))">
            <text:p/>
          </table:table-cell>
        </table:table-row>
        <table:table-row table:style-name="ro1">
          <table:table-cell table:style-name="ce34" office:value-type="string" calcext:value-type="string">
            <text:p>Novo y</text:p>
          </table:table-cell>
          <table:table-cell table:formula="of:=IF([.B3]=&quot;&quot;;&quot;&quot;;[.B3])" office:value-type="float" office:value="10" calcext:value-type="float">
            <text:p>10</text:p>
          </table:table-cell>
          <table:table-cell table:formula="of:=IF([.C3]=&quot;&quot;;&quot;&quot;;[.C3])" office:value-type="float" office:value="20" calcext:value-type="float">
            <text:p>20</text:p>
          </table:table-cell>
          <table:table-cell table:style-name="ce9" table:formula="of:=IF([.D3]=&quot;&quot;;&quot;&quot;;[.D3])" office:value-type="float" office:value="29" calcext:value-type="float">
            <text:p>29</text:p>
          </table:table-cell>
          <table:table-cell table:style-name="ce9" table:formula="of:=IF([.E3]=&quot;&quot;;&quot;&quot;;[.E3])" office:value-type="float" office:value="41" calcext:value-type="float">
            <text:p>41</text:p>
          </table:table-cell>
          <table:table-cell table:style-name="ce9" table:formula="of:=IF([.F3]=&quot;&quot;;&quot;&quot;;[.F3])" office:value-type="float" office:value="50" calcext:value-type="float">
            <text:p>50</text:p>
          </table:table-cell>
          <table:table-cell table:style-name="ce9" table:formula="of:=IF([.G3]=&quot;&quot;;&quot;&quot;;[.G3])">
            <text:p/>
          </table:table-cell>
          <table:table-cell table:style-name="ce9" table:formula="of:=IF([.H3]=&quot;&quot;;&quot;&quot;;[.H3])">
            <text:p/>
          </table:table-cell>
          <table:table-cell table:style-name="ce9" table:formula="of:=IF([.I3]=&quot;&quot;;&quot;&quot;;[.I3])">
            <text:p/>
          </table:table-cell>
          <table:table-cell table:style-name="ce9" table:formula="of:=IF([.J3]=&quot;&quot;;&quot;&quot;;[.J3])">
            <text:p/>
          </table:table-cell>
          <table:table-cell table:style-name="ce9" table:formula="of:=IF([.K3]=&quot;&quot;;&quot;&quot;;[.K3])">
            <text:p/>
          </table:table-cell>
          <table:table-cell table:style-name="ce9" table:formula="of:=IF([.L3]=&quot;&quot;;&quot;&quot;;[.L3])">
            <text:p/>
          </table:table-cell>
          <table:table-cell table:style-name="ce9" table:formula="of:=IF([.M3]=&quot;&quot;;&quot;&quot;;[.M3])">
            <text:p/>
          </table:table-cell>
          <table:table-cell table:style-name="ce9" table:formula="of:=IF([.N3]=&quot;&quot;;&quot;&quot;;[.N3])">
            <text:p/>
          </table:table-cell>
          <table:table-cell table:style-name="ce9" table:formula="of:=IF([.O3]=&quot;&quot;;&quot;&quot;;[.O3])">
            <text:p/>
          </table:table-cell>
          <table:table-cell table:style-name="ce9" table:formula="of:=IF([.P3]=&quot;&quot;;&quot;&quot;;[.P3])">
            <text:p/>
          </table:table-cell>
          <table:table-cell table:style-name="ce9" table:formula="of:=IF([.Q3]=&quot;&quot;;&quot;&quot;;[.Q3])">
            <text:p/>
          </table:table-cell>
          <table:table-cell table:style-name="ce9" table:formula="of:=IF([.R3]=&quot;&quot;;&quot;&quot;;[.R3])">
            <text:p/>
          </table:table-cell>
          <table:table-cell table:style-name="ce9" table:formula="of:=IF([.S3]=&quot;&quot;;&quot;&quot;;[.S3])">
            <text:p/>
          </table:table-cell>
          <table:table-cell table:style-name="ce9" table:formula="of:=IF([.T3]=&quot;&quot;;&quot;&quot;;[.T3])">
            <text:p/>
          </table:table-cell>
          <table:table-cell table:style-name="ce9" table:formula="of:=IF([.U3]=&quot;&quot;;&quot;&quot;;[.U3])">
            <text:p/>
          </table:table-cell>
          <table:table-cell table:style-name="ce9" table:formula="of:=IF([.V3]=&quot;&quot;;&quot;&quot;;[.V3])">
            <text:p/>
          </table:table-cell>
          <table:table-cell table:style-name="ce9" table:formula="of:=IF([.W3]=&quot;&quot;;&quot;&quot;;[.W3])">
            <text:p/>
          </table:table-cell>
          <table:table-cell table:style-name="ce9" table:formula="of:=IF([.X3]=&quot;&quot;;&quot;&quot;;[.X3])">
            <text:p/>
          </table:table-cell>
          <table:table-cell table:style-name="ce9" table:formula="of:=IF([.Y3]=&quot;&quot;;&quot;&quot;;[.Y3])">
            <text:p/>
          </table:table-cell>
          <table:table-cell table:style-name="ce9" table:formula="of:=IF([.Z3]=&quot;&quot;;&quot;&quot;;[.Z3])">
            <text:p/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office:value-type="string" calcext:value-type="string">
            <text:p>.</text:p>
          </table:table-cell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Matriz A</text:p>
          </table:table-cell>
          <table:covered-table-cell table:style-name="Default"/>
          <table:table-cell/>
          <table:table-cell table:style-name="ce39" office:value-type="string" calcext:value-type="string">
            <text:p>Matriz B</text:p>
          </table:table-cell>
          <table:table-cell/>
          <table:table-cell table:style-name="ce40" office:value-type="string" calcext:value-type="string" table:number-columns-spanned="2" table:number-rows-spanned="1">
            <text:p>Coeficientes Lineares</text:p>
          </table:table-cell>
          <table:covered-table-cell/>
          <table:table-cell/>
          <table:table-cell table:style-name="ce54" office:value-type="string" calcext:value-type="string" table:number-columns-spanned="2" table:number-rows-spanned="1">
            <text:p>Coeficientes não lineares</text:p>
          </table:table-cell>
          <table:covered-table-cell table:style-name="ce9"/>
          <table:table-cell table:number-columns-repeated="15"/>
        </table:table-row>
        <table:table-row table:style-name="ro1">
          <table:table-cell/>
          <table:table-cell table:formula="of:=COUNT([.2:.2])" office:value-type="float" office:value="5" calcext:value-type="float">
            <text:p>5</text:p>
          </table:table-cell>
          <table:table-cell table:formula="of:=SUM([.7:.7])" office:value-type="float" office:value="4.78749174278205" calcext:value-type="float">
            <text:p>4,78749174278205</text:p>
          </table:table-cell>
          <table:table-cell/>
          <table:table-cell table:style-name="ce9" table:formula="of:=SUM([.8:.8])" office:value-type="float" office:value="150" calcext:value-type="float">
            <text:p>150</text:p>
          </table:table-cell>
          <table:table-cell/>
          <table:table-cell table:style-name="ce41" office:value-type="string" calcext:value-type="string">
            <text:p>b=</text:p>
          </table:table-cell>
          <table:table-cell table:style-name="ce9" table:number-matrix-columns-spanned="1" table:number-matrix-rows-spanned="2" table:formula="of:=MMULT(MINVERSE([.B12:.C13]);[.E12:.E13])" office:value-type="float" office:value="6.64297863595117" calcext:value-type="float">
            <text:p>6,64297863595117</text:p>
          </table:table-cell>
          <table:table-cell/>
          <table:table-cell table:style-name="ce41" office:value-type="string" calcext:value-type="string">
            <text:p>ALFA=</text:p>
          </table:table-cell>
          <table:table-cell table:style-name="ce9" table:formula="of:=EXP([.H12]/[.H13])" office:value-type="float" office:value="1.31301030147764" calcext:value-type="float">
            <text:p>1,31301030147764</text:p>
          </table:table-cell>
          <table:table-cell table:number-columns-repeated="15"/>
        </table:table-row>
        <table:table-row table:style-name="ro1">
          <table:table-cell/>
          <table:table-cell table:formula="of:=SUM([.7:.7])" office:value-type="float" office:value="4.78749174278205" calcext:value-type="float">
            <text:p>4,78749174278205</text:p>
          </table:table-cell>
          <table:table-cell table:formula="of:=SUMSQ([.7:.7])" office:value-type="float" office:value="6.19950442438382" calcext:value-type="float">
            <text:p>6,19950442438382</text:p>
          </table:table-cell>
          <table:table-cell/>
          <table:table-cell table:style-name="ce9" table:formula="of:=SUMPRODUCT([.7:.7];[.8:.8])" office:value-type="float" office:value="183.032664410195" calcext:value-type="float">
            <text:p>183,032664410195</text:p>
          </table:table-cell>
          <table:table-cell/>
          <table:table-cell table:style-name="ce41" office:value-type="string" calcext:value-type="string">
            <text:p>a=</text:p>
          </table:table-cell>
          <table:table-cell table:style-name="ce9" office:value-type="float" office:value="24.3937980668724" calcext:value-type="float">
            <text:p>24,3937980668724</text:p>
          </table:table-cell>
          <table:table-cell/>
          <table:table-cell table:style-name="ce41" office:value-type="string" calcext:value-type="string">
            <text:p>BETA=</text:p>
          </table:table-cell>
          <table:table-cell table:style-name="ce9" table:formula="of:=[.H13]" office:value-type="float" office:value="24.3937980668724" calcext:value-type="float">
            <text:p>24,3937980668724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35" office:value-type="string" calcext:value-type="string">
            <text:p>Ajuste</text:p>
          </table:table-cell>
          <table:table-cell table:formula="of:=IF([.B2]=&quot;&quot;;&quot;&quot;;[.$K$13]*LN([.$K$12]*[.B2]))" office:value-type="float" office:value="6.64297863595117" calcext:value-type="float">
            <text:p>6,64297863595117</text:p>
          </table:table-cell>
          <table:table-cell table:formula="of:=IF([.C2]=&quot;&quot;;&quot;&quot;;[.$K$13]*LN([.$K$12]*[.C2]))" office:value-type="float" office:value="23.5514709891524" calcext:value-type="float">
            <text:p>23,5514709891524</text:p>
          </table:table-cell>
          <table:table-cell table:style-name="ce9" table:formula="of:=IF([.D2]=&quot;&quot;;&quot;&quot;;[.$K$13]*LN([.$K$12]*[.D2]))" office:value-type="float" office:value="33.4423049595056" calcext:value-type="float">
            <text:p>33,4423049595056</text:p>
          </table:table-cell>
          <table:table-cell table:style-name="ce9" table:formula="of:=IF([.E2]=&quot;&quot;;&quot;&quot;;[.$K$13]*LN([.$K$12]*[.E2]))" office:value-type="float" office:value="40.4599633423537" calcext:value-type="float">
            <text:p>40,4599633423537</text:p>
          </table:table-cell>
          <table:table-cell table:style-name="ce9" table:formula="of:=IF([.F2]=&quot;&quot;;&quot;&quot;;[.$K$13]*LN([.$K$12]*[.F2]))" office:value-type="float" office:value="45.9032820730373" calcext:value-type="float">
            <text:p>45,9032820730373</text:p>
          </table:table-cell>
          <table:table-cell table:style-name="ce9" table:formula="of:=IF([.G2]=&quot;&quot;;&quot;&quot;;[.$K$13]*LN([.$K$12]*[.G2]))">
            <text:p/>
          </table:table-cell>
          <table:table-cell table:style-name="ce9" table:formula="of:=IF([.H2]=&quot;&quot;;&quot;&quot;;[.$K$13]*LN([.$K$12]*[.H2]))">
            <text:p/>
          </table:table-cell>
          <table:table-cell table:style-name="ce9" table:formula="of:=IF([.I2]=&quot;&quot;;&quot;&quot;;[.$K$13]*LN([.$K$12]*[.I2]))">
            <text:p/>
          </table:table-cell>
          <table:table-cell table:style-name="ce9" table:formula="of:=IF([.J2]=&quot;&quot;;&quot;&quot;;[.$K$13]*LN([.$K$12]*[.J2]))">
            <text:p/>
          </table:table-cell>
          <table:table-cell table:style-name="ce9" table:formula="of:=IF([.K2]=&quot;&quot;;&quot;&quot;;[.$K$13]*LN([.$K$12]*[.K2]))">
            <text:p/>
          </table:table-cell>
          <table:table-cell table:style-name="ce9" table:formula="of:=IF([.L2]=&quot;&quot;;&quot;&quot;;[.$K$13]*LN([.$K$12]*[.L2]))">
            <text:p/>
          </table:table-cell>
          <table:table-cell table:style-name="ce9" table:formula="of:=IF([.M2]=&quot;&quot;;&quot;&quot;;[.$K$13]*LN([.$K$12]*[.M2]))">
            <text:p/>
          </table:table-cell>
          <table:table-cell table:style-name="ce9" table:formula="of:=IF([.N2]=&quot;&quot;;&quot;&quot;;[.$K$13]*LN([.$K$12]*[.N2]))">
            <text:p/>
          </table:table-cell>
          <table:table-cell table:style-name="ce9" table:formula="of:=IF([.O2]=&quot;&quot;;&quot;&quot;;[.$K$13]*LN([.$K$12]*[.O2]))">
            <text:p/>
          </table:table-cell>
          <table:table-cell table:style-name="ce9" table:formula="of:=IF([.P2]=&quot;&quot;;&quot;&quot;;[.$K$13]*LN([.$K$12]*[.P2]))">
            <text:p/>
          </table:table-cell>
          <table:table-cell table:style-name="ce9" table:formula="of:=IF([.Q2]=&quot;&quot;;&quot;&quot;;[.$K$13]*LN([.$K$12]*[.Q2]))">
            <text:p/>
          </table:table-cell>
          <table:table-cell table:style-name="ce9" table:formula="of:=IF([.R2]=&quot;&quot;;&quot;&quot;;[.$K$13]*LN([.$K$12]*[.R2]))">
            <text:p/>
          </table:table-cell>
          <table:table-cell table:style-name="ce9" table:formula="of:=IF([.S2]=&quot;&quot;;&quot;&quot;;[.$K$13]*LN([.$K$12]*[.S2]))">
            <text:p/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DESVIO</text:p>
          </table:table-cell>
          <table:table-cell table:style-name="Default" table:formula="of:=SUMXMY2([.3:.3];[.15:.15])" office:value-type="float" office:value="60.6913493434189" calcext:value-type="float">
            <text:p>60,6913493434189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36" office:value-type="string" calcext:value-type="string">
            <text:p>Previsão y</text:p>
          </table:table-cell>
          <table:table-cell table:formula="of:=IF([.B4]=&quot;&quot;;&quot;&quot;;[.$K$13]*LN([.$K$12]*[.B4]))" office:value-type="float" office:value="62.8117744262385" calcext:value-type="float">
            <text:p>62,8117744262385</text:p>
          </table:table-cell>
          <table:table-cell table:formula="of:=IF([.C4]=&quot;&quot;;&quot;&quot;;[.$K$13]*LN([.$K$12]*[.C4]))" office:value-type="float" office:value="57.3684556955549" calcext:value-type="float">
            <text:p>57,3684556955549</text:p>
          </table:table-cell>
          <table:table-cell table:style-name="ce9" table:formula="of:=IF([.D4]=&quot;&quot;;&quot;&quot;;[.$K$13]*LN([.$K$12]*[.D4]))" office:value-type="float" office:value="79.7202667794398" calcext:value-type="float">
            <text:p>79,7202667794398</text:p>
          </table:table-cell>
          <table:table-cell table:style-name="ce9" table:formula="of:=IF([.E4]=&quot;&quot;;&quot;&quot;;[.$K$13]*LN([.$K$12]*[.E4]))">
            <text:p/>
          </table:table-cell>
          <table:table-cell table:style-name="ce9" table:formula="of:=IF([.F4]=&quot;&quot;;&quot;&quot;;[.$K$13]*LN([.$K$12]*[.F4]))">
            <text:p/>
          </table:table-cell>
          <table:table-cell table:style-name="ce9" table:formula="of:=IF([.G4]=&quot;&quot;;&quot;&quot;;[.$K$13]*LN([.$K$12]*[.G4]))">
            <text:p/>
          </table:table-cell>
          <table:table-cell table:style-name="ce9" table:formula="of:=IF([.H4]=&quot;&quot;;&quot;&quot;;[.$K$13]*LN([.$K$12]*[.H4]))">
            <text:p/>
          </table:table-cell>
          <table:table-cell table:style-name="ce9" table:formula="of:=IF([.I4]=&quot;&quot;;&quot;&quot;;[.$K$13]*LN([.$K$12]*[.I4]))">
            <text:p/>
          </table:table-cell>
          <table:table-cell table:style-name="ce9" table:formula="of:=IF([.J4]=&quot;&quot;;&quot;&quot;;[.$K$13]*LN([.$K$12]*[.J4]))">
            <text:p/>
          </table:table-cell>
          <table:table-cell table:style-name="ce9" table:formula="of:=IF([.K4]=&quot;&quot;;&quot;&quot;;[.$K$13]*LN([.$K$12]*[.K4]))">
            <text:p/>
          </table:table-cell>
          <table:table-cell table:style-name="ce9" table:formula="of:=IF([.L4]=&quot;&quot;;&quot;&quot;;[.$K$13]*LN([.$K$12]*[.L4]))">
            <text:p/>
          </table:table-cell>
          <table:table-cell table:style-name="ce9" table:formula="of:=IF([.M4]=&quot;&quot;;&quot;&quot;;[.$K$13]*LN([.$K$12]*[.M4]))">
            <text:p/>
          </table:table-cell>
          <table:table-cell table:style-name="ce9" table:formula="of:=IF([.N4]=&quot;&quot;;&quot;&quot;;[.$K$13]*LN([.$K$12]*[.N4]))">
            <text:p/>
          </table:table-cell>
          <table:table-cell table:style-name="ce9" table:formula="of:=IF([.O4]=&quot;&quot;;&quot;&quot;;[.$K$13]*LN([.$K$12]*[.O4]))">
            <text:p/>
          </table:table-cell>
          <table:table-cell table:style-name="ce9" table:formula="of:=IF([.P4]=&quot;&quot;;&quot;&quot;;[.$K$13]*LN([.$K$12]*[.P4]))">
            <text:p/>
          </table:table-cell>
          <table:table-cell table:style-name="ce9" table:formula="of:=IF([.Q4]=&quot;&quot;;&quot;&quot;;[.$K$13]*LN([.$K$12]*[.Q4]))">
            <text:p/>
          </table:table-cell>
          <table:table-cell table:style-name="ce9" table:formula="of:=IF([.R4]=&quot;&quot;;&quot;&quot;;[.$K$13]*LN([.$K$12]*[.R4]))">
            <text:p/>
          </table:table-cell>
          <table:table-cell table:style-name="ce9" table:formula="of:=IF([.S4]=&quot;&quot;;&quot;&quot;;[.$K$13]*LN([.$K$12]*[.S4]))">
            <text:p/>
          </table:table-cell>
          <table:table-cell table:number-columns-repeated="7"/>
        </table:table-row>
      </table:table>
      <table:table table:name="Ajuste Racional (hiperbólico)" table:style-name="ta1">
        <table:shapes>
          <draw:frame draw:z-index="0" draw:style-name="gr1" draw:text-style-name="P1" svg:width="15.473cm" svg:height="7.568cm" svg:x="2.258cm" svg:y="8.579cm">
            <draw:object draw:notify-on-update-of-ranges="'Ajuste Racional (hiperbólico)'.B2:'Ajuste Racional (hiperbólico)'.F2 'Ajuste Racional (hiperbólico)'.A3:'Ajuste Racional (hiperbólico)'.A3 'Ajuste Racional (hiperbólico)'.B3:'Ajuste Racional (hiperbólico)'.F3 'Ajuste Racional (hiperbólico)'.B2:'Ajuste Racional (hiperbólico)'.F2 'Ajuste Racional (hiperbólico)'.A15:'Ajuste Racional (hiperbólico)'.A15 'Ajuste Racional (hiperbólico)'.B15:'Ajuste Racional (hiperbólico)'.S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9"/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15" table:default-cell-style-name="Default"/>
        <table:table-row table:style-name="ro1">
          <table:table-cell table:style-name="ce30" office:value-type="string" calcext:value-type="string">
            <text:p>Dados</text:p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style-name="ce31" office:value-type="string" calcext:value-type="string">
            <text:p>x</text:p>
          </table:table-cell>
          <table:table-cell table:style-name="ce37" table:formula="of:=1" office:value-type="float" office:value="1" calcext:value-type="float">
            <text:p>1</text:p>
          </table:table-cell>
          <table:table-cell table:style-name="ce37" table:formula="of:=2" office:value-type="float" office:value="2" calcext:value-type="float">
            <text:p>2</text:p>
          </table:table-cell>
          <table:table-cell table:style-name="ce37" table:formula="of:=3" office:value-type="float" office:value="3" calcext:value-type="float">
            <text:p>3</text:p>
          </table:table-cell>
          <table:table-cell table:style-name="ce37" table:formula="of:=4" office:value-type="float" office:value="4" calcext:value-type="float">
            <text:p>4</text:p>
          </table:table-cell>
          <table:table-cell table:style-name="ce37" table:formula="of:=5" office:value-type="float" office:value="5" calcext:value-type="float">
            <text:p>5</text:p>
          </table:table-cell>
          <table:table-cell table:style-name="ce37" table:number-columns-repeated="13"/>
          <table:table-cell table:number-columns-repeated="7"/>
        </table:table-row>
        <table:table-row table:style-name="ro1">
          <table:table-cell table:style-name="ce31" office:value-type="string" calcext:value-type="string">
            <text:p>y</text:p>
          </table:table-cell>
          <table:table-cell table:style-name="ce37" table:formula="of:=10" office:value-type="float" office:value="10" calcext:value-type="float">
            <text:p>10</text:p>
          </table:table-cell>
          <table:table-cell table:style-name="ce37" table:formula="of:=20" office:value-type="float" office:value="20" calcext:value-type="float">
            <text:p>20</text:p>
          </table:table-cell>
          <table:table-cell table:style-name="ce37" table:formula="of:=29" office:value-type="float" office:value="29" calcext:value-type="float">
            <text:p>29</text:p>
          </table:table-cell>
          <table:table-cell table:style-name="ce37" table:formula="of:=41" office:value-type="float" office:value="41" calcext:value-type="float">
            <text:p>41</text:p>
          </table:table-cell>
          <table:table-cell table:style-name="ce37" table:formula="of:=50" office:value-type="float" office:value="50" calcext:value-type="float">
            <text:p>50</text:p>
          </table:table-cell>
          <table:table-cell table:style-name="ce37" table:number-columns-repeated="13"/>
          <table:table-cell table:number-columns-repeated="7"/>
        </table:table-row>
        <table:table-row table:style-name="ro1">
          <table:table-cell table:style-name="ce32" office:value-type="string" calcext:value-type="string">
            <text:p>Prever x</text:p>
          </table:table-cell>
          <table:table-cell table:formula="of:=10" office:value-type="float" office:value="10" calcext:value-type="float">
            <text:p>10</text:p>
          </table:table-cell>
          <table:table-cell table:formula="of:=8" office:value-type="float" office:value="8" calcext:value-type="float">
            <text:p>8</text:p>
          </table:table-cell>
          <table:table-cell table:style-name="ce9" table:formula="of:=20" office:value-type="float" office:value="20" calcext:value-type="float">
            <text:p>20</text:p>
          </table:table-cell>
          <table:table-cell table:formula="of:=4.1" office:value-type="float" office:value="4.1" calcext:value-type="float">
            <text:p>4,1</text:p>
          </table:table-cell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9" table:number-columns-repeated="8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style-name="ce33" office:value-type="string" calcext:value-type="string" table:number-columns-spanned="3" table:number-rows-spanned="1">
            <text:p>Tabela Linearizada</text:p>
          </table:table-cell>
          <table:covered-table-cell table:number-columns-repeated="2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style-name="ce34" office:value-type="string" calcext:value-type="string">
            <text:p>Novo x</text:p>
          </table:table-cell>
          <table:table-cell table:formula="of:=IF([.B2]=&quot;&quot;;&quot;&quot;;1/[.B2])" office:value-type="float" office:value="1" calcext:value-type="float">
            <text:p>1</text:p>
          </table:table-cell>
          <table:table-cell table:formula="of:=IF([.C2]=&quot;&quot;;&quot;&quot;;1/[.C2])" office:value-type="float" office:value="0.5" calcext:value-type="float">
            <text:p>0,5</text:p>
          </table:table-cell>
          <table:table-cell table:style-name="ce9" table:formula="of:=IF([.D2]=&quot;&quot;;&quot;&quot;;1/[.D2])" office:value-type="float" office:value="0.333333333333333" calcext:value-type="float">
            <text:p>0,333333333333333</text:p>
          </table:table-cell>
          <table:table-cell table:formula="of:=IF([.E2]=&quot;&quot;;&quot;&quot;;1/[.E2])" office:value-type="float" office:value="0.25" calcext:value-type="float">
            <text:p>0,25</text:p>
          </table:table-cell>
          <table:table-cell table:style-name="ce9" table:formula="of:=IF([.F2]=&quot;&quot;;&quot;&quot;;1/[.F2])" office:value-type="float" office:value="0.2" calcext:value-type="float">
            <text:p>0,2</text:p>
          </table:table-cell>
          <table:table-cell table:style-name="ce9" table:formula="of:=IF([.G2]=&quot;&quot;;&quot;&quot;;1/[.G2])">
            <text:p/>
          </table:table-cell>
          <table:table-cell table:formula="of:=IF([.H2]=&quot;&quot;;&quot;&quot;;1/[.H2])">
            <text:p/>
          </table:table-cell>
          <table:table-cell table:style-name="ce9" table:formula="of:=IF([.I2]=&quot;&quot;;&quot;&quot;;1/[.I2])">
            <text:p/>
          </table:table-cell>
          <table:table-cell table:style-name="ce9" table:formula="of:=IF([.J2]=&quot;&quot;;&quot;&quot;;1/[.J2])">
            <text:p/>
          </table:table-cell>
          <table:table-cell table:formula="of:=IF([.K2]=&quot;&quot;;&quot;&quot;;1/[.K2])">
            <text:p/>
          </table:table-cell>
          <table:table-cell table:style-name="ce9" table:formula="of:=IF([.L2]=&quot;&quot;;&quot;&quot;;1/[.L2])">
            <text:p/>
          </table:table-cell>
          <table:table-cell table:style-name="ce9" table:formula="of:=IF([.M2]=&quot;&quot;;&quot;&quot;;1/[.M2])">
            <text:p/>
          </table:table-cell>
          <table:table-cell table:style-name="ce9" table:formula="of:=IF([.N2]=&quot;&quot;;&quot;&quot;;1/[.N2])">
            <text:p/>
          </table:table-cell>
          <table:table-cell table:style-name="ce9" table:formula="of:=IF([.O2]=&quot;&quot;;&quot;&quot;;1/[.O2])">
            <text:p/>
          </table:table-cell>
          <table:table-cell table:style-name="ce9" table:formula="of:=IF([.P2]=&quot;&quot;;&quot;&quot;;1/[.P2])">
            <text:p/>
          </table:table-cell>
          <table:table-cell table:style-name="ce9" table:formula="of:=IF([.Q2]=&quot;&quot;;&quot;&quot;;1/[.Q2])">
            <text:p/>
          </table:table-cell>
          <table:table-cell table:style-name="ce9" table:formula="of:=IF([.R2]=&quot;&quot;;&quot;&quot;;1/[.R2])">
            <text:p/>
          </table:table-cell>
          <table:table-cell table:style-name="ce9" table:formula="of:=IF([.S2]=&quot;&quot;;&quot;&quot;;1/[.S2])">
            <text:p/>
          </table:table-cell>
          <table:table-cell table:style-name="ce9" table:formula="of:=IF([.T2]=&quot;&quot;;&quot;&quot;;1/[.T2])">
            <text:p/>
          </table:table-cell>
          <table:table-cell table:style-name="ce9" table:formula="of:=IF([.U2]=&quot;&quot;;&quot;&quot;;1/[.U2])">
            <text:p/>
          </table:table-cell>
          <table:table-cell table:style-name="ce9" table:formula="of:=IF([.V2]=&quot;&quot;;&quot;&quot;;1/[.V2])">
            <text:p/>
          </table:table-cell>
          <table:table-cell table:style-name="ce9" table:formula="of:=IF([.W2]=&quot;&quot;;&quot;&quot;;1/[.W2])">
            <text:p/>
          </table:table-cell>
          <table:table-cell table:style-name="ce9" table:formula="of:=IF([.X2]=&quot;&quot;;&quot;&quot;;1/[.X2])">
            <text:p/>
          </table:table-cell>
          <table:table-cell table:style-name="ce9" table:formula="of:=IF([.Y2]=&quot;&quot;;&quot;&quot;;1/[.Y2])">
            <text:p/>
          </table:table-cell>
          <table:table-cell table:style-name="ce9" table:formula="of:=IF([.Z2]=&quot;&quot;;&quot;&quot;;1/[.Z2])">
            <text:p/>
          </table:table-cell>
        </table:table-row>
        <table:table-row table:style-name="ro1">
          <table:table-cell table:style-name="ce34" office:value-type="string" calcext:value-type="string">
            <text:p>Novo y</text:p>
          </table:table-cell>
          <table:table-cell table:formula="of:=IF([.B3]=&quot;&quot;;&quot;&quot;;1/[.B3])" office:value-type="float" office:value="0.1" calcext:value-type="float">
            <text:p>0,1</text:p>
          </table:table-cell>
          <table:table-cell table:formula="of:=IF([.C3]=&quot;&quot;;&quot;&quot;;1/[.C3])" office:value-type="float" office:value="0.05" calcext:value-type="float">
            <text:p>0,05</text:p>
          </table:table-cell>
          <table:table-cell table:style-name="ce9" table:formula="of:=IF([.D3]=&quot;&quot;;&quot;&quot;;1/[.D3])" office:value-type="float" office:value="0.0344827586206897" calcext:value-type="float">
            <text:p>0,0344827586206897</text:p>
          </table:table-cell>
          <table:table-cell table:formula="of:=IF([.E3]=&quot;&quot;;&quot;&quot;;1/[.E3])" office:value-type="float" office:value="0.024390243902439" calcext:value-type="float">
            <text:p>0,024390243902439</text:p>
          </table:table-cell>
          <table:table-cell table:style-name="ce9" table:formula="of:=IF([.F3]=&quot;&quot;;&quot;&quot;;1/[.F3])" office:value-type="float" office:value="0.02" calcext:value-type="float">
            <text:p>0,02</text:p>
          </table:table-cell>
          <table:table-cell table:style-name="ce9" table:formula="of:=IF([.G3]=&quot;&quot;;&quot;&quot;;1/[.G3])">
            <text:p/>
          </table:table-cell>
          <table:table-cell table:formula="of:=IF([.H3]=&quot;&quot;;&quot;&quot;;1/[.H3])">
            <text:p/>
          </table:table-cell>
          <table:table-cell table:style-name="ce9" table:formula="of:=IF([.I3]=&quot;&quot;;&quot;&quot;;1/[.I3])">
            <text:p/>
          </table:table-cell>
          <table:table-cell table:style-name="ce9" table:formula="of:=IF([.J3]=&quot;&quot;;&quot;&quot;;1/[.J3])">
            <text:p/>
          </table:table-cell>
          <table:table-cell table:formula="of:=IF([.K3]=&quot;&quot;;&quot;&quot;;1/[.K3])">
            <text:p/>
          </table:table-cell>
          <table:table-cell table:style-name="ce9" table:formula="of:=IF([.L3]=&quot;&quot;;&quot;&quot;;1/[.L3])">
            <text:p/>
          </table:table-cell>
          <table:table-cell table:style-name="ce9" table:formula="of:=IF([.M3]=&quot;&quot;;&quot;&quot;;1/[.M3])">
            <text:p/>
          </table:table-cell>
          <table:table-cell table:style-name="ce9" table:formula="of:=IF([.N3]=&quot;&quot;;&quot;&quot;;1/[.N3])">
            <text:p/>
          </table:table-cell>
          <table:table-cell table:style-name="ce9" table:formula="of:=IF([.O3]=&quot;&quot;;&quot;&quot;;1/[.O3])">
            <text:p/>
          </table:table-cell>
          <table:table-cell table:style-name="ce9" table:formula="of:=IF([.P3]=&quot;&quot;;&quot;&quot;;1/[.P3])">
            <text:p/>
          </table:table-cell>
          <table:table-cell table:style-name="ce9" table:formula="of:=IF([.Q3]=&quot;&quot;;&quot;&quot;;1/[.Q3])">
            <text:p/>
          </table:table-cell>
          <table:table-cell table:style-name="ce9" table:formula="of:=IF([.R3]=&quot;&quot;;&quot;&quot;;1/[.R3])">
            <text:p/>
          </table:table-cell>
          <table:table-cell table:style-name="ce9" table:formula="of:=IF([.S3]=&quot;&quot;;&quot;&quot;;1/[.S3])">
            <text:p/>
          </table:table-cell>
          <table:table-cell table:style-name="ce9" table:formula="of:=IF([.T3]=&quot;&quot;;&quot;&quot;;1/[.T3])">
            <text:p/>
          </table:table-cell>
          <table:table-cell table:style-name="ce9" table:formula="of:=IF([.U3]=&quot;&quot;;&quot;&quot;;1/[.U3])">
            <text:p/>
          </table:table-cell>
          <table:table-cell table:style-name="ce9" table:formula="of:=IF([.V3]=&quot;&quot;;&quot;&quot;;1/[.V3])">
            <text:p/>
          </table:table-cell>
          <table:table-cell table:style-name="ce9" table:formula="of:=IF([.W3]=&quot;&quot;;&quot;&quot;;1/[.W3])">
            <text:p/>
          </table:table-cell>
          <table:table-cell table:style-name="ce9" table:formula="of:=IF([.X3]=&quot;&quot;;&quot;&quot;;1/[.X3])">
            <text:p/>
          </table:table-cell>
          <table:table-cell table:style-name="ce9" table:formula="of:=IF([.Y3]=&quot;&quot;;&quot;&quot;;1/[.Y3])">
            <text:p/>
          </table:table-cell>
          <table:table-cell table:style-name="ce9" table:formula="of:=IF([.Z3]=&quot;&quot;;&quot;&quot;;1/[.Z3])">
            <text:p/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.</text:p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Matriz A</text:p>
          </table:table-cell>
          <table:covered-table-cell table:style-name="Default"/>
          <table:table-cell/>
          <table:table-cell table:style-name="ce39" office:value-type="string" calcext:value-type="string">
            <text:p>Matriz B</text:p>
          </table:table-cell>
          <table:table-cell/>
          <table:table-cell table:style-name="ce40" office:value-type="string" calcext:value-type="string" table:number-columns-spanned="2" table:number-rows-spanned="1">
            <text:p>Coeficientes Lineares</text:p>
          </table:table-cell>
          <table:covered-table-cell table:style-name="Default"/>
          <table:table-cell/>
          <table:table-cell table:style-name="ce54" office:value-type="string" calcext:value-type="string" table:number-columns-spanned="2" table:number-rows-spanned="1">
            <text:p>Coeficientes não lineares</text:p>
          </table:table-cell>
          <table:covered-table-cell/>
          <table:table-cell table:number-columns-repeated="15"/>
        </table:table-row>
        <table:table-row table:style-name="ro1">
          <table:table-cell/>
          <table:table-cell table:formula="of:=COUNT([.2:.2])" office:value-type="float" office:value="5" calcext:value-type="float">
            <text:p>5</text:p>
          </table:table-cell>
          <table:table-cell table:formula="of:=SUM([.7:.7])" office:value-type="float" office:value="2.28333333333333" calcext:value-type="float">
            <text:p>2,28333333333333</text:p>
          </table:table-cell>
          <table:table-cell/>
          <table:table-cell table:formula="of:=SUM([.8:.8])" office:value-type="float" office:value="0.228873002523129" calcext:value-type="float">
            <text:p>0,228873002523129</text:p>
          </table:table-cell>
          <table:table-cell/>
          <table:table-cell table:style-name="ce41" office:value-type="string" calcext:value-type="string">
            <text:p>b=</text:p>
          </table:table-cell>
          <table:table-cell table:number-matrix-columns-spanned="1" table:number-matrix-rows-spanned="2" table:formula="of:=MMULT(MINVERSE([.B12:.C13]);[.E12:.E13])" office:value-type="float" office:value="0.000125018539356314" calcext:value-type="float">
            <text:p>0,000125018539356314</text:p>
          </table:table-cell>
          <table:table-cell/>
          <table:table-cell table:style-name="ce41" office:value-type="string" calcext:value-type="string">
            <text:p>ALFA=</text:p>
          </table:table-cell>
          <table:table-cell table:formula="of:=1/[.H12]" office:value-type="float" office:value="7998.81365714816" calcext:value-type="float">
            <text:p>7998,81365714816</text:p>
          </table:table-cell>
          <table:table-cell table:number-columns-repeated="15"/>
        </table:table-row>
        <table:table-row table:style-name="ro1">
          <table:table-cell/>
          <table:table-cell table:formula="of:=SUM([.7:.7])" office:value-type="float" office:value="2.28333333333333" calcext:value-type="float">
            <text:p>2,28333333333333</text:p>
          </table:table-cell>
          <table:table-cell table:formula="of:=SUMSQ([.7:.7])" office:value-type="float" office:value="1.46361111111111" calcext:value-type="float">
            <text:p>1,46361111111111</text:p>
          </table:table-cell>
          <table:table-cell/>
          <table:table-cell table:formula="of:=SUMPRODUCT([.7:.7];[.8:.8])" office:value-type="float" office:value="0.146591813849173" calcext:value-type="float">
            <text:p>0,146591813849173</text:p>
          </table:table-cell>
          <table:table-cell/>
          <table:table-cell table:style-name="ce41" office:value-type="string" calcext:value-type="string">
            <text:p>a=</text:p>
          </table:table-cell>
          <table:table-cell office:value-type="float" office:value="0.0999625882451156" calcext:value-type="float">
            <text:p>0,0999625882451156</text:p>
          </table:table-cell>
          <table:table-cell/>
          <table:table-cell table:style-name="ce41" office:value-type="string" calcext:value-type="string">
            <text:p>BETA=</text:p>
          </table:table-cell>
          <table:table-cell table:formula="of:=[.H13]/[.H12]" office:value-type="float" office:value="799.582116058909" calcext:value-type="float">
            <text:p>799,582116058909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style-name="ce35" office:value-type="string" calcext:value-type="string">
            <text:p>Ajuste</text:p>
          </table:table-cell>
          <table:table-cell table:formula="of:=IF([.B2]=&quot;&quot;;&quot;&quot;;([.$K$12]*[.B2])/([.$K$13]+[.B2]))" office:value-type="float" office:value="9.99124698978361" calcext:value-type="float">
            <text:p>9,99124698978361</text:p>
          </table:table-cell>
          <table:table-cell table:formula="of:=IF([.C2]=&quot;&quot;;&quot;&quot;;([.$K$12]*[.C2])/([.$K$13]+[.C2]))" office:value-type="float" office:value="19.9575651624451" calcext:value-type="float">
            <text:p>19,9575651624451</text:p>
          </table:table-cell>
          <table:table-cell table:style-name="ce9" table:formula="of:=IF([.D2]=&quot;&quot;;&quot;&quot;;([.$K$12]*[.D2])/([.$K$13]+[.D2]))" office:value-type="float" office:value="29.8990477002894" calcext:value-type="float">
            <text:p>29,8990477002894</text:p>
          </table:table-cell>
          <table:table-cell table:formula="of:=IF([.E2]=&quot;&quot;;&quot;&quot;;([.$K$12]*[.E2])/([.$K$13]+[.E2]))" office:value-type="float" office:value="39.8157873217865" calcext:value-type="float">
            <text:p>39,8157873217865</text:p>
          </table:table-cell>
          <table:table-cell table:style-name="ce9" table:formula="of:=IF([.F2]=&quot;&quot;;&quot;&quot;;([.$K$12]*[.F2])/([.$K$13]+[.F2]))" office:value-type="float" office:value="49.7078762844544" calcext:value-type="float">
            <text:p>49,7078762844544</text:p>
          </table:table-cell>
          <table:table-cell table:style-name="ce9" table:formula="of:=IF([.G2]=&quot;&quot;;&quot;&quot;;([.$K$12]*[.G2])/([.$K$13]+[.G2]))">
            <text:p/>
          </table:table-cell>
          <table:table-cell table:formula="of:=IF([.H2]=&quot;&quot;;&quot;&quot;;([.$K$12]*[.H2])/([.$K$13]+[.H2]))">
            <text:p/>
          </table:table-cell>
          <table:table-cell table:style-name="ce9" table:formula="of:=IF([.I2]=&quot;&quot;;&quot;&quot;;([.$K$12]*[.I2])/([.$K$13]+[.I2]))">
            <text:p/>
          </table:table-cell>
          <table:table-cell table:style-name="ce9" table:formula="of:=IF([.J2]=&quot;&quot;;&quot;&quot;;([.$K$12]*[.J2])/([.$K$13]+[.J2]))">
            <text:p/>
          </table:table-cell>
          <table:table-cell table:formula="of:=IF([.K2]=&quot;&quot;;&quot;&quot;;([.$K$12]*[.K2])/([.$K$13]+[.K2]))">
            <text:p/>
          </table:table-cell>
          <table:table-cell table:style-name="ce9" table:formula="of:=IF([.L2]=&quot;&quot;;&quot;&quot;;([.$K$12]*[.L2])/([.$K$13]+[.L2]))">
            <text:p/>
          </table:table-cell>
          <table:table-cell table:style-name="ce9" table:formula="of:=IF([.M2]=&quot;&quot;;&quot;&quot;;([.$K$12]*[.M2])/([.$K$13]+[.M2]))">
            <text:p/>
          </table:table-cell>
          <table:table-cell table:style-name="ce9" table:formula="of:=IF([.N2]=&quot;&quot;;&quot;&quot;;([.$K$12]*[.N2])/([.$K$13]+[.N2]))">
            <text:p/>
          </table:table-cell>
          <table:table-cell table:style-name="ce9" table:formula="of:=IF([.O2]=&quot;&quot;;&quot;&quot;;([.$K$12]*[.O2])/([.$K$13]+[.O2]))">
            <text:p/>
          </table:table-cell>
          <table:table-cell table:style-name="ce9" table:formula="of:=IF([.P2]=&quot;&quot;;&quot;&quot;;([.$K$12]*[.P2])/([.$K$13]+[.P2]))">
            <text:p/>
          </table:table-cell>
          <table:table-cell table:style-name="ce9" table:formula="of:=IF([.Q2]=&quot;&quot;;&quot;&quot;;([.$K$12]*[.Q2])/([.$K$13]+[.Q2]))">
            <text:p/>
          </table:table-cell>
          <table:table-cell table:style-name="ce9" table:formula="of:=IF([.R2]=&quot;&quot;;&quot;&quot;;([.$K$12]*[.R2])/([.$K$13]+[.R2]))">
            <text:p/>
          </table:table-cell>
          <table:table-cell table:style-name="ce9" table:formula="of:=IF([.S2]=&quot;&quot;;&quot;&quot;;([.$K$12]*[.S2])/([.$K$13]+[.S2]))">
            <text:p/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DESVIO</text:p>
          </table:table-cell>
          <table:table-cell table:style-name="Default" table:formula="of:=SUMXMY2([.3:.3];[.15:.15])" office:value-type="float" office:value="2.29786003044754" calcext:value-type="float">
            <text:p>2,29786003044754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style-name="ce36" office:value-type="string" calcext:value-type="string">
            <text:p>Previsão y</text:p>
          </table:table-cell>
          <table:table-cell table:formula="of:=IF([.B4]=&quot;&quot;;&quot;&quot;;([.$K$12]*[.B4])/([.$K$13]+[.B4]))" office:value-type="float" office:value="98.8017583205375" calcext:value-type="float">
            <text:p>98,8017583205375</text:p>
          </table:table-cell>
          <table:table-cell table:formula="of:=IF([.C4]=&quot;&quot;;&quot;&quot;;([.$K$12]*[.C4])/([.$K$13]+[.C4]))" office:value-type="float" office:value="79.2371549403126" calcext:value-type="float">
            <text:p>79,2371549403126</text:p>
          </table:table-cell>
          <table:table-cell table:style-name="ce9" table:formula="of:=IF([.D4]=&quot;&quot;;&quot;&quot;;([.$K$12]*[.D4])/([.$K$13]+[.D4]))" office:value-type="float" office:value="195.192488962832" calcext:value-type="float">
            <text:p>195,192488962832</text:p>
          </table:table-cell>
          <table:table-cell table:formula="of:=IF([.E4]=&quot;&quot;;&quot;&quot;;([.$K$12]*[.E4])/([.$K$13]+[.E4]))" office:value-type="float" office:value="40.8061039794291" calcext:value-type="float">
            <text:p>40,8061039794291</text:p>
          </table:table-cell>
          <table:table-cell table:style-name="ce9" table:formula="of:=IF([.F4]=&quot;&quot;;&quot;&quot;;([.$K$12]*[.F4])/([.$K$13]+[.F4]))">
            <text:p/>
          </table:table-cell>
          <table:table-cell table:style-name="ce9" table:formula="of:=IF([.G4]=&quot;&quot;;&quot;&quot;;([.$K$12]*[.G4])/([.$K$13]+[.G4]))">
            <text:p/>
          </table:table-cell>
          <table:table-cell table:formula="of:=IF([.H4]=&quot;&quot;;&quot;&quot;;([.$K$12]*[.H4])/([.$K$13]+[.H4]))">
            <text:p/>
          </table:table-cell>
          <table:table-cell table:style-name="ce9" table:formula="of:=IF([.I4]=&quot;&quot;;&quot;&quot;;([.$K$12]*[.I4])/([.$K$13]+[.I4]))">
            <text:p/>
          </table:table-cell>
          <table:table-cell table:style-name="ce9" table:formula="of:=IF([.J4]=&quot;&quot;;&quot;&quot;;([.$K$12]*[.J4])/([.$K$13]+[.J4]))">
            <text:p/>
          </table:table-cell>
          <table:table-cell table:formula="of:=IF([.K4]=&quot;&quot;;&quot;&quot;;([.$K$12]*[.K4])/([.$K$13]+[.K4]))">
            <text:p/>
          </table:table-cell>
          <table:table-cell table:style-name="ce9" table:formula="of:=IF([.L4]=&quot;&quot;;&quot;&quot;;([.$K$12]*[.L4])/([.$K$13]+[.L4]))">
            <text:p/>
          </table:table-cell>
          <table:table-cell table:style-name="ce9" table:formula="of:=IF([.M4]=&quot;&quot;;&quot;&quot;;([.$K$12]*[.M4])/([.$K$13]+[.M4]))">
            <text:p/>
          </table:table-cell>
          <table:table-cell table:style-name="ce9" table:formula="of:=IF([.N4]=&quot;&quot;;&quot;&quot;;([.$K$12]*[.N4])/([.$K$13]+[.N4]))">
            <text:p/>
          </table:table-cell>
          <table:table-cell table:style-name="ce9" table:formula="of:=IF([.O4]=&quot;&quot;;&quot;&quot;;([.$K$12]*[.O4])/([.$K$13]+[.O4]))">
            <text:p/>
          </table:table-cell>
          <table:table-cell table:style-name="ce9" table:formula="of:=IF([.P4]=&quot;&quot;;&quot;&quot;;([.$K$12]*[.P4])/([.$K$13]+[.P4]))">
            <text:p/>
          </table:table-cell>
          <table:table-cell table:style-name="ce9" table:formula="of:=IF([.Q4]=&quot;&quot;;&quot;&quot;;([.$K$12]*[.Q4])/([.$K$13]+[.Q4]))">
            <text:p/>
          </table:table-cell>
          <table:table-cell table:style-name="ce9" table:formula="of:=IF([.R4]=&quot;&quot;;&quot;&quot;;([.$K$12]*[.R4])/([.$K$13]+[.R4]))">
            <text:p/>
          </table:table-cell>
          <table:table-cell table:style-name="ce9" table:formula="of:=IF([.S4]=&quot;&quot;;&quot;&quot;;([.$K$12]*[.S4])/([.$K$13]+[.S4]))">
            <text:p/>
          </table:table-cell>
          <table:table-cell table:number-columns-repeated="7"/>
        </table:table-row>
      </table:table>
      <table:table table:name="Ajuste com Raiz Quadrada (tipo 1)" table:style-name="ta1">
        <table:shapes>
          <draw:frame draw:z-index="0" draw:style-name="gr1" draw:text-style-name="P1" svg:width="15.473cm" svg:height="7.568cm" svg:x="2.258cm" svg:y="8.579cm">
            <draw:object draw:notify-on-update-of-ranges="'Ajuste com Raiz Quadrada (tipo 1)'.B2:'Ajuste com Raiz Quadrada (tipo 1)'.F2 'Ajuste com Raiz Quadrada (tipo 1)'.A3:'Ajuste com Raiz Quadrada (tipo 1)'.A3 'Ajuste com Raiz Quadrada (tipo 1)'.B3:'Ajuste com Raiz Quadrada (tipo 1)'.F3 'Ajuste com Raiz Quadrada (tipo 1)'.B2:'Ajuste com Raiz Quadrada (tipo 1)'.F2 'Ajuste com Raiz Quadrada (tipo 1)'.A15:'Ajuste com Raiz Quadrada (tipo 1)'.A15 'Ajuste com Raiz Quadrada (tipo 1)'.B15:'Ajuste com Raiz Quadrada (tipo 1)'.S1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9"/>
        <table:table-column table:style-name="co1" table:number-columns-repeated="23" table:default-cell-style-name="Default"/>
        <table:table-row table:style-name="ro1">
          <table:table-cell table:style-name="ce30" office:value-type="string" calcext:value-type="string">
            <text:p>Dados</text:p>
          </table:table-cell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31" office:value-type="string" calcext:value-type="string">
            <text:p>x</text:p>
          </table:table-cell>
          <table:table-cell table:style-name="ce37" table:formula="of:=1" office:value-type="float" office:value="1" calcext:value-type="float">
            <text:p>1</text:p>
          </table:table-cell>
          <table:table-cell table:style-name="ce37" table:formula="of:=2" office:value-type="float" office:value="2" calcext:value-type="float">
            <text:p>2</text:p>
          </table:table-cell>
          <table:table-cell table:style-name="ce37" table:formula="of:=3" office:value-type="float" office:value="3" calcext:value-type="float">
            <text:p>3</text:p>
          </table:table-cell>
          <table:table-cell table:style-name="ce37" table:formula="of:=4" office:value-type="float" office:value="4" calcext:value-type="float">
            <text:p>4</text:p>
          </table:table-cell>
          <table:table-cell table:style-name="ce37" table:formula="of:=5" office:value-type="float" office:value="5" calcext:value-type="float">
            <text:p>5</text:p>
          </table:table-cell>
          <table:table-cell table:style-name="ce37" table:number-columns-repeated="13"/>
          <table:table-cell table:number-columns-repeated="7"/>
        </table:table-row>
        <table:table-row table:style-name="ro1">
          <table:table-cell table:style-name="ce31" office:value-type="string" calcext:value-type="string">
            <text:p>y</text:p>
          </table:table-cell>
          <table:table-cell table:style-name="ce37" table:formula="of:=10" office:value-type="float" office:value="10" calcext:value-type="float">
            <text:p>10</text:p>
          </table:table-cell>
          <table:table-cell table:style-name="ce37" table:formula="of:=20" office:value-type="float" office:value="20" calcext:value-type="float">
            <text:p>20</text:p>
          </table:table-cell>
          <table:table-cell table:style-name="ce37" table:formula="of:=29" office:value-type="float" office:value="29" calcext:value-type="float">
            <text:p>29</text:p>
          </table:table-cell>
          <table:table-cell table:style-name="ce37" table:formula="of:=41" office:value-type="float" office:value="41" calcext:value-type="float">
            <text:p>41</text:p>
          </table:table-cell>
          <table:table-cell table:style-name="ce37" table:formula="of:=50" office:value-type="float" office:value="50" calcext:value-type="float">
            <text:p>50</text:p>
          </table:table-cell>
          <table:table-cell table:style-name="ce37" table:number-columns-repeated="13"/>
          <table:table-cell table:number-columns-repeated="7"/>
        </table:table-row>
        <table:table-row table:style-name="ro1">
          <table:table-cell table:style-name="ce32" office:value-type="string" calcext:value-type="string">
            <text:p>Prever x</text:p>
          </table:table-cell>
          <table:table-cell table:formula="of:=10" office:value-type="float" office:value="10" calcext:value-type="float">
            <text:p>10</text:p>
          </table:table-cell>
          <table:table-cell table:formula="of:=8" office:value-type="float" office:value="8" calcext:value-type="float">
            <text:p>8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number-columns-repeated="15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33" office:value-type="string" calcext:value-type="string" table:number-columns-spanned="3" table:number-rows-spanned="1">
            <text:p>Tabela Linearizada</text:p>
          </table:table-cell>
          <table:covered-table-cell table:number-columns-repeated="2" table:style-name="Default"/>
          <table:table-cell table:number-columns-repeated="23"/>
        </table:table-row>
        <table:table-row table:style-name="ro1">
          <table:table-cell table:style-name="ce34" office:value-type="string" calcext:value-type="string">
            <text:p>Novo x</text:p>
          </table:table-cell>
          <table:table-cell table:formula="of:=IF([.B2]=&quot;&quot;;&quot;&quot;;SQRT([.B2]))" office:value-type="float" office:value="1" calcext:value-type="float">
            <text:p>1</text:p>
          </table:table-cell>
          <table:table-cell table:formula="of:=IF([.C2]=&quot;&quot;;&quot;&quot;;SQRT([.C2]))" office:value-type="float" office:value="1.4142135623731" calcext:value-type="float">
            <text:p>1,4142135623731</text:p>
          </table:table-cell>
          <table:table-cell table:style-name="ce9" table:formula="of:=IF([.D2]=&quot;&quot;;&quot;&quot;;SQRT([.D2]))" office:value-type="float" office:value="1.73205080756888" calcext:value-type="float">
            <text:p>1,73205080756888</text:p>
          </table:table-cell>
          <table:table-cell table:style-name="ce9" table:formula="of:=IF([.E2]=&quot;&quot;;&quot;&quot;;SQRT([.E2]))" office:value-type="float" office:value="2" calcext:value-type="float">
            <text:p>2</text:p>
          </table:table-cell>
          <table:table-cell table:style-name="ce9" table:formula="of:=IF([.F2]=&quot;&quot;;&quot;&quot;;SQRT([.F2]))" office:value-type="float" office:value="2.23606797749979" calcext:value-type="float">
            <text:p>2,23606797749979</text:p>
          </table:table-cell>
          <table:table-cell table:style-name="ce9" table:formula="of:=IF([.G2]=&quot;&quot;;&quot;&quot;;SQRT([.G2]))">
            <text:p/>
          </table:table-cell>
          <table:table-cell table:style-name="ce9" table:formula="of:=IF([.H2]=&quot;&quot;;&quot;&quot;;SQRT([.H2]))">
            <text:p/>
          </table:table-cell>
          <table:table-cell table:style-name="ce9" table:formula="of:=IF([.I2]=&quot;&quot;;&quot;&quot;;SQRT([.I2]))">
            <text:p/>
          </table:table-cell>
          <table:table-cell table:style-name="ce9" table:formula="of:=IF([.J2]=&quot;&quot;;&quot;&quot;;SQRT([.J2]))">
            <text:p/>
          </table:table-cell>
          <table:table-cell table:style-name="ce9" table:formula="of:=IF([.K2]=&quot;&quot;;&quot;&quot;;SQRT([.K2]))">
            <text:p/>
          </table:table-cell>
          <table:table-cell table:style-name="ce9" table:formula="of:=IF([.L2]=&quot;&quot;;&quot;&quot;;SQRT([.L2]))">
            <text:p/>
          </table:table-cell>
          <table:table-cell table:style-name="ce9" table:formula="of:=IF([.M2]=&quot;&quot;;&quot;&quot;;SQRT([.M2]))">
            <text:p/>
          </table:table-cell>
          <table:table-cell table:style-name="ce9" table:formula="of:=IF([.N2]=&quot;&quot;;&quot;&quot;;SQRT([.N2]))">
            <text:p/>
          </table:table-cell>
          <table:table-cell table:style-name="ce9" table:formula="of:=IF([.O2]=&quot;&quot;;&quot;&quot;;SQRT([.O2]))">
            <text:p/>
          </table:table-cell>
          <table:table-cell table:style-name="ce9" table:formula="of:=IF([.P2]=&quot;&quot;;&quot;&quot;;SQRT([.P2]))">
            <text:p/>
          </table:table-cell>
          <table:table-cell table:style-name="ce9" table:formula="of:=IF([.Q2]=&quot;&quot;;&quot;&quot;;SQRT([.Q2]))">
            <text:p/>
          </table:table-cell>
          <table:table-cell table:style-name="ce9" table:formula="of:=IF([.R2]=&quot;&quot;;&quot;&quot;;SQRT([.R2]))">
            <text:p/>
          </table:table-cell>
          <table:table-cell table:style-name="ce9" table:formula="of:=IF([.S2]=&quot;&quot;;&quot;&quot;;SQRT([.S2]))">
            <text:p/>
          </table:table-cell>
          <table:table-cell table:style-name="ce9" table:formula="of:=IF([.T2]=&quot;&quot;;&quot;&quot;;SQRT([.T2]))">
            <text:p/>
          </table:table-cell>
          <table:table-cell table:style-name="ce9" table:formula="of:=IF([.U2]=&quot;&quot;;&quot;&quot;;SQRT([.U2]))">
            <text:p/>
          </table:table-cell>
          <table:table-cell table:style-name="ce9" table:formula="of:=IF([.V2]=&quot;&quot;;&quot;&quot;;SQRT([.V2]))">
            <text:p/>
          </table:table-cell>
          <table:table-cell table:style-name="ce9" table:formula="of:=IF([.W2]=&quot;&quot;;&quot;&quot;;SQRT([.W2]))">
            <text:p/>
          </table:table-cell>
          <table:table-cell table:style-name="ce9" table:formula="of:=IF([.X2]=&quot;&quot;;&quot;&quot;;SQRT([.X2]))">
            <text:p/>
          </table:table-cell>
          <table:table-cell table:style-name="ce9" table:formula="of:=IF([.Y2]=&quot;&quot;;&quot;&quot;;SQRT([.Y2]))">
            <text:p/>
          </table:table-cell>
          <table:table-cell table:style-name="ce9" table:formula="of:=IF([.Z2]=&quot;&quot;;&quot;&quot;;SQRT([.Z2]))">
            <text:p/>
          </table:table-cell>
        </table:table-row>
        <table:table-row table:style-name="ro1">
          <table:table-cell table:style-name="ce34" office:value-type="string" calcext:value-type="string">
            <text:p>Novo y</text:p>
          </table:table-cell>
          <table:table-cell table:formula="of:=IF([.B3]=&quot;&quot;;&quot;&quot;;[.B3])" office:value-type="float" office:value="10" calcext:value-type="float">
            <text:p>10</text:p>
          </table:table-cell>
          <table:table-cell table:formula="of:=IF([.C3]=&quot;&quot;;&quot;&quot;;[.C3])" office:value-type="float" office:value="20" calcext:value-type="float">
            <text:p>20</text:p>
          </table:table-cell>
          <table:table-cell table:style-name="ce9" table:formula="of:=IF([.D3]=&quot;&quot;;&quot;&quot;;[.D3])" office:value-type="float" office:value="29" calcext:value-type="float">
            <text:p>29</text:p>
          </table:table-cell>
          <table:table-cell table:style-name="ce9" table:formula="of:=IF([.E3]=&quot;&quot;;&quot;&quot;;[.E3])" office:value-type="float" office:value="41" calcext:value-type="float">
            <text:p>41</text:p>
          </table:table-cell>
          <table:table-cell table:style-name="ce9" table:formula="of:=IF([.F3]=&quot;&quot;;&quot;&quot;;[.F3])" office:value-type="float" office:value="50" calcext:value-type="float">
            <text:p>50</text:p>
          </table:table-cell>
          <table:table-cell table:style-name="ce9" table:formula="of:=IF([.G3]=&quot;&quot;;&quot;&quot;;[.G3])">
            <text:p/>
          </table:table-cell>
          <table:table-cell table:style-name="ce9" table:formula="of:=IF([.H3]=&quot;&quot;;&quot;&quot;;[.H3])">
            <text:p/>
          </table:table-cell>
          <table:table-cell table:style-name="ce9" table:formula="of:=IF([.I3]=&quot;&quot;;&quot;&quot;;[.I3])">
            <text:p/>
          </table:table-cell>
          <table:table-cell table:style-name="ce9" table:formula="of:=IF([.J3]=&quot;&quot;;&quot;&quot;;[.J3])">
            <text:p/>
          </table:table-cell>
          <table:table-cell table:style-name="ce9" table:formula="of:=IF([.K3]=&quot;&quot;;&quot;&quot;;[.K3])">
            <text:p/>
          </table:table-cell>
          <table:table-cell table:style-name="ce9" table:formula="of:=IF([.L3]=&quot;&quot;;&quot;&quot;;[.L3])">
            <text:p/>
          </table:table-cell>
          <table:table-cell table:style-name="ce9" table:formula="of:=IF([.M3]=&quot;&quot;;&quot;&quot;;[.M3])">
            <text:p/>
          </table:table-cell>
          <table:table-cell table:style-name="ce9" table:formula="of:=IF([.N3]=&quot;&quot;;&quot;&quot;;[.N3])">
            <text:p/>
          </table:table-cell>
          <table:table-cell table:style-name="ce9" table:formula="of:=IF([.O3]=&quot;&quot;;&quot;&quot;;[.O3])">
            <text:p/>
          </table:table-cell>
          <table:table-cell table:style-name="ce9" table:formula="of:=IF([.P3]=&quot;&quot;;&quot;&quot;;[.P3])">
            <text:p/>
          </table:table-cell>
          <table:table-cell table:style-name="ce9" table:formula="of:=IF([.Q3]=&quot;&quot;;&quot;&quot;;[.Q3])">
            <text:p/>
          </table:table-cell>
          <table:table-cell table:style-name="ce9" table:formula="of:=IF([.R3]=&quot;&quot;;&quot;&quot;;[.R3])">
            <text:p/>
          </table:table-cell>
          <table:table-cell table:style-name="ce9" table:formula="of:=IF([.S3]=&quot;&quot;;&quot;&quot;;[.S3])">
            <text:p/>
          </table:table-cell>
          <table:table-cell table:style-name="ce9" table:formula="of:=IF([.T3]=&quot;&quot;;&quot;&quot;;[.T3])">
            <text:p/>
          </table:table-cell>
          <table:table-cell table:style-name="ce9" table:formula="of:=IF([.U3]=&quot;&quot;;&quot;&quot;;[.U3])">
            <text:p/>
          </table:table-cell>
          <table:table-cell table:style-name="ce9" table:formula="of:=IF([.V3]=&quot;&quot;;&quot;&quot;;[.V3])">
            <text:p/>
          </table:table-cell>
          <table:table-cell table:style-name="ce9" table:formula="of:=IF([.W3]=&quot;&quot;;&quot;&quot;;[.W3])">
            <text:p/>
          </table:table-cell>
          <table:table-cell table:style-name="ce9" table:formula="of:=IF([.X3]=&quot;&quot;;&quot;&quot;;[.X3])">
            <text:p/>
          </table:table-cell>
          <table:table-cell table:style-name="ce9" table:formula="of:=IF([.Y3]=&quot;&quot;;&quot;&quot;;[.Y3])">
            <text:p/>
          </table:table-cell>
          <table:table-cell table:style-name="ce9" table:formula="of:=IF([.Z3]=&quot;&quot;;&quot;&quot;;[.Z3])">
            <text:p/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office:value-type="string" calcext:value-type="string">
            <text:p>.</text:p>
          </table:table-cell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Matriz A</text:p>
          </table:table-cell>
          <table:covered-table-cell table:style-name="Default"/>
          <table:table-cell/>
          <table:table-cell table:style-name="ce39" office:value-type="string" calcext:value-type="string">
            <text:p>Matriz B</text:p>
          </table:table-cell>
          <table:table-cell/>
          <table:table-cell table:style-name="ce40" office:value-type="string" calcext:value-type="string" table:number-columns-spanned="2" table:number-rows-spanned="1">
            <text:p>Coeficientes Lineares</text:p>
          </table:table-cell>
          <table:covered-table-cell/>
          <table:table-cell/>
          <table:table-cell table:style-name="ce54" office:value-type="string" calcext:value-type="string" table:number-columns-spanned="2" table:number-rows-spanned="1">
            <text:p>Coeficientes não lineares</text:p>
          </table:table-cell>
          <table:covered-table-cell table:style-name="ce9"/>
          <table:table-cell table:number-columns-repeated="15"/>
        </table:table-row>
        <table:table-row table:style-name="ro1">
          <table:table-cell/>
          <table:table-cell table:formula="of:=COUNT([.2:.2])" office:value-type="float" office:value="5" calcext:value-type="float">
            <text:p>5</text:p>
          </table:table-cell>
          <table:table-cell table:formula="of:=SUM([.7:.7])" office:value-type="float" office:value="8.38233234744176" calcext:value-type="float">
            <text:p>8,38233234744176</text:p>
          </table:table-cell>
          <table:table-cell/>
          <table:table-cell table:style-name="ce9" table:formula="of:=SUM([.8:.8])" office:value-type="float" office:value="150" calcext:value-type="float">
            <text:p>150</text:p>
          </table:table-cell>
          <table:table-cell/>
          <table:table-cell table:style-name="ce41" office:value-type="string" calcext:value-type="string">
            <text:p>b=</text:p>
          </table:table-cell>
          <table:table-cell table:style-name="ce9" table:number-matrix-columns-spanned="1" table:number-matrix-rows-spanned="2" table:formula="of:=MMULT(MINVERSE([.B12:.C13]);[.E12:.E13])" office:value-type="float" office:value="-24.5911571686102" calcext:value-type="float">
            <text:p>-24,5911571686102</text:p>
          </table:table-cell>
          <table:table-cell/>
          <table:table-cell table:style-name="ce41" office:value-type="string" calcext:value-type="string">
            <text:p>ALFA=</text:p>
          </table:table-cell>
          <table:table-cell table:style-name="ce9" table:formula="of:=[.H13]" office:value-type="float" office:value="32.5632263824943" calcext:value-type="float">
            <text:p>32,5632263824943</text:p>
          </table:table-cell>
          <table:table-cell table:number-columns-repeated="15"/>
        </table:table-row>
        <table:table-row table:style-name="ro1">
          <table:table-cell/>
          <table:table-cell table:formula="of:=SUM([.7:.7])" office:value-type="float" office:value="8.38233234744176" calcext:value-type="float">
            <text:p>8,38233234744176</text:p>
          </table:table-cell>
          <table:table-cell table:formula="of:=SUMSQ([.7:.7])" office:value-type="float" office:value="15" calcext:value-type="float">
            <text:p>15</text:p>
          </table:table-cell>
          <table:table-cell/>
          <table:table-cell table:style-name="ce9" table:formula="of:=SUMPRODUCT([.7:.7];[.8:.8])" office:value-type="float" office:value="282.317143541949" calcext:value-type="float">
            <text:p>282,317143541949</text:p>
          </table:table-cell>
          <table:table-cell/>
          <table:table-cell table:style-name="ce41" office:value-type="string" calcext:value-type="string">
            <text:p>a=</text:p>
          </table:table-cell>
          <table:table-cell table:style-name="ce9" office:value-type="float" office:value="32.5632263824943" calcext:value-type="float">
            <text:p>32,5632263824943</text:p>
          </table:table-cell>
          <table:table-cell/>
          <table:table-cell table:style-name="ce41" office:value-type="string" calcext:value-type="string">
            <text:p>BETA=</text:p>
          </table:table-cell>
          <table:table-cell table:style-name="ce9" table:formula="of:=[.H12]" office:value-type="float" office:value="-24.5911571686102" calcext:value-type="float">
            <text:p>-24,5911571686102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35" office:value-type="string" calcext:value-type="string">
            <text:p>Ajuste</text:p>
          </table:table-cell>
          <table:table-cell table:formula="of:=IF([.B2]=&quot;&quot;;&quot;&quot;;[.$K$12]*SQRT([.B2])+[.$K$13])" office:value-type="float" office:value="7.97206921388414" calcext:value-type="float">
            <text:p>7,97206921388414</text:p>
          </table:table-cell>
          <table:table-cell table:formula="of:=IF([.C2]=&quot;&quot;;&quot;&quot;;[.$K$12]*SQRT([.C2])+[.$K$13])" office:value-type="float" office:value="21.4601992161387" calcext:value-type="float">
            <text:p>21,4601992161387</text:p>
          </table:table-cell>
          <table:table-cell table:style-name="ce9" table:formula="of:=IF([.D2]=&quot;&quot;;&quot;&quot;;[.$K$12]*SQRT([.D2])+[.$K$13])" office:value-type="float" office:value="31.8100053842373" calcext:value-type="float">
            <text:p>31,8100053842373</text:p>
          </table:table-cell>
          <table:table-cell table:style-name="ce9" table:formula="of:=IF([.E2]=&quot;&quot;;&quot;&quot;;[.$K$12]*SQRT([.E2])+[.$K$13])" office:value-type="float" office:value="40.5352955963784" calcext:value-type="float">
            <text:p>40,5352955963784</text:p>
          </table:table-cell>
          <table:table-cell table:style-name="ce9" table:formula="of:=IF([.F2]=&quot;&quot;;&quot;&quot;;[.$K$12]*SQRT([.F2])+[.$K$13])" office:value-type="float" office:value="48.2224305893617" calcext:value-type="float">
            <text:p>48,2224305893617</text:p>
          </table:table-cell>
          <table:table-cell table:style-name="ce9" table:formula="of:=IF([.G2]=&quot;&quot;;&quot;&quot;;[.$K$12]*SQRT([.G2])+[.$K$13])">
            <text:p/>
          </table:table-cell>
          <table:table-cell table:style-name="ce9" table:formula="of:=IF([.H2]=&quot;&quot;;&quot;&quot;;[.$K$12]*SQRT([.H2])+[.$K$13])">
            <text:p/>
          </table:table-cell>
          <table:table-cell table:style-name="ce9" table:formula="of:=IF([.I2]=&quot;&quot;;&quot;&quot;;[.$K$12]*SQRT([.I2])+[.$K$13])">
            <text:p/>
          </table:table-cell>
          <table:table-cell table:style-name="ce9" table:formula="of:=IF([.J2]=&quot;&quot;;&quot;&quot;;[.$K$12]*SQRT([.J2])+[.$K$13])">
            <text:p/>
          </table:table-cell>
          <table:table-cell table:style-name="ce9" table:formula="of:=IF([.K2]=&quot;&quot;;&quot;&quot;;[.$K$12]*SQRT([.K2])+[.$K$13])">
            <text:p/>
          </table:table-cell>
          <table:table-cell table:style-name="ce9" table:formula="of:=IF([.L2]=&quot;&quot;;&quot;&quot;;[.$K$12]*SQRT([.L2])+[.$K$13])">
            <text:p/>
          </table:table-cell>
          <table:table-cell table:style-name="ce9" table:formula="of:=IF([.M2]=&quot;&quot;;&quot;&quot;;[.$K$12]*SQRT([.M2])+[.$K$13])">
            <text:p/>
          </table:table-cell>
          <table:table-cell table:style-name="ce9" table:formula="of:=IF([.N2]=&quot;&quot;;&quot;&quot;;[.$K$12]*SQRT([.N2])+[.$K$13])">
            <text:p/>
          </table:table-cell>
          <table:table-cell table:style-name="ce9" table:formula="of:=IF([.O2]=&quot;&quot;;&quot;&quot;;[.$K$12]*SQRT([.O2])+[.$K$13])">
            <text:p/>
          </table:table-cell>
          <table:table-cell table:style-name="ce9" table:formula="of:=IF([.P2]=&quot;&quot;;&quot;&quot;;[.$K$12]*SQRT([.P2])+[.$K$13])">
            <text:p/>
          </table:table-cell>
          <table:table-cell table:style-name="ce9" table:formula="of:=IF([.Q2]=&quot;&quot;;&quot;&quot;;[.$K$12]*SQRT([.Q2])+[.$K$13])">
            <text:p/>
          </table:table-cell>
          <table:table-cell table:style-name="ce9" table:formula="of:=IF([.R2]=&quot;&quot;;&quot;&quot;;[.$K$12]*SQRT([.R2])+[.$K$13])">
            <text:p/>
          </table:table-cell>
          <table:table-cell table:style-name="ce9" table:formula="of:=IF([.S2]=&quot;&quot;;&quot;&quot;;[.$K$12]*SQRT([.S2])+[.$K$13])">
            <text:p/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DESVIO</text:p>
          </table:table-cell>
          <table:table-cell table:style-name="Default" table:formula="of:=SUMXMY2([.3:.3];[.15:.15])" office:value-type="float" office:value="17.5165184759133" calcext:value-type="float">
            <text:p>17,5165184759133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36" office:value-type="string" calcext:value-type="string">
            <text:p>Previsão y</text:p>
          </table:table-cell>
          <table:table-cell table:formula="of:=IF([.B4]=&quot;&quot;;&quot;&quot;;[.$K$12]*SQRT([.B4])+[.$K$13])" office:value-type="float" office:value="78.3828061637571" calcext:value-type="float">
            <text:p>78,3828061637571</text:p>
          </table:table-cell>
          <table:table-cell table:formula="of:=IF([.C4]=&quot;&quot;;&quot;&quot;;[.$K$12]*SQRT([.C4])+[.$K$13])" office:value-type="float" office:value="67.5115556008875" calcext:value-type="float">
            <text:p>67,5115556008875</text:p>
          </table:table-cell>
          <table:table-cell table:style-name="ce9" table:formula="of:=IF([.D4]=&quot;&quot;;&quot;&quot;;[.$K$12]*SQRT([.D4])+[.$K$13])" office:value-type="float" office:value="7.97206921388414" calcext:value-type="float">
            <text:p>7,97206921388414</text:p>
          </table:table-cell>
          <table:table-cell table:style-name="ce9" table:formula="of:=IF([.E4]=&quot;&quot;;&quot;&quot;;[.$K$12]*SQRT([.E4])+[.$K$13])">
            <text:p/>
          </table:table-cell>
          <table:table-cell table:style-name="ce9" table:formula="of:=IF([.F4]=&quot;&quot;;&quot;&quot;;[.$K$12]*SQRT([.F4])+[.$K$13])">
            <text:p/>
          </table:table-cell>
          <table:table-cell table:style-name="ce9" table:formula="of:=IF([.G4]=&quot;&quot;;&quot;&quot;;[.$K$12]*SQRT([.G4])+[.$K$13])">
            <text:p/>
          </table:table-cell>
          <table:table-cell table:style-name="ce9" table:formula="of:=IF([.H4]=&quot;&quot;;&quot;&quot;;[.$K$12]*SQRT([.H4])+[.$K$13])">
            <text:p/>
          </table:table-cell>
          <table:table-cell table:style-name="ce9" table:formula="of:=IF([.I4]=&quot;&quot;;&quot;&quot;;[.$K$12]*SQRT([.I4])+[.$K$13])">
            <text:p/>
          </table:table-cell>
          <table:table-cell table:style-name="ce9" table:formula="of:=IF([.J4]=&quot;&quot;;&quot;&quot;;[.$K$12]*SQRT([.J4])+[.$K$13])">
            <text:p/>
          </table:table-cell>
          <table:table-cell table:style-name="ce9" table:formula="of:=IF([.K4]=&quot;&quot;;&quot;&quot;;[.$K$12]*SQRT([.K4])+[.$K$13])">
            <text:p/>
          </table:table-cell>
          <table:table-cell table:style-name="ce9" table:formula="of:=IF([.L4]=&quot;&quot;;&quot;&quot;;[.$K$12]*SQRT([.L4])+[.$K$13])">
            <text:p/>
          </table:table-cell>
          <table:table-cell table:style-name="ce9" table:formula="of:=IF([.M4]=&quot;&quot;;&quot;&quot;;[.$K$12]*SQRT([.M4])+[.$K$13])">
            <text:p/>
          </table:table-cell>
          <table:table-cell table:style-name="ce9" table:formula="of:=IF([.N4]=&quot;&quot;;&quot;&quot;;[.$K$12]*SQRT([.N4])+[.$K$13])">
            <text:p/>
          </table:table-cell>
          <table:table-cell table:style-name="ce9" table:formula="of:=IF([.O4]=&quot;&quot;;&quot;&quot;;[.$K$12]*SQRT([.O4])+[.$K$13])">
            <text:p/>
          </table:table-cell>
          <table:table-cell table:style-name="ce9" table:formula="of:=IF([.P4]=&quot;&quot;;&quot;&quot;;[.$K$12]*SQRT([.P4])+[.$K$13])">
            <text:p/>
          </table:table-cell>
          <table:table-cell table:style-name="ce9" table:formula="of:=IF([.Q4]=&quot;&quot;;&quot;&quot;;[.$K$12]*SQRT([.Q4])+[.$K$13])">
            <text:p/>
          </table:table-cell>
          <table:table-cell table:style-name="ce9" table:formula="of:=IF([.R4]=&quot;&quot;;&quot;&quot;;[.$K$12]*SQRT([.R4])+[.$K$13])">
            <text:p/>
          </table:table-cell>
          <table:table-cell table:style-name="ce9" table:formula="of:=IF([.S4]=&quot;&quot;;&quot;&quot;;[.$K$12]*SQRT([.S4])+[.$K$13])">
            <text:p/>
          </table:table-cell>
          <table:table-cell table:number-columns-repeated="7"/>
        </table:table-row>
      </table:table>
      <table:table table:name="Ajuste com Raiz Quadrada (tipo 2)" table:style-name="ta1">
        <table:shapes>
          <draw:frame draw:z-index="0" draw:style-name="gr1" draw:text-style-name="P1" svg:width="15.473cm" svg:height="7.568cm" svg:x="2.258cm" svg:y="8.579cm">
            <draw:object draw:notify-on-update-of-ranges="'Ajuste com Raiz Quadrada (tipo 2)'.B2:'Ajuste com Raiz Quadrada (tipo 2)'.F2 'Ajuste com Raiz Quadrada (tipo 2)'.A3:'Ajuste com Raiz Quadrada (tipo 2)'.A3 'Ajuste com Raiz Quadrada (tipo 2)'.B3:'Ajuste com Raiz Quadrada (tipo 2)'.F3 'Ajuste com Raiz Quadrada (tipo 2)'.B2:'Ajuste com Raiz Quadrada (tipo 2)'.F2 'Ajuste com Raiz Quadrada (tipo 2)'.A15:'Ajuste com Raiz Quadrada (tipo 2)'.A15 'Ajuste com Raiz Quadrada (tipo 2)'.B15:'Ajuste com Raiz Quadrada (tipo 2)'.S1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9"/>
        <table:table-column table:style-name="co1" table:number-columns-repeated="23" table:default-cell-style-name="Default"/>
        <table:table-row table:style-name="ro1">
          <table:table-cell table:style-name="ce30" office:value-type="string" calcext:value-type="string">
            <text:p>Dados</text:p>
          </table:table-cell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31" office:value-type="string" calcext:value-type="string">
            <text:p>x</text:p>
          </table:table-cell>
          <table:table-cell table:style-name="ce37" table:formula="of:=1" office:value-type="float" office:value="1" calcext:value-type="float">
            <text:p>1</text:p>
          </table:table-cell>
          <table:table-cell table:style-name="ce37" table:formula="of:=2" office:value-type="float" office:value="2" calcext:value-type="float">
            <text:p>2</text:p>
          </table:table-cell>
          <table:table-cell table:style-name="ce37" table:formula="of:=3" office:value-type="float" office:value="3" calcext:value-type="float">
            <text:p>3</text:p>
          </table:table-cell>
          <table:table-cell table:style-name="ce37" table:formula="of:=4" office:value-type="float" office:value="4" calcext:value-type="float">
            <text:p>4</text:p>
          </table:table-cell>
          <table:table-cell table:style-name="ce37" table:formula="of:=5" office:value-type="float" office:value="5" calcext:value-type="float">
            <text:p>5</text:p>
          </table:table-cell>
          <table:table-cell table:style-name="ce37" table:number-columns-repeated="13"/>
          <table:table-cell table:number-columns-repeated="7"/>
        </table:table-row>
        <table:table-row table:style-name="ro1">
          <table:table-cell table:style-name="ce31" office:value-type="string" calcext:value-type="string">
            <text:p>y</text:p>
          </table:table-cell>
          <table:table-cell table:style-name="ce37" table:formula="of:=10" office:value-type="float" office:value="10" calcext:value-type="float">
            <text:p>10</text:p>
          </table:table-cell>
          <table:table-cell table:style-name="ce37" table:formula="of:=20" office:value-type="float" office:value="20" calcext:value-type="float">
            <text:p>20</text:p>
          </table:table-cell>
          <table:table-cell table:style-name="ce37" table:formula="of:=29" office:value-type="float" office:value="29" calcext:value-type="float">
            <text:p>29</text:p>
          </table:table-cell>
          <table:table-cell table:style-name="ce37" table:formula="of:=41" office:value-type="float" office:value="41" calcext:value-type="float">
            <text:p>41</text:p>
          </table:table-cell>
          <table:table-cell table:style-name="ce37" table:formula="of:=50" office:value-type="float" office:value="50" calcext:value-type="float">
            <text:p>50</text:p>
          </table:table-cell>
          <table:table-cell table:style-name="ce37" table:number-columns-repeated="13"/>
          <table:table-cell table:number-columns-repeated="7"/>
        </table:table-row>
        <table:table-row table:style-name="ro1">
          <table:table-cell table:style-name="ce32" office:value-type="string" calcext:value-type="string">
            <text:p>Prever x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table:style-name="ce9" table:formula="of:=3" office:value-type="float" office:value="3" calcext:value-type="float">
            <text:p>3</text:p>
          </table:table-cell>
          <table:table-cell table:style-name="ce9" table:formula="of:=4" office:value-type="float" office:value="4" calcext:value-type="float">
            <text:p>4</text:p>
          </table:table-cell>
          <table:table-cell table:style-name="ce9" table:formula="of:=4.4" office:value-type="float" office:value="4.4" calcext:value-type="float">
            <text:p>4,4</text:p>
          </table:table-cell>
          <table:table-cell table:style-name="ce9" table:number-columns-repeated="13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33" office:value-type="string" calcext:value-type="string" table:number-columns-spanned="3" table:number-rows-spanned="1">
            <text:p>Tabela Linearizada</text:p>
          </table:table-cell>
          <table:covered-table-cell table:number-columns-repeated="2" table:style-name="Default"/>
          <table:table-cell table:number-columns-repeated="23"/>
        </table:table-row>
        <table:table-row table:style-name="ro1">
          <table:table-cell table:style-name="ce34" office:value-type="string" calcext:value-type="string">
            <text:p>Novo x</text:p>
          </table:table-cell>
          <table:table-cell table:formula="of:=IF([.B2]=&quot;&quot;;&quot;&quot;;[.B2])" office:value-type="float" office:value="1" calcext:value-type="float">
            <text:p>1</text:p>
          </table:table-cell>
          <table:table-cell table:formula="of:=IF([.C2]=&quot;&quot;;&quot;&quot;;[.C2])" office:value-type="float" office:value="2" calcext:value-type="float">
            <text:p>2</text:p>
          </table:table-cell>
          <table:table-cell table:style-name="ce9" table:formula="of:=IF([.D2]=&quot;&quot;;&quot;&quot;;[.D2])" office:value-type="float" office:value="3" calcext:value-type="float">
            <text:p>3</text:p>
          </table:table-cell>
          <table:table-cell table:style-name="ce9" table:formula="of:=IF([.E2]=&quot;&quot;;&quot;&quot;;[.E2])" office:value-type="float" office:value="4" calcext:value-type="float">
            <text:p>4</text:p>
          </table:table-cell>
          <table:table-cell table:style-name="ce9" table:formula="of:=IF([.F2]=&quot;&quot;;&quot;&quot;;[.F2])" office:value-type="float" office:value="5" calcext:value-type="float">
            <text:p>5</text:p>
          </table:table-cell>
          <table:table-cell table:style-name="ce9" table:formula="of:=IF([.G2]=&quot;&quot;;&quot;&quot;;[.G2])">
            <text:p/>
          </table:table-cell>
          <table:table-cell table:style-name="ce9" table:formula="of:=IF([.H2]=&quot;&quot;;&quot;&quot;;[.H2])">
            <text:p/>
          </table:table-cell>
          <table:table-cell table:style-name="ce9" table:formula="of:=IF([.I2]=&quot;&quot;;&quot;&quot;;[.I2])">
            <text:p/>
          </table:table-cell>
          <table:table-cell table:style-name="ce9" table:formula="of:=IF([.J2]=&quot;&quot;;&quot;&quot;;[.J2])">
            <text:p/>
          </table:table-cell>
          <table:table-cell table:style-name="ce9" table:formula="of:=IF([.K2]=&quot;&quot;;&quot;&quot;;[.K2])">
            <text:p/>
          </table:table-cell>
          <table:table-cell table:style-name="ce9" table:formula="of:=IF([.L2]=&quot;&quot;;&quot;&quot;;[.L2])">
            <text:p/>
          </table:table-cell>
          <table:table-cell table:style-name="ce9" table:formula="of:=IF([.M2]=&quot;&quot;;&quot;&quot;;[.M2])">
            <text:p/>
          </table:table-cell>
          <table:table-cell table:style-name="ce9" table:formula="of:=IF([.N2]=&quot;&quot;;&quot;&quot;;[.N2])">
            <text:p/>
          </table:table-cell>
          <table:table-cell table:style-name="ce9" table:formula="of:=IF([.O2]=&quot;&quot;;&quot;&quot;;[.O2])">
            <text:p/>
          </table:table-cell>
          <table:table-cell table:style-name="ce9" table:formula="of:=IF([.P2]=&quot;&quot;;&quot;&quot;;[.P2])">
            <text:p/>
          </table:table-cell>
          <table:table-cell table:style-name="ce9" table:formula="of:=IF([.Q2]=&quot;&quot;;&quot;&quot;;[.Q2])">
            <text:p/>
          </table:table-cell>
          <table:table-cell table:style-name="ce9" table:formula="of:=IF([.R2]=&quot;&quot;;&quot;&quot;;[.R2])">
            <text:p/>
          </table:table-cell>
          <table:table-cell table:style-name="ce9" table:formula="of:=IF([.S2]=&quot;&quot;;&quot;&quot;;[.S2])">
            <text:p/>
          </table:table-cell>
          <table:table-cell table:style-name="ce9" table:formula="of:=IF([.T2]=&quot;&quot;;&quot;&quot;;[.T2])">
            <text:p/>
          </table:table-cell>
          <table:table-cell table:style-name="ce9" table:formula="of:=IF([.U2]=&quot;&quot;;&quot;&quot;;[.U2])">
            <text:p/>
          </table:table-cell>
          <table:table-cell table:style-name="ce9" table:formula="of:=IF([.V2]=&quot;&quot;;&quot;&quot;;[.V2])">
            <text:p/>
          </table:table-cell>
          <table:table-cell table:style-name="ce9" table:formula="of:=IF([.W2]=&quot;&quot;;&quot;&quot;;[.W2])">
            <text:p/>
          </table:table-cell>
          <table:table-cell table:style-name="ce9" table:formula="of:=IF([.X2]=&quot;&quot;;&quot;&quot;;[.X2])">
            <text:p/>
          </table:table-cell>
          <table:table-cell table:style-name="ce9" table:formula="of:=IF([.Y2]=&quot;&quot;;&quot;&quot;;[.Y2])">
            <text:p/>
          </table:table-cell>
          <table:table-cell table:style-name="ce9" table:formula="of:=IF([.Z2]=&quot;&quot;;&quot;&quot;;[.Z2])">
            <text:p/>
          </table:table-cell>
        </table:table-row>
        <table:table-row table:style-name="ro1">
          <table:table-cell table:style-name="ce34" office:value-type="string" calcext:value-type="string">
            <text:p>Novo y</text:p>
          </table:table-cell>
          <table:table-cell table:formula="of:=IF([.B3]=&quot;&quot;;&quot;&quot;;[.B3]^2)" office:value-type="float" office:value="100" calcext:value-type="float">
            <text:p>100</text:p>
          </table:table-cell>
          <table:table-cell table:formula="of:=IF([.C3]=&quot;&quot;;&quot;&quot;;[.C3]^2)" office:value-type="float" office:value="400" calcext:value-type="float">
            <text:p>400</text:p>
          </table:table-cell>
          <table:table-cell table:style-name="ce9" table:formula="of:=IF([.D3]=&quot;&quot;;&quot;&quot;;[.D3]^2)" office:value-type="float" office:value="841" calcext:value-type="float">
            <text:p>841</text:p>
          </table:table-cell>
          <table:table-cell table:style-name="ce9" table:formula="of:=IF([.E3]=&quot;&quot;;&quot;&quot;;[.E3]^2)" office:value-type="float" office:value="1681" calcext:value-type="float">
            <text:p>1681</text:p>
          </table:table-cell>
          <table:table-cell table:style-name="ce9" table:formula="of:=IF([.F3]=&quot;&quot;;&quot;&quot;;[.F3]^2)" office:value-type="float" office:value="2500" calcext:value-type="float">
            <text:p>2500</text:p>
          </table:table-cell>
          <table:table-cell table:style-name="ce9" table:formula="of:=IF([.G3]=&quot;&quot;;&quot;&quot;;[.G3]^2)">
            <text:p/>
          </table:table-cell>
          <table:table-cell table:style-name="ce9" table:formula="of:=IF([.H3]=&quot;&quot;;&quot;&quot;;[.H3]^2)">
            <text:p/>
          </table:table-cell>
          <table:table-cell table:style-name="ce9" table:formula="of:=IF([.I3]=&quot;&quot;;&quot;&quot;;[.I3]^2)">
            <text:p/>
          </table:table-cell>
          <table:table-cell table:style-name="ce9" table:formula="of:=IF([.J3]=&quot;&quot;;&quot;&quot;;[.J3]^2)">
            <text:p/>
          </table:table-cell>
          <table:table-cell table:style-name="ce9" table:formula="of:=IF([.K3]=&quot;&quot;;&quot;&quot;;[.K3]^2)">
            <text:p/>
          </table:table-cell>
          <table:table-cell table:style-name="ce9" table:formula="of:=IF([.L3]=&quot;&quot;;&quot;&quot;;[.L3]^2)">
            <text:p/>
          </table:table-cell>
          <table:table-cell table:style-name="ce9" table:formula="of:=IF([.M3]=&quot;&quot;;&quot;&quot;;[.M3]^2)">
            <text:p/>
          </table:table-cell>
          <table:table-cell table:style-name="ce9" table:formula="of:=IF([.N3]=&quot;&quot;;&quot;&quot;;[.N3]^2)">
            <text:p/>
          </table:table-cell>
          <table:table-cell table:style-name="ce9" table:formula="of:=IF([.O3]=&quot;&quot;;&quot;&quot;;[.O3]^2)">
            <text:p/>
          </table:table-cell>
          <table:table-cell table:style-name="ce9" table:formula="of:=IF([.P3]=&quot;&quot;;&quot;&quot;;[.P3]^2)">
            <text:p/>
          </table:table-cell>
          <table:table-cell table:style-name="ce9" table:formula="of:=IF([.Q3]=&quot;&quot;;&quot;&quot;;[.Q3]^2)">
            <text:p/>
          </table:table-cell>
          <table:table-cell table:style-name="ce9" table:formula="of:=IF([.R3]=&quot;&quot;;&quot;&quot;;[.R3]^2)">
            <text:p/>
          </table:table-cell>
          <table:table-cell table:style-name="ce9" table:formula="of:=IF([.S3]=&quot;&quot;;&quot;&quot;;[.S3]^2)">
            <text:p/>
          </table:table-cell>
          <table:table-cell table:style-name="ce9" table:formula="of:=IF([.T3]=&quot;&quot;;&quot;&quot;;[.T3]^2)">
            <text:p/>
          </table:table-cell>
          <table:table-cell table:style-name="ce9" table:formula="of:=IF([.U3]=&quot;&quot;;&quot;&quot;;[.U3]^2)">
            <text:p/>
          </table:table-cell>
          <table:table-cell table:style-name="ce9" table:formula="of:=IF([.V3]=&quot;&quot;;&quot;&quot;;[.V3]^2)">
            <text:p/>
          </table:table-cell>
          <table:table-cell table:style-name="ce9" table:formula="of:=IF([.W3]=&quot;&quot;;&quot;&quot;;[.W3]^2)">
            <text:p/>
          </table:table-cell>
          <table:table-cell table:style-name="ce9" table:formula="of:=IF([.X3]=&quot;&quot;;&quot;&quot;;[.X3]^2)">
            <text:p/>
          </table:table-cell>
          <table:table-cell table:style-name="ce9" table:formula="of:=IF([.Y3]=&quot;&quot;;&quot;&quot;;[.Y3]^2)">
            <text:p/>
          </table:table-cell>
          <table:table-cell table:style-name="ce9" table:formula="of:=IF([.Z3]=&quot;&quot;;&quot;&quot;;[.Z3]^2)">
            <text:p/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office:value-type="string" calcext:value-type="string">
            <text:p>.</text:p>
          </table:table-cell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Matriz A</text:p>
          </table:table-cell>
          <table:covered-table-cell table:style-name="Default"/>
          <table:table-cell/>
          <table:table-cell table:style-name="ce39" office:value-type="string" calcext:value-type="string">
            <text:p>Matriz B</text:p>
          </table:table-cell>
          <table:table-cell/>
          <table:table-cell table:style-name="ce40" office:value-type="string" calcext:value-type="string" table:number-columns-spanned="2" table:number-rows-spanned="1">
            <text:p>Coeficientes Lineares</text:p>
          </table:table-cell>
          <table:covered-table-cell/>
          <table:table-cell/>
          <table:table-cell table:style-name="ce54" office:value-type="string" calcext:value-type="string" table:number-columns-spanned="2" table:number-rows-spanned="1">
            <text:p>Coeficientes não lineares</text:p>
          </table:table-cell>
          <table:covered-table-cell table:style-name="ce9"/>
          <table:table-cell table:number-columns-repeated="15"/>
        </table:table-row>
        <table:table-row table:style-name="ro1">
          <table:table-cell/>
          <table:table-cell table:formula="of:=COUNT([.2:.2])" office:value-type="float" office:value="5" calcext:value-type="float">
            <text:p>5</text:p>
          </table:table-cell>
          <table:table-cell table:formula="of:=SUM([.7:.7])" office:value-type="float" office:value="15" calcext:value-type="float">
            <text:p>15</text:p>
          </table:table-cell>
          <table:table-cell/>
          <table:table-cell table:style-name="ce9" table:formula="of:=SUM([.8:.8])" office:value-type="float" office:value="5522" calcext:value-type="float">
            <text:p>5522</text:p>
          </table:table-cell>
          <table:table-cell/>
          <table:table-cell table:style-name="ce41" office:value-type="string" calcext:value-type="string">
            <text:p>b=</text:p>
          </table:table-cell>
          <table:table-cell table:style-name="ce9" table:number-matrix-columns-spanned="1" table:number-matrix-rows-spanned="2" table:formula="of:=MMULT(MINVERSE([.B12:.C13]);[.E12:.E13])" office:value-type="float" office:value="-719.899999999998" calcext:value-type="float">
            <text:p>-719,899999999998</text:p>
          </table:table-cell>
          <table:table-cell/>
          <table:table-cell table:style-name="ce41" office:value-type="string" calcext:value-type="string">
            <text:p>ALFA=</text:p>
          </table:table-cell>
          <table:table-cell table:style-name="ce9" table:formula="of:=[.H13]" office:value-type="float" office:value="608.1" calcext:value-type="float">
            <text:p>608,1</text:p>
          </table:table-cell>
          <table:table-cell table:number-columns-repeated="15"/>
        </table:table-row>
        <table:table-row table:style-name="ro1">
          <table:table-cell/>
          <table:table-cell table:formula="of:=SUM([.7:.7])" office:value-type="float" office:value="15" calcext:value-type="float">
            <text:p>15</text:p>
          </table:table-cell>
          <table:table-cell table:formula="of:=SUMSQ([.7:.7])" office:value-type="float" office:value="55" calcext:value-type="float">
            <text:p>55</text:p>
          </table:table-cell>
          <table:table-cell/>
          <table:table-cell table:style-name="ce9" table:formula="of:=SUMPRODUCT([.7:.7];[.8:.8])" office:value-type="float" office:value="22647" calcext:value-type="float">
            <text:p>22647</text:p>
          </table:table-cell>
          <table:table-cell/>
          <table:table-cell table:style-name="ce41" office:value-type="string" calcext:value-type="string">
            <text:p>a=</text:p>
          </table:table-cell>
          <table:table-cell table:style-name="ce9" office:value-type="float" office:value="608.1" calcext:value-type="float">
            <text:p>608,1</text:p>
          </table:table-cell>
          <table:table-cell/>
          <table:table-cell table:style-name="ce41" office:value-type="string" calcext:value-type="string">
            <text:p>BETA=</text:p>
          </table:table-cell>
          <table:table-cell table:style-name="ce9" table:formula="of:=[.H12]" office:value-type="float" office:value="-719.899999999998" calcext:value-type="float">
            <text:p>-719,899999999998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35" office:value-type="string" calcext:value-type="string">
            <text:p>Ajuste</text:p>
          </table:table-cell>
          <table:table-cell table:formula="of:=IF([.B2]=&quot;&quot;;&quot;&quot;;IMSQRT([.$K$12]*[.B2]+[.$K$13]))" office:value-type="string" office:string-value="10.5735519103089i" calcext:value-type="string">
            <text:p>10.5735519103089i</text:p>
          </table:table-cell>
          <table:table-cell table:formula="of:=IF([.C2]=&quot;&quot;;&quot;&quot;;IMSQRT([.$K$12]*[.C2]+[.$K$13]))" office:value-type="string" office:string-value="22.2777916320268" calcext:value-type="string">
            <text:p>22.2777916320268</text:p>
          </table:table-cell>
          <table:table-cell table:style-name="ce9" table:formula="of:=IF([.D2]=&quot;&quot;;&quot;&quot;;IMSQRT([.$K$12]*[.D2]+[.$K$13]))" office:value-type="string" office:string-value="33.2325141991996" calcext:value-type="string">
            <text:p>33.2325141991996</text:p>
          </table:table-cell>
          <table:table-cell table:style-name="ce9" table:formula="of:=IF([.E2]=&quot;&quot;;&quot;&quot;;IMSQRT([.$K$12]*[.E2]+[.$K$13]))" office:value-type="string" office:string-value="41.3823633931171" calcext:value-type="string">
            <text:p>41.3823633931171</text:p>
          </table:table-cell>
          <table:table-cell table:style-name="ce9" table:formula="of:=IF([.F2]=&quot;&quot;;&quot;&quot;;IMSQRT([.$K$12]*[.F2]+[.$K$13]))" office:value-type="string" office:string-value="48.1726063235113" calcext:value-type="string">
            <text:p>48.1726063235113</text:p>
          </table:table-cell>
          <table:table-cell table:style-name="ce9" table:formula="of:=IF([.G2]=&quot;&quot;;&quot;&quot;;IMSQRT([.$K$12]*[.G2]+[.$K$13]))">
            <text:p/>
          </table:table-cell>
          <table:table-cell table:style-name="ce9" table:formula="of:=IF([.H2]=&quot;&quot;;&quot;&quot;;IMSQRT([.$K$12]*[.H2]+[.$K$13]))">
            <text:p/>
          </table:table-cell>
          <table:table-cell table:style-name="ce9" table:formula="of:=IF([.I2]=&quot;&quot;;&quot;&quot;;IMSQRT([.$K$12]*[.I2]+[.$K$13]))">
            <text:p/>
          </table:table-cell>
          <table:table-cell table:style-name="ce9" table:formula="of:=IF([.J2]=&quot;&quot;;&quot;&quot;;IMSQRT([.$K$12]*[.J2]+[.$K$13]))">
            <text:p/>
          </table:table-cell>
          <table:table-cell table:style-name="ce9" table:formula="of:=IF([.K2]=&quot;&quot;;&quot;&quot;;IMSQRT([.$K$12]*[.K2]+[.$K$13]))">
            <text:p/>
          </table:table-cell>
          <table:table-cell table:style-name="ce9" table:formula="of:=IF([.L2]=&quot;&quot;;&quot;&quot;;IMSQRT([.$K$12]*[.L2]+[.$K$13]))">
            <text:p/>
          </table:table-cell>
          <table:table-cell table:style-name="ce9" table:formula="of:=IF([.M2]=&quot;&quot;;&quot;&quot;;IMSQRT([.$K$12]*[.M2]+[.$K$13]))">
            <text:p/>
          </table:table-cell>
          <table:table-cell table:style-name="ce9" table:formula="of:=IF([.N2]=&quot;&quot;;&quot;&quot;;IMSQRT([.$K$12]*[.N2]+[.$K$13]))">
            <text:p/>
          </table:table-cell>
          <table:table-cell table:style-name="ce9" table:formula="of:=IF([.O2]=&quot;&quot;;&quot;&quot;;IMSQRT([.$K$12]*[.O2]+[.$K$13]))">
            <text:p/>
          </table:table-cell>
          <table:table-cell table:style-name="ce9" table:formula="of:=IF([.P2]=&quot;&quot;;&quot;&quot;;IMSQRT([.$K$12]*[.P2]+[.$K$13]))">
            <text:p/>
          </table:table-cell>
          <table:table-cell table:style-name="ce9" table:formula="of:=IF([.Q2]=&quot;&quot;;&quot;&quot;;IMSQRT([.$K$12]*[.Q2]+[.$K$13]))">
            <text:p/>
          </table:table-cell>
          <table:table-cell table:style-name="ce9" table:formula="of:=IF([.R2]=&quot;&quot;;&quot;&quot;;IMSQRT([.$K$12]*[.R2]+[.$K$13]))">
            <text:p/>
          </table:table-cell>
          <table:table-cell table:style-name="ce9" table:formula="of:=IF([.S2]=&quot;&quot;;&quot;&quot;;IMSQRT([.$K$12]*[.S2]+[.$K$13]))">
            <text:p/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DESVIO</text:p>
          </table:table-cell>
          <table:table-cell table:style-name="Default" table:formula="of:=SUMXMY2([.3:.3];[.15:.15])" office:value-type="float" office:value="5522" calcext:value-type="float">
            <text:p>5522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36" office:value-type="string" calcext:value-type="string">
            <text:p>Previsão y</text:p>
          </table:table-cell>
          <table:table-cell table:formula="of:=IF([.B4]=&quot;&quot;;&quot;&quot;;IMSQRT([.$K$12]*[.B4]+[.$K$13]))" office:value-type="string" office:string-value="10.5735519103089i" calcext:value-type="string">
            <text:p>10.5735519103089i</text:p>
          </table:table-cell>
          <table:table-cell table:formula="of:=IF([.C4]=&quot;&quot;;&quot;&quot;;IMSQRT([.$K$12]*[.C4]+[.$K$13]))" office:value-type="string" office:string-value="22.2777916320268" calcext:value-type="string">
            <text:p>22.2777916320268</text:p>
          </table:table-cell>
          <table:table-cell table:style-name="ce9" table:formula="of:=IF([.D4]=&quot;&quot;;&quot;&quot;;IMSQRT([.$K$12]*[.D4]+[.$K$13]))" office:value-type="string" office:string-value="33.2325141991996" calcext:value-type="string">
            <text:p>33.2325141991996</text:p>
          </table:table-cell>
          <table:table-cell table:style-name="ce9" table:formula="of:=IF([.E4]=&quot;&quot;;&quot;&quot;;IMSQRT([.$K$12]*[.E4]+[.$K$13]))" office:value-type="string" office:string-value="41.3823633931171" calcext:value-type="string">
            <text:p>41.3823633931171</text:p>
          </table:table-cell>
          <table:table-cell table:style-name="ce9" table:formula="of:=IF([.F4]=&quot;&quot;;&quot;&quot;;IMSQRT([.$K$12]*[.F4]+[.$K$13]))" office:value-type="string" office:string-value="44.2237492757003" calcext:value-type="string">
            <text:p>44.2237492757003</text:p>
          </table:table-cell>
          <table:table-cell table:style-name="ce9" table:formula="of:=IF([.G4]=&quot;&quot;;&quot;&quot;;IMSQRT([.$K$12]*[.G4]+[.$K$13]))">
            <text:p/>
          </table:table-cell>
          <table:table-cell table:style-name="ce9" table:formula="of:=IF([.H4]=&quot;&quot;;&quot;&quot;;IMSQRT([.$K$12]*[.H4]+[.$K$13]))">
            <text:p/>
          </table:table-cell>
          <table:table-cell table:style-name="ce9" table:formula="of:=IF([.I4]=&quot;&quot;;&quot;&quot;;IMSQRT([.$K$12]*[.I4]+[.$K$13]))">
            <text:p/>
          </table:table-cell>
          <table:table-cell table:style-name="ce9" table:formula="of:=IF([.J4]=&quot;&quot;;&quot;&quot;;IMSQRT([.$K$12]*[.J4]+[.$K$13]))">
            <text:p/>
          </table:table-cell>
          <table:table-cell table:style-name="ce9" table:formula="of:=IF([.K4]=&quot;&quot;;&quot;&quot;;IMSQRT([.$K$12]*[.K4]+[.$K$13]))">
            <text:p/>
          </table:table-cell>
          <table:table-cell table:style-name="ce9" table:formula="of:=IF([.L4]=&quot;&quot;;&quot;&quot;;IMSQRT([.$K$12]*[.L4]+[.$K$13]))">
            <text:p/>
          </table:table-cell>
          <table:table-cell table:style-name="ce9" table:formula="of:=IF([.M4]=&quot;&quot;;&quot;&quot;;IMSQRT([.$K$12]*[.M4]+[.$K$13]))">
            <text:p/>
          </table:table-cell>
          <table:table-cell table:style-name="ce9" table:formula="of:=IF([.N4]=&quot;&quot;;&quot;&quot;;IMSQRT([.$K$12]*[.N4]+[.$K$13]))">
            <text:p/>
          </table:table-cell>
          <table:table-cell table:style-name="ce9" table:formula="of:=IF([.O4]=&quot;&quot;;&quot;&quot;;IMSQRT([.$K$12]*[.O4]+[.$K$13]))">
            <text:p/>
          </table:table-cell>
          <table:table-cell table:style-name="ce9" table:formula="of:=IF([.P4]=&quot;&quot;;&quot;&quot;;IMSQRT([.$K$12]*[.P4]+[.$K$13]))">
            <text:p/>
          </table:table-cell>
          <table:table-cell table:style-name="ce9" table:formula="of:=IF([.Q4]=&quot;&quot;;&quot;&quot;;IMSQRT([.$K$12]*[.Q4]+[.$K$13]))">
            <text:p/>
          </table:table-cell>
          <table:table-cell table:style-name="ce9" table:formula="of:=IF([.R4]=&quot;&quot;;&quot;&quot;;IMSQRT([.$K$12]*[.R4]+[.$K$13]))">
            <text:p/>
          </table:table-cell>
          <table:table-cell table:style-name="ce9" table:formula="of:=IF([.S4]=&quot;&quot;;&quot;&quot;;IMSQRT([.$K$12]*[.S4]+[.$K$13]))">
            <text:p/>
          </table:table-cell>
          <table:table-cell table:number-columns-repeated="7"/>
        </table:table-row>
      </table:table>
      <table:table table:name="Ajuste Geométrico" table:style-name="ta1">
        <table:shapes>
          <draw:frame draw:z-index="0" draw:style-name="gr1" draw:text-style-name="P1" svg:width="15.473cm" svg:height="7.568cm" svg:x="2.258cm" svg:y="8.579cm">
            <draw:object draw:notify-on-update-of-ranges="'Ajuste Geométrico'.B2:'Ajuste Geométrico'.F2 'Ajuste Geométrico'.A3:'Ajuste Geométrico'.A3 'Ajuste Geométrico'.B3:'Ajuste Geométrico'.F3 'Ajuste Geométrico'.B2:'Ajuste Geométrico'.F2 'Ajuste Geométrico'.A15:'Ajuste Geométrico'.A15 'Ajuste Geométrico'.B15:'Ajuste Geométrico'.S1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9"/>
        <table:table-column table:style-name="co1" table:number-columns-repeated="23" table:default-cell-style-name="Default"/>
        <table:table-row table:style-name="ro1">
          <table:table-cell table:style-name="ce30" office:value-type="string" calcext:value-type="string">
            <text:p>Dados</text:p>
          </table:table-cell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31" office:value-type="string" calcext:value-type="string">
            <text:p>x</text:p>
          </table:table-cell>
          <table:table-cell table:style-name="ce37" table:formula="of:=1" office:value-type="float" office:value="1" calcext:value-type="float">
            <text:p>1</text:p>
          </table:table-cell>
          <table:table-cell table:style-name="ce37" table:formula="of:=2" office:value-type="float" office:value="2" calcext:value-type="float">
            <text:p>2</text:p>
          </table:table-cell>
          <table:table-cell table:style-name="ce37" table:formula="of:=3" office:value-type="float" office:value="3" calcext:value-type="float">
            <text:p>3</text:p>
          </table:table-cell>
          <table:table-cell table:style-name="ce37" table:formula="of:=4" office:value-type="float" office:value="4" calcext:value-type="float">
            <text:p>4</text:p>
          </table:table-cell>
          <table:table-cell table:style-name="ce37" table:formula="of:=5" office:value-type="float" office:value="5" calcext:value-type="float">
            <text:p>5</text:p>
          </table:table-cell>
          <table:table-cell table:style-name="ce37" table:number-columns-repeated="13"/>
          <table:table-cell table:number-columns-repeated="7"/>
        </table:table-row>
        <table:table-row table:style-name="ro1">
          <table:table-cell table:style-name="ce31" office:value-type="string" calcext:value-type="string">
            <text:p>y</text:p>
          </table:table-cell>
          <table:table-cell table:style-name="ce37" table:formula="of:=10" office:value-type="float" office:value="10" calcext:value-type="float">
            <text:p>10</text:p>
          </table:table-cell>
          <table:table-cell table:style-name="ce37" table:formula="of:=20" office:value-type="float" office:value="20" calcext:value-type="float">
            <text:p>20</text:p>
          </table:table-cell>
          <table:table-cell table:style-name="ce37" table:formula="of:=29" office:value-type="float" office:value="29" calcext:value-type="float">
            <text:p>29</text:p>
          </table:table-cell>
          <table:table-cell table:style-name="ce37" table:formula="of:=41" office:value-type="float" office:value="41" calcext:value-type="float">
            <text:p>41</text:p>
          </table:table-cell>
          <table:table-cell table:style-name="ce37" table:formula="of:=50" office:value-type="float" office:value="50" calcext:value-type="float">
            <text:p>50</text:p>
          </table:table-cell>
          <table:table-cell table:style-name="ce37" table:number-columns-repeated="13"/>
          <table:table-cell table:number-columns-repeated="7"/>
        </table:table-row>
        <table:table-row table:style-name="ro1">
          <table:table-cell table:style-name="ce32" office:value-type="string" calcext:value-type="string">
            <text:p>Prever x</text:p>
          </table:table-cell>
          <table:table-cell table:formula="of:=1" office:value-type="float" office:value="1" calcext:value-type="float">
            <text:p>1</text:p>
          </table:table-cell>
          <table:table-cell table:formula="of:=2" office:value-type="float" office:value="2" calcext:value-type="float">
            <text:p>2</text:p>
          </table:table-cell>
          <table:table-cell table:style-name="ce9" table:formula="of:=3" office:value-type="float" office:value="3" calcext:value-type="float">
            <text:p>3</text:p>
          </table:table-cell>
          <table:table-cell table:style-name="ce9" table:formula="of:=4" office:value-type="float" office:value="4" calcext:value-type="float">
            <text:p>4</text:p>
          </table:table-cell>
          <table:table-cell table:style-name="ce9" table:formula="of:=5" office:value-type="float" office:value="5" calcext:value-type="float">
            <text:p>5</text:p>
          </table:table-cell>
          <table:table-cell table:style-name="ce9" table:number-columns-repeated="13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33" office:value-type="string" calcext:value-type="string" table:number-columns-spanned="3" table:number-rows-spanned="1">
            <text:p>Tabela Linearizada</text:p>
          </table:table-cell>
          <table:covered-table-cell table:number-columns-repeated="2" table:style-name="Default"/>
          <table:table-cell table:number-columns-repeated="23"/>
        </table:table-row>
        <table:table-row table:style-name="ro1">
          <table:table-cell table:style-name="ce34" office:value-type="string" calcext:value-type="string">
            <text:p>Novo x</text:p>
          </table:table-cell>
          <table:table-cell table:formula="of:=IF([.B2]=&quot;&quot;;&quot;&quot;;LN([.B2]))" office:value-type="float" office:value="0" calcext:value-type="float">
            <text:p>0</text:p>
          </table:table-cell>
          <table:table-cell table:formula="of:=IF([.C2]=&quot;&quot;;&quot;&quot;;LN([.C2]))" office:value-type="float" office:value="0.693147180559945" calcext:value-type="float">
            <text:p>0,693147180559945</text:p>
          </table:table-cell>
          <table:table-cell table:style-name="ce9" table:formula="of:=IF([.D2]=&quot;&quot;;&quot;&quot;;LN([.D2]))" office:value-type="float" office:value="1.09861228866811" calcext:value-type="float">
            <text:p>1,09861228866811</text:p>
          </table:table-cell>
          <table:table-cell table:style-name="ce9" table:formula="of:=IF([.E2]=&quot;&quot;;&quot;&quot;;LN([.E2]))" office:value-type="float" office:value="1.38629436111989" calcext:value-type="float">
            <text:p>1,38629436111989</text:p>
          </table:table-cell>
          <table:table-cell table:style-name="ce9" table:formula="of:=IF([.F2]=&quot;&quot;;&quot;&quot;;LN([.F2]))" office:value-type="float" office:value="1.6094379124341" calcext:value-type="float">
            <text:p>1,6094379124341</text:p>
          </table:table-cell>
          <table:table-cell table:style-name="ce9" table:formula="of:=IF([.G2]=&quot;&quot;;&quot;&quot;;LN([.G2]))">
            <text:p/>
          </table:table-cell>
          <table:table-cell table:style-name="ce9" table:formula="of:=IF([.H2]=&quot;&quot;;&quot;&quot;;LN([.H2]))">
            <text:p/>
          </table:table-cell>
          <table:table-cell table:style-name="ce9" table:formula="of:=IF([.I2]=&quot;&quot;;&quot;&quot;;LN([.I2]))">
            <text:p/>
          </table:table-cell>
          <table:table-cell table:style-name="ce9" table:formula="of:=IF([.J2]=&quot;&quot;;&quot;&quot;;LN([.J2]))">
            <text:p/>
          </table:table-cell>
          <table:table-cell table:style-name="ce9" table:formula="of:=IF([.K2]=&quot;&quot;;&quot;&quot;;LN([.K2]))">
            <text:p/>
          </table:table-cell>
          <table:table-cell table:style-name="ce9" table:formula="of:=IF([.L2]=&quot;&quot;;&quot;&quot;;LN([.L2]))">
            <text:p/>
          </table:table-cell>
          <table:table-cell table:style-name="ce9" table:formula="of:=IF([.M2]=&quot;&quot;;&quot;&quot;;LN([.M2]))">
            <text:p/>
          </table:table-cell>
          <table:table-cell table:style-name="ce9" table:formula="of:=IF([.N2]=&quot;&quot;;&quot;&quot;;LN([.N2]))">
            <text:p/>
          </table:table-cell>
          <table:table-cell table:style-name="ce9" table:formula="of:=IF([.O2]=&quot;&quot;;&quot;&quot;;LN([.O2]))">
            <text:p/>
          </table:table-cell>
          <table:table-cell table:style-name="ce9" table:formula="of:=IF([.P2]=&quot;&quot;;&quot;&quot;;LN([.P2]))">
            <text:p/>
          </table:table-cell>
          <table:table-cell table:style-name="ce9" table:formula="of:=IF([.Q2]=&quot;&quot;;&quot;&quot;;LN([.Q2]))">
            <text:p/>
          </table:table-cell>
          <table:table-cell table:style-name="ce9" table:formula="of:=IF([.R2]=&quot;&quot;;&quot;&quot;;LN([.R2]))">
            <text:p/>
          </table:table-cell>
          <table:table-cell table:style-name="ce9" table:formula="of:=IF([.S2]=&quot;&quot;;&quot;&quot;;LN([.S2]))">
            <text:p/>
          </table:table-cell>
          <table:table-cell table:style-name="ce9" table:formula="of:=IF([.T2]=&quot;&quot;;&quot;&quot;;LN([.T2]))">
            <text:p/>
          </table:table-cell>
          <table:table-cell table:style-name="ce9" table:formula="of:=IF([.U2]=&quot;&quot;;&quot;&quot;;LN([.U2]))">
            <text:p/>
          </table:table-cell>
          <table:table-cell table:style-name="ce9" table:formula="of:=IF([.V2]=&quot;&quot;;&quot;&quot;;LN([.V2]))">
            <text:p/>
          </table:table-cell>
          <table:table-cell table:style-name="ce9" table:formula="of:=IF([.W2]=&quot;&quot;;&quot;&quot;;LN([.W2]))">
            <text:p/>
          </table:table-cell>
          <table:table-cell table:style-name="ce9" table:formula="of:=IF([.X2]=&quot;&quot;;&quot;&quot;;LN([.X2]))">
            <text:p/>
          </table:table-cell>
          <table:table-cell table:style-name="ce9" table:formula="of:=IF([.Y2]=&quot;&quot;;&quot;&quot;;LN([.Y2]))">
            <text:p/>
          </table:table-cell>
          <table:table-cell table:style-name="ce9" table:formula="of:=IF([.Z2]=&quot;&quot;;&quot;&quot;;LN([.Z2]))">
            <text:p/>
          </table:table-cell>
        </table:table-row>
        <table:table-row table:style-name="ro1">
          <table:table-cell table:style-name="ce34" office:value-type="string" calcext:value-type="string">
            <text:p>Novo y</text:p>
          </table:table-cell>
          <table:table-cell table:formula="of:=IF([.B3]=&quot;&quot;;&quot;&quot;;LN([.B3]))" office:value-type="float" office:value="2.30258509299405" calcext:value-type="float">
            <text:p>2,30258509299405</text:p>
          </table:table-cell>
          <table:table-cell table:formula="of:=IF([.C3]=&quot;&quot;;&quot;&quot;;LN([.C3]))" office:value-type="float" office:value="2.99573227355399" calcext:value-type="float">
            <text:p>2,99573227355399</text:p>
          </table:table-cell>
          <table:table-cell table:style-name="ce9" table:formula="of:=IF([.D3]=&quot;&quot;;&quot;&quot;;LN([.D3]))" office:value-type="float" office:value="3.36729582998647" calcext:value-type="float">
            <text:p>3,36729582998647</text:p>
          </table:table-cell>
          <table:table-cell table:style-name="ce9" table:formula="of:=IF([.E3]=&quot;&quot;;&quot;&quot;;LN([.E3]))" office:value-type="float" office:value="3.71357206670431" calcext:value-type="float">
            <text:p>3,71357206670431</text:p>
          </table:table-cell>
          <table:table-cell table:style-name="ce9" table:formula="of:=IF([.F3]=&quot;&quot;;&quot;&quot;;LN([.F3]))" office:value-type="float" office:value="3.91202300542815" calcext:value-type="float">
            <text:p>3,91202300542815</text:p>
          </table:table-cell>
          <table:table-cell table:style-name="ce9" table:formula="of:=IF([.G3]=&quot;&quot;;&quot;&quot;;LN([.G3]))">
            <text:p/>
          </table:table-cell>
          <table:table-cell table:style-name="ce9" table:formula="of:=IF([.H3]=&quot;&quot;;&quot;&quot;;LN([.H3]))">
            <text:p/>
          </table:table-cell>
          <table:table-cell table:style-name="ce9" table:formula="of:=IF([.I3]=&quot;&quot;;&quot;&quot;;LN([.I3]))">
            <text:p/>
          </table:table-cell>
          <table:table-cell table:style-name="ce9" table:formula="of:=IF([.J3]=&quot;&quot;;&quot;&quot;;LN([.J3]))">
            <text:p/>
          </table:table-cell>
          <table:table-cell table:style-name="ce9" table:formula="of:=IF([.K3]=&quot;&quot;;&quot;&quot;;LN([.K3]))">
            <text:p/>
          </table:table-cell>
          <table:table-cell table:style-name="ce9" table:formula="of:=IF([.L3]=&quot;&quot;;&quot;&quot;;LN([.L3]))">
            <text:p/>
          </table:table-cell>
          <table:table-cell table:style-name="ce9" table:formula="of:=IF([.M3]=&quot;&quot;;&quot;&quot;;LN([.M3]))">
            <text:p/>
          </table:table-cell>
          <table:table-cell table:style-name="ce9" table:formula="of:=IF([.N3]=&quot;&quot;;&quot;&quot;;LN([.N3]))">
            <text:p/>
          </table:table-cell>
          <table:table-cell table:style-name="ce9" table:formula="of:=IF([.O3]=&quot;&quot;;&quot;&quot;;LN([.O3]))">
            <text:p/>
          </table:table-cell>
          <table:table-cell table:style-name="ce9" table:formula="of:=IF([.P3]=&quot;&quot;;&quot;&quot;;LN([.P3]))">
            <text:p/>
          </table:table-cell>
          <table:table-cell table:style-name="ce9" table:formula="of:=IF([.Q3]=&quot;&quot;;&quot;&quot;;LN([.Q3]))">
            <text:p/>
          </table:table-cell>
          <table:table-cell table:style-name="ce9" table:formula="of:=IF([.R3]=&quot;&quot;;&quot;&quot;;LN([.R3]))">
            <text:p/>
          </table:table-cell>
          <table:table-cell table:style-name="ce9" table:formula="of:=IF([.S3]=&quot;&quot;;&quot;&quot;;LN([.S3]))">
            <text:p/>
          </table:table-cell>
          <table:table-cell table:style-name="ce9" table:formula="of:=IF([.T3]=&quot;&quot;;&quot;&quot;;LN([.T3]))">
            <text:p/>
          </table:table-cell>
          <table:table-cell table:style-name="ce9" table:formula="of:=IF([.U3]=&quot;&quot;;&quot;&quot;;LN([.U3]))">
            <text:p/>
          </table:table-cell>
          <table:table-cell table:style-name="ce9" table:formula="of:=IF([.V3]=&quot;&quot;;&quot;&quot;;LN([.V3]))">
            <text:p/>
          </table:table-cell>
          <table:table-cell table:style-name="ce9" table:formula="of:=IF([.W3]=&quot;&quot;;&quot;&quot;;LN([.W3]))">
            <text:p/>
          </table:table-cell>
          <table:table-cell table:style-name="ce9" table:formula="of:=IF([.X3]=&quot;&quot;;&quot;&quot;;LN([.X3]))">
            <text:p/>
          </table:table-cell>
          <table:table-cell table:style-name="ce9" table:formula="of:=IF([.Y3]=&quot;&quot;;&quot;&quot;;LN([.Y3]))">
            <text:p/>
          </table:table-cell>
          <table:table-cell table:style-name="ce9" table:formula="of:=IF([.Z3]=&quot;&quot;;&quot;&quot;;LN([.Z3]))">
            <text:p/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office:value-type="string" calcext:value-type="string">
            <text:p>.</text:p>
          </table:table-cell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Matriz A</text:p>
          </table:table-cell>
          <table:covered-table-cell table:style-name="Default"/>
          <table:table-cell/>
          <table:table-cell table:style-name="ce39" office:value-type="string" calcext:value-type="string">
            <text:p>Matriz B</text:p>
          </table:table-cell>
          <table:table-cell/>
          <table:table-cell table:style-name="ce40" office:value-type="string" calcext:value-type="string" table:number-columns-spanned="2" table:number-rows-spanned="1">
            <text:p>Coeficientes Lineares</text:p>
          </table:table-cell>
          <table:covered-table-cell/>
          <table:table-cell/>
          <table:table-cell table:style-name="ce54" office:value-type="string" calcext:value-type="string" table:number-columns-spanned="2" table:number-rows-spanned="1">
            <text:p>Coeficientes não lineares</text:p>
          </table:table-cell>
          <table:covered-table-cell table:style-name="ce9"/>
          <table:table-cell table:number-columns-repeated="15"/>
        </table:table-row>
        <table:table-row table:style-name="ro1">
          <table:table-cell/>
          <table:table-cell table:formula="of:=COUNT([.2:.2])" office:value-type="float" office:value="5" calcext:value-type="float">
            <text:p>5</text:p>
          </table:table-cell>
          <table:table-cell table:formula="of:=SUM([.7:.7])" office:value-type="float" office:value="4.78749174278205" calcext:value-type="float">
            <text:p>4,78749174278205</text:p>
          </table:table-cell>
          <table:table-cell/>
          <table:table-cell table:style-name="ce9" table:formula="of:=SUM([.8:.8])" office:value-type="float" office:value="16.291208268667" calcext:value-type="float">
            <text:p>16,291208268667</text:p>
          </table:table-cell>
          <table:table-cell/>
          <table:table-cell table:style-name="ce41" office:value-type="string" calcext:value-type="string">
            <text:p>b=</text:p>
          </table:table-cell>
          <table:table-cell table:style-name="ce9" table:number-matrix-columns-spanned="1" table:number-matrix-rows-spanned="2" table:formula="of:=MMULT(MINVERSE([.B12:.C13]);[.E12:.E13])" office:value-type="float" office:value="2.29730321491745" calcext:value-type="float">
            <text:p>2,29730321491745</text:p>
          </table:table-cell>
          <table:table-cell/>
          <table:table-cell table:style-name="ce41" office:value-type="string" calcext:value-type="string">
            <text:p>ALFA=</text:p>
          </table:table-cell>
          <table:table-cell table:style-name="ce9" table:formula="of:=[.H13]" office:value-type="float" office:value="1.00359278975752" calcext:value-type="float">
            <text:p>1,00359278975752</text:p>
          </table:table-cell>
          <table:table-cell table:number-columns-repeated="15"/>
        </table:table-row>
        <table:table-row table:style-name="ro1">
          <table:table-cell/>
          <table:table-cell table:formula="of:=SUM([.7:.7])" office:value-type="float" office:value="4.78749174278205" calcext:value-type="float">
            <text:p>4,78749174278205</text:p>
          </table:table-cell>
          <table:table-cell table:formula="of:=SUMSQ([.7:.7])" office:value-type="float" office:value="6.19950442438382" calcext:value-type="float">
            <text:p>6,19950442438382</text:p>
          </table:table-cell>
          <table:table-cell/>
          <table:table-cell table:style-name="ce9" table:formula="of:=SUMPRODUCT([.7:.7];[.8:.8])" office:value-type="float" office:value="17.2200981124654" calcext:value-type="float">
            <text:p>17,2200981124654</text:p>
          </table:table-cell>
          <table:table-cell/>
          <table:table-cell table:style-name="ce41" office:value-type="string" calcext:value-type="string">
            <text:p>a=</text:p>
          </table:table-cell>
          <table:table-cell table:style-name="ce9" office:value-type="float" office:value="1.00359278975752" calcext:value-type="float">
            <text:p>1,00359278975752</text:p>
          </table:table-cell>
          <table:table-cell/>
          <table:table-cell table:style-name="ce41" office:value-type="string" calcext:value-type="string">
            <text:p>BETA=</text:p>
          </table:table-cell>
          <table:table-cell table:style-name="ce9" table:formula="of:=EXP([.H12])" office:value-type="float" office:value="9.94732046514625" calcext:value-type="float">
            <text:p>9,94732046514625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35" office:value-type="string" calcext:value-type="string">
            <text:p>Ajuste</text:p>
          </table:table-cell>
          <table:table-cell table:formula="of:=IF([.B2]=&quot;&quot;;&quot;&quot;;[.$K$13]*([.B2]^[.$K$12]))" office:value-type="float" office:value="9.94732046514625" calcext:value-type="float">
            <text:p>9,94732046514625</text:p>
          </table:table-cell>
          <table:table-cell table:formula="of:=IF([.C2]=&quot;&quot;;&quot;&quot;;[.$K$13]*([.C2]^[.$K$12]))" office:value-type="float" office:value="19.9442469351114" calcext:value-type="float">
            <text:p>19,9442469351114</text:p>
          </table:table-cell>
          <table:table-cell table:style-name="ce9" table:formula="of:=IF([.D2]=&quot;&quot;;&quot;&quot;;[.$K$13]*([.D2]^[.$K$12]))" office:value-type="float" office:value="29.9599828603308" calcext:value-type="float">
            <text:p>29,9599828603308</text:p>
          </table:table-cell>
          <table:table-cell table:style-name="ce9" table:formula="of:=IF([.E2]=&quot;&quot;;&quot;&quot;;[.$K$13]*([.E2]^[.$K$12]))" office:value-type="float" office:value="39.9879532586116" calcext:value-type="float">
            <text:p>39,9879532586116</text:p>
          </table:table-cell>
          <table:table-cell table:style-name="ce9" table:formula="of:=IF([.F2]=&quot;&quot;;&quot;&quot;;[.$K$13]*([.F2]^[.$K$12]))" office:value-type="float" office:value="50.0250309619281" calcext:value-type="float">
            <text:p>50,0250309619281</text:p>
          </table:table-cell>
          <table:table-cell table:style-name="ce9" table:formula="of:=IF([.G2]=&quot;&quot;;&quot;&quot;;[.$K$13]*([.G2]^[.$K$12]))">
            <text:p/>
          </table:table-cell>
          <table:table-cell table:style-name="ce9" table:formula="of:=IF([.H2]=&quot;&quot;;&quot;&quot;;[.$K$13]*([.H2]^[.$K$12]))">
            <text:p/>
          </table:table-cell>
          <table:table-cell table:style-name="ce9" table:formula="of:=IF([.I2]=&quot;&quot;;&quot;&quot;;[.$K$13]*([.I2]^[.$K$12]))">
            <text:p/>
          </table:table-cell>
          <table:table-cell table:style-name="ce9" table:formula="of:=IF([.J2]=&quot;&quot;;&quot;&quot;;[.$K$13]*([.J2]^[.$K$12]))">
            <text:p/>
          </table:table-cell>
          <table:table-cell table:style-name="ce9" table:formula="of:=IF([.K2]=&quot;&quot;;&quot;&quot;;[.$K$13]*([.K2]^[.$K$12]))">
            <text:p/>
          </table:table-cell>
          <table:table-cell table:style-name="ce9" table:formula="of:=IF([.L2]=&quot;&quot;;&quot;&quot;;[.$K$13]*([.L2]^[.$K$12]))">
            <text:p/>
          </table:table-cell>
          <table:table-cell table:style-name="ce9" table:formula="of:=IF([.M2]=&quot;&quot;;&quot;&quot;;[.$K$13]*([.M2]^[.$K$12]))">
            <text:p/>
          </table:table-cell>
          <table:table-cell table:style-name="ce9" table:formula="of:=IF([.N2]=&quot;&quot;;&quot;&quot;;[.$K$13]*([.N2]^[.$K$12]))">
            <text:p/>
          </table:table-cell>
          <table:table-cell table:style-name="ce9" table:formula="of:=IF([.O2]=&quot;&quot;;&quot;&quot;;[.$K$13]*([.O2]^[.$K$12]))">
            <text:p/>
          </table:table-cell>
          <table:table-cell table:style-name="ce9" table:formula="of:=IF([.P2]=&quot;&quot;;&quot;&quot;;[.$K$13]*([.P2]^[.$K$12]))">
            <text:p/>
          </table:table-cell>
          <table:table-cell table:style-name="ce9" table:formula="of:=IF([.Q2]=&quot;&quot;;&quot;&quot;;[.$K$13]*([.Q2]^[.$K$12]))">
            <text:p/>
          </table:table-cell>
          <table:table-cell table:style-name="ce9" table:formula="of:=IF([.R2]=&quot;&quot;;&quot;&quot;;[.$K$13]*([.R2]^[.$K$12]))">
            <text:p/>
          </table:table-cell>
          <table:table-cell table:style-name="ce9" table:formula="of:=IF([.S2]=&quot;&quot;;&quot;&quot;;[.$K$13]*([.S2]^[.$K$12]))">
            <text:p/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DESVIO</text:p>
          </table:table-cell>
          <table:table-cell table:style-name="Default" table:formula="of:=SUMXMY2([.3:.3];[.15:.15])" office:value-type="float" office:value="1.9523157855757" calcext:value-type="float">
            <text:p>1,9523157855757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36" office:value-type="string" calcext:value-type="string">
            <text:p>Previsão y</text:p>
          </table:table-cell>
          <table:table-cell table:formula="of:=IF([.B4]=&quot;&quot;;&quot;&quot;;[.$K$13]*([.B4]^[.$K$12]))" office:value-type="float" office:value="9.94732046514625" calcext:value-type="float">
            <text:p>9,94732046514625</text:p>
          </table:table-cell>
          <table:table-cell table:formula="of:=IF([.C4]=&quot;&quot;;&quot;&quot;;[.$K$13]*([.C4]^[.$K$12]))" office:value-type="float" office:value="19.9442469351114" calcext:value-type="float">
            <text:p>19,9442469351114</text:p>
          </table:table-cell>
          <table:table-cell table:style-name="ce9" table:formula="of:=IF([.D4]=&quot;&quot;;&quot;&quot;;[.$K$13]*([.D4]^[.$K$12]))" office:value-type="float" office:value="29.9599828603308" calcext:value-type="float">
            <text:p>29,9599828603308</text:p>
          </table:table-cell>
          <table:table-cell table:style-name="ce9" table:formula="of:=IF([.E4]=&quot;&quot;;&quot;&quot;;[.$K$13]*([.E4]^[.$K$12]))" office:value-type="float" office:value="39.9879532586116" calcext:value-type="float">
            <text:p>39,9879532586116</text:p>
          </table:table-cell>
          <table:table-cell table:style-name="ce9" table:formula="of:=IF([.F4]=&quot;&quot;;&quot;&quot;;[.$K$13]*([.F4]^[.$K$12]))" office:value-type="float" office:value="50.0250309619281" calcext:value-type="float">
            <text:p>50,0250309619281</text:p>
          </table:table-cell>
          <table:table-cell table:style-name="ce9" table:formula="of:=IF([.G4]=&quot;&quot;;&quot;&quot;;[.$K$13]*([.G4]^[.$K$12]))">
            <text:p/>
          </table:table-cell>
          <table:table-cell table:style-name="ce9" table:formula="of:=IF([.H4]=&quot;&quot;;&quot;&quot;;[.$K$13]*([.H4]^[.$K$12]))">
            <text:p/>
          </table:table-cell>
          <table:table-cell table:style-name="ce9" table:formula="of:=IF([.I4]=&quot;&quot;;&quot;&quot;;[.$K$13]*([.I4]^[.$K$12]))">
            <text:p/>
          </table:table-cell>
          <table:table-cell table:style-name="ce9" table:formula="of:=IF([.J4]=&quot;&quot;;&quot;&quot;;[.$K$13]*([.J4]^[.$K$12]))">
            <text:p/>
          </table:table-cell>
          <table:table-cell table:style-name="ce9" table:formula="of:=IF([.K4]=&quot;&quot;;&quot;&quot;;[.$K$13]*([.K4]^[.$K$12]))">
            <text:p/>
          </table:table-cell>
          <table:table-cell table:style-name="ce9" table:formula="of:=IF([.L4]=&quot;&quot;;&quot;&quot;;[.$K$13]*([.L4]^[.$K$12]))">
            <text:p/>
          </table:table-cell>
          <table:table-cell table:style-name="ce9" table:formula="of:=IF([.M4]=&quot;&quot;;&quot;&quot;;[.$K$13]*([.M4]^[.$K$12]))">
            <text:p/>
          </table:table-cell>
          <table:table-cell table:style-name="ce9" table:formula="of:=IF([.N4]=&quot;&quot;;&quot;&quot;;[.$K$13]*([.N4]^[.$K$12]))">
            <text:p/>
          </table:table-cell>
          <table:table-cell table:style-name="ce9" table:formula="of:=IF([.O4]=&quot;&quot;;&quot;&quot;;[.$K$13]*([.O4]^[.$K$12]))">
            <text:p/>
          </table:table-cell>
          <table:table-cell table:style-name="ce9" table:formula="of:=IF([.P4]=&quot;&quot;;&quot;&quot;;[.$K$13]*([.P4]^[.$K$12]))">
            <text:p/>
          </table:table-cell>
          <table:table-cell table:style-name="ce9" table:formula="of:=IF([.Q4]=&quot;&quot;;&quot;&quot;;[.$K$13]*([.Q4]^[.$K$12]))">
            <text:p/>
          </table:table-cell>
          <table:table-cell table:style-name="ce9" table:formula="of:=IF([.R4]=&quot;&quot;;&quot;&quot;;[.$K$13]*([.R4]^[.$K$12]))">
            <text:p/>
          </table:table-cell>
          <table:table-cell table:style-name="ce9" table:formula="of:=IF([.S4]=&quot;&quot;;&quot;&quot;;[.$K$13]*([.S4]^[.$K$12]))">
            <text:p/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6">00/00/0000</text:date>, <text:time style:data-style-name="N2" text:time-value="20:38:57.63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1T21:22:10.658000000</meta:creation-date>
    <meta:generator>LibreOffice/24.8.0.3$Windows_X86_64 LibreOffice_project/0bdf1299c94fe897b119f97f3c613e9dca6be583</meta:generator>
    <dc:date>2024-09-16T21:14:59.420000000</dc:date>
    <meta:editing-duration>PT3H29M45S</meta:editing-duration>
    <meta:editing-cycles>27</meta:editing-cycles>
    <meta:document-statistic meta:table-count="11" meta:cell-count="1269" meta:object-count="7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74cm" svg:height="7.569cm" xlink:href=".." xlink:type="simple" chart:class="chart:scatter" chart:style-name="ch1">
        <chart:legend chart:legend-position="end" svg:x="13.174cm" svg:y="3.236cm" style:legend-expansion="high" chart:style-name="ch2"/>
        <chart:plot-area chart:style-name="ch3" table:cell-range-address="'Ajuste linear'.B2:'Ajuste linear'.F3 'Ajuste linear'.A3:'Ajuste linear'.A3 'Ajuste linear'.A15:'Ajuste linear'.S15" chart:data-source-has-labels="column" svg:x="0.309cm" svg:y="0.151cm" svg:width="12.556cm" svg:height="7.267cm">
          <chart:coordinate-region svg:x="0.943cm" svg:y="0.35cm" svg:width="11.682cm" svg:height="6.4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juste linear'.B3:'Ajuste linear'.F3" chart:label-cell-address="'Ajuste linear'.A3:'Ajuste linear'.A3" chart:class="chart:scatter">
            <chart:domain table:cell-range-address="'Ajuste linear'.B2:'Ajuste linear'.F2"/>
            <chart:data-point chart:repeated="5"/>
          </chart:series>
          <chart:series chart:style-name="ch8" chart:values-cell-range-address="'Ajuste linear'.B15:'Ajuste linear'.S15" chart:label-cell-address="'Ajuste linear'.A15:'Ajuste linear'.A15" chart:class="chart:scatte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nha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Ajuste linear'.B2:'Ajuste linear'.F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y</text:p>
                <draw:g>
                  <svg:desc>'Ajuste linear'.A3:'Ajuste linear'.A3</svg:desc>
                </draw:g>
              </table:table-cell>
              <table:table-cell office:value-type="float" office:value="10">
                <text:p>10</text:p>
                <draw:g>
                  <svg:desc>'Ajuste linear'.B3:'Ajuste linear'.F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juste</text:p>
                <draw:g>
                  <svg:desc>'Ajuste linear'.A15:'Ajuste linear'.A15</svg:desc>
                </draw:g>
              </table:table-cell>
              <table:table-cell office:value-type="float" office:value="9.80000000000004">
                <text:p>9.80000000000004</text:p>
                <draw:g>
                  <svg:desc>'Ajuste linear'.B15:'Ajuste linear'.S15</svg:desc>
                </draw:g>
              </table:table-cell>
              <table:table-cell office:value-type="float" office:value="19.9">
                <text:p>19.9</text:p>
              </table:table-cell>
              <table:table-cell office:value-type="float" office:value="30">
                <text:p>30</text:p>
              </table:table-cell>
              <table:table-cell office:value-type="float" office:value="40.1">
                <text:p>40.1</text:p>
              </table:table-cell>
              <table:table-cell office:value-type="float" office:value="50.2">
                <text:p>5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74cm" svg:height="7.569cm" xlink:href=".." xlink:type="simple" chart:class="chart:scatter" chart:style-name="ch1">
        <chart:legend chart:legend-position="end" svg:x="13.174cm" svg:y="3.236cm" style:legend-expansion="high" chart:style-name="ch2"/>
        <chart:plot-area chart:style-name="ch3" table:cell-range-address="'Ajuste Exponencial'.B2:'Ajuste Exponencial'.F3 'Ajuste Exponencial'.A3:'Ajuste Exponencial'.A3 'Ajuste Exponencial'.A15:'Ajuste Exponencial'.S15" chart:data-source-has-labels="column" svg:x="0.309cm" svg:y="0.151cm" svg:width="12.556cm" svg:height="7.267cm">
          <chart:coordinate-region svg:x="0.943cm" svg:y="0.35cm" svg:width="11.682cm" svg:height="6.4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juste Exponencial'.B3:'Ajuste Exponencial'.F3" chart:label-cell-address="'Ajuste Exponencial'.A3:'Ajuste Exponencial'.A3" chart:class="chart:scatter">
            <chart:domain table:cell-range-address="'Ajuste Exponencial'.B2:'Ajuste Exponencial'.F2"/>
            <chart:data-point chart:repeated="5"/>
          </chart:series>
          <chart:series chart:style-name="ch8" chart:values-cell-range-address="'Ajuste Exponencial'.B15:'Ajuste Exponencial'.S15" chart:label-cell-address="'Ajuste Exponencial'.A15:'Ajuste Exponencial'.A15" chart:class="chart:scatte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nha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Ajuste Exponencial'.B2:'Ajuste Exponencial'.F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y</text:p>
                <draw:g>
                  <svg:desc>'Ajuste Exponencial'.A3:'Ajuste Exponencial'.A3</svg:desc>
                </draw:g>
              </table:table-cell>
              <table:table-cell office:value-type="float" office:value="10">
                <text:p>10</text:p>
                <draw:g>
                  <svg:desc>'Ajuste Exponencial'.B3:'Ajuste Exponencial'.F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juste</text:p>
                <draw:g>
                  <svg:desc>'Ajuste Exponencial'.A15:'Ajuste Exponencial'.A15</svg:desc>
                </draw:g>
              </table:table-cell>
              <table:table-cell office:value-type="float" office:value="11.8330744502433">
                <text:p>11.8330744502433</text:p>
                <draw:g>
                  <svg:desc>'Ajuste Exponencial'.B15:'Ajuste Exponencial'.S15</svg:desc>
                </draw:g>
              </table:table-cell>
              <table:table-cell office:value-type="float" office:value="17.5415103465044">
                <text:p>17.5415103465044</text:p>
              </table:table-cell>
              <table:table-cell office:value-type="float" office:value="26.0037732822846">
                <text:p>26.0037732822846</text:p>
              </table:table-cell>
              <table:table-cell office:value-type="float" office:value="38.5483468389713">
                <text:p>38.5483468389713</text:p>
              </table:table-cell>
              <table:table-cell office:value-type="float" office:value="57.1445931283353">
                <text:p>57.1445931283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74cm" svg:height="7.569cm" xlink:href=".." xlink:type="simple" chart:class="chart:scatter" chart:style-name="ch1">
        <chart:legend chart:legend-position="end" svg:x="13.174cm" svg:y="3.236cm" style:legend-expansion="high" chart:style-name="ch2"/>
        <chart:plot-area chart:style-name="ch3" table:cell-range-address="'Ajuste Logarítmico'.B2:'Ajuste Logarítmico'.F3 'Ajuste Logarítmico'.A3:'Ajuste Logarítmico'.A3 'Ajuste Logarítmico'.A15:'Ajuste Logarítmico'.S15" chart:data-source-has-labels="column" svg:x="0.309cm" svg:y="0.151cm" svg:width="12.556cm" svg:height="7.267cm">
          <chart:coordinate-region svg:x="0.943cm" svg:y="0.35cm" svg:width="11.682cm" svg:height="6.4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juste Logarítmico'.B3:'Ajuste Logarítmico'.F3" chart:label-cell-address="'Ajuste Logarítmico'.A3:'Ajuste Logarítmico'.A3" chart:class="chart:scatter">
            <chart:domain table:cell-range-address="'Ajuste Logarítmico'.B2:'Ajuste Logarítmico'.F2"/>
            <chart:data-point chart:repeated="5"/>
          </chart:series>
          <chart:series chart:style-name="ch8" chart:values-cell-range-address="'Ajuste Logarítmico'.B15:'Ajuste Logarítmico'.S15" chart:label-cell-address="'Ajuste Logarítmico'.A15:'Ajuste Logarítmico'.A15" chart:class="chart:scatte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nha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Ajuste Logarítmico'.B2:'Ajuste Logarítmico'.F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y</text:p>
                <draw:g>
                  <svg:desc>'Ajuste Logarítmico'.A3:'Ajuste Logarítmico'.A3</svg:desc>
                </draw:g>
              </table:table-cell>
              <table:table-cell office:value-type="float" office:value="10">
                <text:p>10</text:p>
                <draw:g>
                  <svg:desc>'Ajuste Logarítmico'.B3:'Ajuste Logarítmico'.F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juste</text:p>
                <draw:g>
                  <svg:desc>'Ajuste Logarítmico'.A15:'Ajuste Logarítmico'.A15</svg:desc>
                </draw:g>
              </table:table-cell>
              <table:table-cell office:value-type="float" office:value="6.64297863595095">
                <text:p>6.64297863595095</text:p>
                <draw:g>
                  <svg:desc>'Ajuste Logarítmico'.B15:'Ajuste Logarítmico'.S15</svg:desc>
                </draw:g>
              </table:table-cell>
              <table:table-cell office:value-type="float" office:value="23.5514709891524">
                <text:p>23.5514709891524</text:p>
              </table:table-cell>
              <table:table-cell office:value-type="float" office:value="33.4423049595056">
                <text:p>33.4423049595056</text:p>
              </table:table-cell>
              <table:table-cell office:value-type="float" office:value="40.4599633423538">
                <text:p>40.4599633423538</text:p>
              </table:table-cell>
              <table:table-cell office:value-type="float" office:value="45.9032820730374">
                <text:p>45.9032820730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74cm" svg:height="7.569cm" xlink:href=".." xlink:type="simple" chart:class="chart:scatter" chart:style-name="ch1">
        <chart:legend chart:legend-position="end" svg:x="13.174cm" svg:y="3.236cm" style:legend-expansion="high" chart:style-name="ch2"/>
        <chart:plot-area chart:style-name="ch3" table:cell-range-address="'Ajuste Racional (hiperbólico)'.B2:'Ajuste Racional (hiperbólico)'.F3 'Ajuste Racional (hiperbólico)'.A3:'Ajuste Racional (hiperbólico)'.A3 'Ajuste Racional (hiperbólico)'.A15:'Ajuste Racional (hiperbólico)'.S15" chart:data-source-has-labels="column" svg:x="0.309cm" svg:y="0.151cm" svg:width="12.556cm" svg:height="7.267cm">
          <chart:coordinate-region svg:x="0.943cm" svg:y="0.35cm" svg:width="11.682cm" svg:height="6.4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juste Racional (hiperbólico)'.B3:'Ajuste Racional (hiperbólico)'.F3" chart:label-cell-address="'Ajuste Racional (hiperbólico)'.A3:'Ajuste Racional (hiperbólico)'.A3" chart:class="chart:scatter">
            <chart:domain table:cell-range-address="'Ajuste Racional (hiperbólico)'.B2:'Ajuste Racional (hiperbólico)'.F2"/>
            <chart:data-point chart:repeated="5"/>
          </chart:series>
          <chart:series chart:style-name="ch8" chart:values-cell-range-address="'Ajuste Racional (hiperbólico)'.B15:'Ajuste Racional (hiperbólico)'.S15" chart:label-cell-address="'Ajuste Racional (hiperbólico)'.A15:'Ajuste Racional (hiperbólico)'.A15" chart:class="chart:scatte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nha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Ajuste Racional (hiperbólico)'.B2:'Ajuste Racional (hiperbólico)'.F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y</text:p>
                <draw:g>
                  <svg:desc>'Ajuste Racional (hiperbólico)'.A3:'Ajuste Racional (hiperbólico)'.A3</svg:desc>
                </draw:g>
              </table:table-cell>
              <table:table-cell office:value-type="float" office:value="10">
                <text:p>10</text:p>
                <draw:g>
                  <svg:desc>'Ajuste Racional (hiperbólico)'.B3:'Ajuste Racional (hiperbólico)'.F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juste</text:p>
                <draw:g>
                  <svg:desc>'Ajuste Racional (hiperbólico)'.A15:'Ajuste Racional (hiperbólico)'.A15</svg:desc>
                </draw:g>
              </table:table-cell>
              <table:table-cell office:value-type="float" office:value="9.99124698978361">
                <text:p>9.99124698978361</text:p>
                <draw:g>
                  <svg:desc>'Ajuste Racional (hiperbólico)'.B15:'Ajuste Racional (hiperbólico)'.S15</svg:desc>
                </draw:g>
              </table:table-cell>
              <table:table-cell office:value-type="float" office:value="19.9575651624451">
                <text:p>19.9575651624451</text:p>
              </table:table-cell>
              <table:table-cell office:value-type="float" office:value="29.8990477002894">
                <text:p>29.8990477002894</text:p>
              </table:table-cell>
              <table:table-cell office:value-type="float" office:value="39.8157873217865">
                <text:p>39.8157873217865</text:p>
              </table:table-cell>
              <table:table-cell office:value-type="float" office:value="49.7078762844544">
                <text:p>49.7078762844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74cm" svg:height="7.569cm" xlink:href=".." xlink:type="simple" chart:class="chart:scatter" chart:style-name="ch1">
        <chart:legend chart:legend-position="end" svg:x="13.174cm" svg:y="3.236cm" style:legend-expansion="high" chart:style-name="ch2"/>
        <chart:plot-area chart:style-name="ch3" table:cell-range-address="'Ajuste com Raiz Quadrada (tipo 1)'.B2:'Ajuste com Raiz Quadrada (tipo 1)'.F3 'Ajuste com Raiz Quadrada (tipo 1)'.A3:'Ajuste com Raiz Quadrada (tipo 1)'.A3 'Ajuste com Raiz Quadrada (tipo 1)'.A15:'Ajuste com Raiz Quadrada (tipo 1)'.S15" chart:data-source-has-labels="column" svg:x="0.309cm" svg:y="0.151cm" svg:width="12.556cm" svg:height="7.267cm">
          <chart:coordinate-region svg:x="0.943cm" svg:y="0.35cm" svg:width="11.682cm" svg:height="6.4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juste com Raiz Quadrada (tipo 1)'.B3:'Ajuste com Raiz Quadrada (tipo 1)'.F3" chart:label-cell-address="'Ajuste com Raiz Quadrada (tipo 1)'.A3:'Ajuste com Raiz Quadrada (tipo 1)'.A3" chart:class="chart:scatter">
            <chart:domain table:cell-range-address="'Ajuste com Raiz Quadrada (tipo 1)'.B2:'Ajuste com Raiz Quadrada (tipo 1)'.F2"/>
            <chart:data-point chart:repeated="5"/>
          </chart:series>
          <chart:series chart:style-name="ch8" chart:values-cell-range-address="'Ajuste com Raiz Quadrada (tipo 1)'.B15:'Ajuste com Raiz Quadrada (tipo 1)'.S15" chart:label-cell-address="'Ajuste com Raiz Quadrada (tipo 1)'.A15:'Ajuste com Raiz Quadrada (tipo 1)'.A15" chart:class="chart:scatte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nha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Ajuste com Raiz Quadrada (tipo 1)'.B2:'Ajuste com Raiz Quadrada (tipo 1)'.F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y</text:p>
                <draw:g>
                  <svg:desc>'Ajuste com Raiz Quadrada (tipo 1)'.A3:'Ajuste com Raiz Quadrada (tipo 1)'.A3</svg:desc>
                </draw:g>
              </table:table-cell>
              <table:table-cell office:value-type="float" office:value="10">
                <text:p>10</text:p>
                <draw:g>
                  <svg:desc>'Ajuste com Raiz Quadrada (tipo 1)'.B3:'Ajuste com Raiz Quadrada (tipo 1)'.F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juste</text:p>
                <draw:g>
                  <svg:desc>'Ajuste com Raiz Quadrada (tipo 1)'.A15:'Ajuste com Raiz Quadrada (tipo 1)'.A15</svg:desc>
                </draw:g>
              </table:table-cell>
              <table:table-cell office:value-type="float" office:value="7.97206921388414">
                <text:p>7.97206921388414</text:p>
                <draw:g>
                  <svg:desc>'Ajuste com Raiz Quadrada (tipo 1)'.B15:'Ajuste com Raiz Quadrada (tipo 1)'.S15</svg:desc>
                </draw:g>
              </table:table-cell>
              <table:table-cell office:value-type="float" office:value="21.4601992161387">
                <text:p>21.4601992161387</text:p>
              </table:table-cell>
              <table:table-cell office:value-type="float" office:value="31.8100053842373">
                <text:p>31.8100053842373</text:p>
              </table:table-cell>
              <table:table-cell office:value-type="float" office:value="40.5352955963784">
                <text:p>40.5352955963784</text:p>
              </table:table-cell>
              <table:table-cell office:value-type="float" office:value="48.2224305893617">
                <text:p>48.2224305893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74cm" svg:height="7.569cm" xlink:href=".." xlink:type="simple" chart:class="chart:scatter" chart:style-name="ch1">
        <chart:legend chart:legend-position="end" svg:x="13.174cm" svg:y="3.236cm" style:legend-expansion="high" chart:style-name="ch2"/>
        <chart:plot-area chart:style-name="ch3" table:cell-range-address="'Ajuste com Raiz Quadrada (tipo 2)'.B2:'Ajuste com Raiz Quadrada (tipo 2)'.F3 'Ajuste com Raiz Quadrada (tipo 2)'.A3:'Ajuste com Raiz Quadrada (tipo 2)'.A3 'Ajuste com Raiz Quadrada (tipo 2)'.A15:'Ajuste com Raiz Quadrada (tipo 2)'.S15" chart:data-source-has-labels="column" svg:x="0.309cm" svg:y="0.151cm" svg:width="12.556cm" svg:height="7.267cm">
          <chart:coordinate-region svg:x="0.943cm" svg:y="0.35cm" svg:width="11.682cm" svg:height="6.4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juste com Raiz Quadrada (tipo 2)'.B3:'Ajuste com Raiz Quadrada (tipo 2)'.F3" chart:label-cell-address="'Ajuste com Raiz Quadrada (tipo 2)'.A3:'Ajuste com Raiz Quadrada (tipo 2)'.A3" chart:class="chart:scatter">
            <chart:domain table:cell-range-address="'Ajuste com Raiz Quadrada (tipo 2)'.B2:'Ajuste com Raiz Quadrada (tipo 2)'.F2"/>
            <chart:data-point chart:repeated="5"/>
          </chart:series>
          <chart:series chart:style-name="ch8" chart:values-cell-range-address="'Ajuste com Raiz Quadrada (tipo 2)'.B15:'Ajuste com Raiz Quadrada (tipo 2)'.S15" chart:label-cell-address="'Ajuste com Raiz Quadrada (tipo 2)'.A15:'Ajuste com Raiz Quadrada (tipo 2)'.A15" chart:class="chart:scatte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nha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Ajuste com Raiz Quadrada (tipo 2)'.B2:'Ajuste com Raiz Quadrada (tipo 2)'.F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y</text:p>
                <draw:g>
                  <svg:desc>'Ajuste com Raiz Quadrada (tipo 2)'.A3:'Ajuste com Raiz Quadrada (tipo 2)'.A3</svg:desc>
                </draw:g>
              </table:table-cell>
              <table:table-cell office:value-type="float" office:value="10">
                <text:p>10</text:p>
                <draw:g>
                  <svg:desc>'Ajuste com Raiz Quadrada (tipo 2)'.B3:'Ajuste com Raiz Quadrada (tipo 2)'.F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juste</text:p>
                <draw:g>
                  <svg:desc>'Ajuste com Raiz Quadrada (tipo 2)'.A15:'Ajuste com Raiz Quadrada (tipo 2)'.A15</svg:desc>
                </draw:g>
              </table:table-cell>
              <table:table-cell office:value-type="float" office:value="NaN">
                <text:p>NaN</text:p>
                <draw:g>
                  <svg:desc>'Ajuste com Raiz Quadrada (tipo 2)'.B15:'Ajuste com Raiz Quadrada (tipo 2)'.S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74cm" svg:height="7.569cm" xlink:href=".." xlink:type="simple" chart:class="chart:scatter" chart:style-name="ch1">
        <chart:legend chart:legend-position="end" svg:x="13.174cm" svg:y="3.236cm" style:legend-expansion="high" chart:style-name="ch2"/>
        <chart:plot-area chart:style-name="ch3" table:cell-range-address="'Ajuste Geométrico'.B2:'Ajuste Geométrico'.F3 'Ajuste Geométrico'.A3:'Ajuste Geométrico'.A3 'Ajuste Geométrico'.A15:'Ajuste Geométrico'.S15" chart:data-source-has-labels="column" svg:x="0.309cm" svg:y="0.151cm" svg:width="12.556cm" svg:height="7.267cm">
          <chart:coordinate-region svg:x="0.943cm" svg:y="0.35cm" svg:width="11.682cm" svg:height="6.4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juste Geométrico'.B3:'Ajuste Geométrico'.F3" chart:label-cell-address="'Ajuste Geométrico'.A3:'Ajuste Geométrico'.A3" chart:class="chart:scatter">
            <chart:domain table:cell-range-address="'Ajuste Geométrico'.B2:'Ajuste Geométrico'.F2"/>
            <chart:data-point chart:repeated="5"/>
          </chart:series>
          <chart:series chart:style-name="ch8" chart:values-cell-range-address="'Ajuste Geométrico'.B15:'Ajuste Geométrico'.S15" chart:label-cell-address="'Ajuste Geométrico'.A15:'Ajuste Geométrico'.A15" chart:class="chart:scatte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nha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Ajuste Geométrico'.B2:'Ajuste Geométrico'.F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y</text:p>
                <draw:g>
                  <svg:desc>'Ajuste Geométrico'.A3:'Ajuste Geométrico'.A3</svg:desc>
                </draw:g>
              </table:table-cell>
              <table:table-cell office:value-type="float" office:value="10">
                <text:p>10</text:p>
                <draw:g>
                  <svg:desc>'Ajuste Geométrico'.B3:'Ajuste Geométrico'.F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juste</text:p>
                <draw:g>
                  <svg:desc>'Ajuste Geométrico'.A15:'Ajuste Geométrico'.A15</svg:desc>
                </draw:g>
              </table:table-cell>
              <table:table-cell office:value-type="float" office:value="9.94732046514625">
                <text:p>9.94732046514625</text:p>
                <draw:g>
                  <svg:desc>'Ajuste Geométrico'.B15:'Ajuste Geométrico'.S15</svg:desc>
                </draw:g>
              </table:table-cell>
              <table:table-cell office:value-type="float" office:value="19.9442469351114">
                <text:p>19.9442469351114</text:p>
              </table:table-cell>
              <table:table-cell office:value-type="float" office:value="29.9599828603308">
                <text:p>29.9599828603308</text:p>
              </table:table-cell>
              <table:table-cell office:value-type="float" office:value="39.9879532586116">
                <text:p>39.9879532586116</text:p>
              </table:table-cell>
              <table:table-cell office:value-type="float" office:value="50.0250309619281">
                <text:p>50.0250309619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